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 08 SC3" svg:font-family="'EB Garamond 08 SC'" style:font-pitch="variable"/>
    <style:font-face style:name="EB Garamond 08 SC2" svg:font-family="'EB Garamond 08 SC'" style:font-adornments="08 SC Regular" style:font-pitch="variable"/>
    <style:font-face style:name="Latin Modern Math1" svg:font-family="'Latin Modern Math'" style:font-pitch="variable"/>
    <style:font-face style:name="Latin Modern Math" svg:font-family="'Latin Modern Math'" style:font-adornments="08 SC Regular" style:font-pitch="variable"/>
    <style:font-face style:name="EB Garamond 08 SC" svg:font-family="'EB Garamond 08 SC'" style:font-family-generic="roman" style:font-pitch="variable"/>
    <style:font-face style:name="EB Garamond 08 SC1" svg:font-family="'EB Garamond 08 SC'" style:font-adornments="08 SC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08 SC Regular" style:font-family-generic="swiss" style:font-pitch="variable"/>
    <style:font-face style:name="EB Garamond 08 SC4" svg:font-family="'EB Garamond 08 SC'" style:font-adornments="08 SC 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13cm" fo:min-width="2.1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4cm" fo:min-width="0.408cm"/>
    </style:style>
    <style:style style:name="gr3" style:family="graphic" style:parent-style-name="standard">
      <style:graphic-properties draw:textarea-horizontal-align="justify" draw:textarea-vertical-align="middle" draw:auto-grow-height="false" fo:min-height="2.113cm" fo:min-width="2.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4cm" fo:min-width="0.4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3cm" fo:min-width="0.5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4cm" fo:min-width="0.553cm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2.141cm" fo:min-width="0.7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0.3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9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2.139cm" fo:min-width="0.7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3cm" fo:min-width="0.3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9cm" fo:min-width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0.43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cm" fo:min-width="0.3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.9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.9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.65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1.6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92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9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6cm" fo:min-width="0.6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1.6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4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49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94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5cm" fo:min-width="0.31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1cm" fo:min-width="0.921cm"/>
    </style:style>
    <style:style style:name="gr31" style:family="graphic" style:parent-style-name="standard">
      <style:graphic-properties draw:textarea-horizontal-align="justify" draw:textarea-vertical-align="middle" draw:auto-grow-height="false" fo:min-height="2.141cm" fo:min-width="0cm"/>
    </style:style>
    <style:style style:name="gr32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0.75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37cm"/>
    </style:style>
    <style:style style:name="gr3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 fo:min-height="2.129cm" fo:min-width="2.169cm"/>
    </style:style>
    <style:style style:name="gr37" style:family="graphic" style:parent-style-name="standard">
      <style:graphic-properties draw:textarea-horizontal-align="justify" draw:textarea-vertical-align="middle" draw:auto-grow-height="false" fo:min-height="2.128cm" fo:min-width="2.17cm"/>
    </style:style>
    <style:style style:name="gr3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0.99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502cm"/>
    </style:style>
    <style:style style:name="gr41" style:family="graphic" style:parent-style-name="standard">
      <style:graphic-properties draw:textarea-horizontal-align="justify" draw:textarea-vertical-align="middle" draw:auto-grow-height="false" fo:min-height="1.555cm" fo:min-width="1.32cm"/>
    </style:style>
    <style:style style:name="gr42" style:family="graphic" style:parent-style-name="standard">
      <style:graphic-properties draw:textarea-horizontal-align="justify" draw:textarea-vertical-align="middle" draw:auto-grow-height="false" fo:min-height="1.556cm" fo:min-width="1.3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1cm" fo:min-width="0.493cm"/>
    </style:style>
    <style:style style:name="gr44" style:family="graphic" style:parent-style-name="standard">
      <style:graphic-properties svg:stroke-color="#ff9999" draw:fill="none" draw:textarea-vertical-align="middle" draw:auto-grow-height="false" fo:min-height="11.909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05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05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71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704cm"/>
    </style:style>
    <style:style style:name="gr4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38cm" fo:min-width="0.92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57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84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4.96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4.67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57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59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823cm"/>
    </style:style>
    <style:style style:name="gr59" style:family="graphic" style:parent-style-name="standard">
      <style:graphic-properties draw:stroke="none" svg:stroke-color="#000000" draw:fill="none" draw:fill-color="#ffffff" fo:min-height="0.597cm"/>
    </style:style>
    <style:style style:name="gr60" style:family="graphic" style:parent-style-name="standard">
      <style:graphic-properties draw:stroke="none" svg:stroke-color="#000000" draw:fill="none" draw:fill-color="#ffffff" fo:min-height="0.895cm"/>
    </style:style>
    <style:style style:name="gr61" style:family="graphic" style:parent-style-name="standard">
      <style:graphic-properties draw:stroke="none" svg:stroke-color="#000000" draw:fill="none" draw:fill-color="#ffffff" fo:min-height="0.766cm"/>
    </style:style>
    <style:style style:name="gr62" style:family="graphic" style:parent-style-name="standard">
      <style:graphic-properties draw:stroke="none" svg:stroke-color="#000000" draw:fill="none" draw:fill-color="#ffffff" fo:min-height="0.876cm"/>
    </style:style>
    <style:style style:name="gr63" style:family="graphic" style:parent-style-name="standard">
      <style:graphic-properties draw:stroke="none" svg:stroke-color="#000000" draw:fill="none" draw:fill-color="#ffffff" fo:min-height="0.765cm"/>
    </style:style>
    <style:style style:name="gr64" style:family="graphic" style:parent-style-name="standard">
      <style:graphic-properties draw:stroke="none" svg:stroke-color="#000000" draw:fill="none" draw:fill-color="#ffffff" fo:min-height="0.767cm"/>
    </style:style>
    <style:style style:name="gr65" style:family="graphic" style:parent-style-name="standard">
      <style:graphic-properties draw:fill="none" draw:textarea-vertical-align="middle" draw:auto-grow-height="false" fo:min-height="1.846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6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72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84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75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77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97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87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1.17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.46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738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76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94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1.145cm"/>
    </style:style>
    <style:style style:name="gr81" style:family="graphic" style:parent-style-name="standard">
      <style:graphic-properties draw:fill="none" draw:textarea-vertical-align="middle" draw:auto-grow-height="false" fo:min-height="2.262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9cm" fo:min-width="0.6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4cm" fo:min-width="0.76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5cm" fo:min-width="0cm"/>
    </style:style>
    <style:style style:name="gr85" style:family="graphic" style:parent-style-name="standard">
      <style:graphic-properties draw:fill="none" draw:textarea-vertical-align="middle" draw:auto-grow-height="false" fo:min-height="0.45cm" fo:min-width="0cm"/>
    </style:style>
    <style:style style:name="gr86" style:family="graphic" style:parent-style-name="standard">
      <style:graphic-properties draw:fill="none" draw:textarea-vertical-align="middle" draw:auto-grow-height="false" fo:min-height="0.512cm" fo:min-width="0cm"/>
    </style:style>
    <style:style style:name="gr87" style:family="graphic" style:parent-style-name="standard">
      <style:graphic-properties draw:stroke="none" svg:stroke-color="#000000" draw:fill="none" draw:fill-color="#ffffff" fo:min-height="0.918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0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263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2.034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759cm"/>
    </style:style>
    <style:style style:name="gr92" style:family="graphic" style:parent-style-name="standard">
      <style:graphic-properties draw:fill="none" draw:textarea-vertical-align="middle" draw:auto-grow-height="false" fo:min-height="3.584cm" fo:min-width="0cm"/>
    </style:style>
    <style:style style:name="gr93" style:family="graphic" style:parent-style-name="standard">
      <style:graphic-properties draw:fill="none" draw:textarea-vertical-align="middle" draw:auto-grow-height="false" fo:min-height="3.18cm" fo:min-width="0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54cm"/>
    </style:style>
    <style:style style:name="gr95" style:family="graphic" style:parent-style-name="standard">
      <style:graphic-properties draw:fill="none" draw:textarea-vertical-align="middle" draw:auto-grow-height="false" fo:min-height="15.64cm" fo:min-width="0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421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366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353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548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321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524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4.358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96cm"/>
    </style:style>
    <style:style style:name="gr104" style:family="graphic" style:parent-style-name="standard">
      <style:graphic-properties draw:stroke="none" svg:stroke-width="0.035cm" draw:stroke-linejoin="miter" draw:fill="solid" draw:fill-color="#ffffff"/>
    </style:style>
    <style:style style:name="gr105" style:family="graphic" style:parent-style-name="standard">
      <style:graphic-properties draw:stroke="none" svg:stroke-width="0.035cm" draw:stroke-linejoin="miter" draw:fill="solid" draw:fill-color="#000000"/>
    </style:style>
    <style:style style:name="gr106" style:family="graphic" style:parent-style-name="objectwithoutfill">
      <style:graphic-properties svg:stroke-width="0.106cm" draw:marker-start-width="0.361cm" draw:marker-end="Arrow" draw:marker-end-width="0.382cm" draw:fill="none" draw:textarea-vertical-align="middle" fo:padding-top="0.152cm" fo:padding-bottom="0.152cm" fo:padding-left="0.277cm" fo:padding-right="0.27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EB Garamond 08 SC3" fo:font-size="11pt" fo:font-weight="bold" style:font-size-asian="14pt" style:font-size-complex="14pt"/>
    </style:style>
    <style:style style:name="P8" style:family="paragraph">
      <loext:graphic-properties draw:fill="none" draw:fill-color="#ffffff"/>
      <style:text-properties style:font-name="EB Garamond 08 SC3" fo:font-size="13pt" fo:font-weight="bold" style:font-size-asian="16pt" style:font-size-complex="16pt"/>
    </style:style>
    <style:style style:name="P9" style:family="paragraph">
      <style:paragraph-properties fo:text-align="center"/>
      <style:text-properties style:font-name="EB Garamond 08 SC3"/>
    </style:style>
    <style:style style:name="P10" style:family="paragraph">
      <loext:graphic-properties draw:fill="none" draw:fill-color="#ffffff"/>
      <style:text-properties style:font-name="EB Garamond 08 SC3"/>
    </style:style>
    <style:style style:name="P11" style:family="paragraph">
      <loext:graphic-properties draw:fill="none" draw:fill-color="#ffffff"/>
      <style:text-properties style:font-name="EB Garamond 08 SC3" fo:font-size="13pt" style:font-size-asian="16pt" style:font-size-complex="16pt"/>
    </style:style>
    <style:style style:name="P12" style:family="paragraph">
      <loext:graphic-properties draw:fill="solid" draw:fill-color="#729fcf"/>
      <style:paragraph-properties fo:text-align="center"/>
      <style:text-properties style:font-name="EB Garamond 08 SC3"/>
    </style:style>
    <style:style style:name="P13" style:family="paragraph">
      <loext:graphic-properties draw:fill="none"/>
      <style:paragraph-properties fo:text-align="center"/>
      <style:text-properties style:font-name="EB Garamond 08 SC3"/>
    </style:style>
    <style:style style:name="P14" style:family="paragraph">
      <loext:graphic-properties draw:fill="none" draw:fill-color="#ffffff"/>
      <style:text-properties style:font-name="Arial1" fo:font-size="11pt" fo:font-weight="bold" style:font-size-asian="14pt" style:font-size-complex="14pt"/>
    </style:style>
    <style:style style:name="P15" style:family="paragraph">
      <style:paragraph-properties fo:text-align="end"/>
      <style:text-properties fo:font-weight="normal"/>
    </style:style>
    <style:style style:name="P16" style:family="paragraph">
      <loext:graphic-properties draw:fill="none" draw:fill-color="#ffffff"/>
      <style:paragraph-properties fo:text-align="end"/>
      <style:text-properties fo:font-weight="normal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center"/>
      <style:text-properties fo:font-weight="normal"/>
    </style:style>
    <style:style style:name="P19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none" draw:fill-color="#ffffff"/>
      <style:text-properties style:font-name="EB Garamond 08 SC3" fo:font-size="12pt" fo:font-weight="bold" style:font-size-asian="15pt" style:font-size-complex="15pt"/>
    </style:style>
    <style:style style:name="P22" style:family="paragraph">
      <loext:graphic-properties draw:fill="none" draw:fill-color="#ffffff"/>
      <style:text-properties fo:font-size="8pt" fo:font-weight="bold" style:font-size-asian="9pt" style:font-size-complex="9pt"/>
    </style:style>
    <style:style style:name="P23" style:family="paragraph">
      <loext:graphic-properties draw:fill="none" draw:fill-color="#ffffff"/>
      <style:text-properties fo:font-size="7pt" fo:font-weight="bold" style:font-size-asian="8pt" style:font-size-complex="8pt"/>
    </style:style>
    <style:style style:name="P24" style:family="paragraph">
      <loext:graphic-properties draw:fill="none" draw:fill-color="#ffffff"/>
      <style:text-properties fo:font-size="7pt" fo:font-weight="bold" style:font-size-asian="6pt" style:font-size-complex="6pt"/>
    </style:style>
    <style:style style:name="P25" style:family="paragraph">
      <loext:graphic-properties draw:fill="none" draw:fill-color="#ffffff"/>
      <style:text-properties fo:font-size="7pt" fo:font-weight="bold" style:font-size-asian="3.59999990463257pt" style:font-size-complex="3.59999990463257pt"/>
    </style:style>
    <style:style style:name="P26" style:family="paragraph">
      <loext:graphic-properties draw:fill="none" draw:fill-color="#ffffff"/>
      <style:text-properties fo:font-size="7pt" fo:font-weight="bold" style:font-size-asian="7pt" style:font-size-complex="7pt"/>
    </style:style>
    <style:style style:name="P27" style:family="paragraph">
      <loext:graphic-properties draw:fill="none" draw:fill-color="#ffffff"/>
      <style:text-properties fo:font-size="6pt" fo:font-weight="bold" style:font-size-asian="9pt" style:font-size-complex="9pt"/>
    </style:style>
    <style:style style:name="P28" style:family="paragraph">
      <loext:graphic-properties draw:fill="none" draw:fill-color="#ffffff"/>
      <style:text-properties fo:font-size="4.40000009536743pt" fo:font-weight="bold" style:font-size-asian="7pt" style:font-size-complex="7pt"/>
    </style:style>
    <style:style style:name="P29" style:family="paragraph">
      <loext:graphic-properties draw:fill="none"/>
      <style:paragraph-properties fo:text-align="center"/>
      <style:text-properties fo:font-size="18pt" style:font-size-asian="24pt" style:font-size-complex="24pt"/>
    </style:style>
    <style:style style:name="P30" style:family="paragraph">
      <loext:graphic-properties draw:fill="none" draw:fill-color="#ffffff"/>
      <style:text-properties fo:font-size="13pt" style:font-size-asian="16pt" style:font-size-complex="16pt"/>
    </style:style>
    <style:style style:name="P31" style:family="paragraph">
      <loext:graphic-properties draw:fill="none" draw:fill-color="#ffffff"/>
      <style:text-properties fo:font-size="15pt" style:font-size-asian="20pt" style:font-size-complex="20pt"/>
    </style:style>
    <style:style style:name="P32" style:family="paragraph">
      <loext:graphic-properties draw:fill="none" draw:fill-color="#ffffff"/>
      <style:text-properties fo:font-size="14pt" style:font-size-asian="18pt" style:font-size-complex="18pt"/>
    </style:style>
    <style:style style:name="P33" style:family="paragraph">
      <loext:graphic-properties draw:fill="none" draw:fill-color="#ffffff"/>
      <style:text-properties style:font-name="Latin Modern Math1" fo:font-size="18pt" fo:font-weight="bold" style:font-size-asian="24pt" style:font-size-complex="24pt"/>
    </style:style>
    <style:style style:name="P34" style:family="paragraph">
      <loext:graphic-properties draw:fill="none" draw:fill-color="#ffffff"/>
      <style:text-properties style:font-name="Latin Modern Math1" fo:font-size="7pt" style:font-size-asian="7pt" style:font-size-complex="7pt"/>
    </style:style>
    <style:style style:name="P35" style:family="paragraph">
      <loext:graphic-properties draw:fill="none" draw:fill-color="#ffffff"/>
      <style:text-properties fo:font-weight="bold"/>
    </style:style>
    <style:style style:name="P36" style:family="paragraph">
      <loext:graphic-properties draw:fill="solid" draw:fill-color="#ffffff"/>
    </style:style>
    <style:style style:name="P37" style:family="paragraph">
      <loext:graphic-properties draw:fill="solid" draw:fill-color="#000000"/>
    </style:style>
    <style:style style:name="T1" style:family="text">
      <style:text-properties style:text-position="-33% 58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fo:font-size="10pt" style:font-size-asian="12pt" style:font-size-complex="12pt"/>
    </style:style>
    <style:style style:name="T5" style:family="text">
      <style:text-properties style:text-position="-33% 58%" fo:font-size="10pt" style:font-size-asian="12pt" style:font-size-complex="12pt"/>
    </style:style>
    <style:style style:name="T6" style:family="text">
      <style:text-properties style:font-name="EB Garamond 08 SC3" fo:font-size="11pt" fo:font-weight="bold" style:font-size-asian="14pt" style:font-size-complex="14pt"/>
    </style:style>
    <style:style style:name="T7" style:family="text">
      <style:text-properties style:font-name="EB Garamond 08 SC3" fo:font-size="13pt" fo:font-weight="bold" style:font-size-asian="16pt" style:font-size-complex="16pt"/>
    </style:style>
    <style:style style:name="T8" style:family="text">
      <style:text-properties style:text-position="-33% 58%" style:font-name="EB Garamond 08 SC3" fo:font-size="13pt" fo:font-weight="bold" style:font-size-asian="16pt" style:font-size-complex="16pt"/>
    </style:style>
    <style:style style:name="T9" style:family="text">
      <style:text-properties style:text-position="33% 58%" style:font-name="EB Garamond 08 SC3" fo:font-size="13pt" fo:font-weight="bold" style:font-size-asian="16pt" style:font-size-complex="16pt"/>
    </style:style>
    <style:style style:name="T10" style:family="text">
      <style:text-properties style:font-name="EB Garamond 08 SC3"/>
    </style:style>
    <style:style style:name="T11" style:family="text">
      <style:text-properties style:text-position="-33% 58%" style:font-name="EB Garamond 08 SC3"/>
    </style:style>
    <style:style style:name="T12" style:family="text">
      <style:text-properties style:font-name="EB Garamond 08 SC3" fo:font-size="13pt" style:font-size-asian="16pt" style:font-size-complex="16pt"/>
    </style:style>
    <style:style style:name="T13" style:family="text">
      <style:text-properties style:text-position="-33% 58%" style:font-name="EB Garamond 08 SC3" fo:font-size="13pt" style:font-size-asian="16pt" style:font-size-complex="16pt"/>
    </style:style>
    <style:style style:name="T14" style:family="text">
      <style:text-properties style:text-position="-33% 58%" style:font-name="EB Garamond 08 SC3" fo:font-size="11pt" fo:font-weight="bold" style:font-size-asian="14pt" style:font-size-complex="14pt"/>
    </style:style>
    <style:style style:name="T15" style:family="text">
      <style:text-properties style:text-position="33% 58%" style:font-name="EB Garamond 08 SC3" fo:font-size="11pt" fo:font-weight="bold" style:font-size-asian="14pt" style:font-size-complex="14pt"/>
    </style:style>
    <style:style style:name="T16" style:family="text">
      <style:text-properties style:text-position="0% 100%" style:font-name="EB Garamond 08 SC3" fo:font-size="11pt" fo:font-weight="bold" style:font-size-asian="14pt" style:font-size-complex="14pt"/>
    </style:style>
    <style:style style:name="T17" style:family="text">
      <style:text-properties style:font-name="Arial1" fo:font-size="11pt" fo:font-weight="bold" style:font-size-asian="14pt" style:font-size-complex="14pt"/>
    </style:style>
    <style:style style:name="T18" style:family="text">
      <style:text-properties style:text-position="-33% 58%" style:font-name="Arial1" fo:font-size="11pt" fo:font-weight="bold" style:font-size-asian="14pt" style:font-size-complex="14pt"/>
    </style:style>
    <style:style style:name="T19" style:family="text">
      <style:text-properties style:text-position="33% 58%" style:font-name="Arial1" fo:font-size="11pt" fo:font-weight="bold" style:font-size-asian="14pt" style:font-size-complex="14pt"/>
    </style:style>
    <style:style style:name="T20" style:family="text">
      <style:text-properties fo:font-weight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EB Garamond 08 SC3" fo:font-size="12pt" fo:font-weight="bold" style:font-size-asian="15pt" style:font-size-complex="15pt"/>
    </style:style>
    <style:style style:name="T23" style:family="text">
      <style:text-properties style:text-position="33% 58%" style:font-name="EB Garamond 08 SC3" fo:font-size="12pt" fo:font-weight="bold" style:font-size-asian="15pt" style:font-size-complex="15pt"/>
    </style:style>
    <style:style style:name="T24" style:family="text">
      <style:text-properties style:text-position="-33% 58%" style:font-name="EB Garamond 08 SC3" fo:font-size="12pt" fo:font-weight="bold" style:font-size-asian="15pt" style:font-size-complex="15pt"/>
    </style:style>
    <style:style style:name="T25" style:family="text">
      <style:text-properties style:text-position="0% 100%" style:font-name="EB Garamond 08 SC3" fo:font-size="13pt" fo:font-weight="bold" style:font-size-asian="16pt" style:font-size-complex="16pt"/>
    </style:style>
    <style:style style:name="T26" style:family="text">
      <style:text-properties fo:font-size="8pt" fo:font-weight="bold" style:font-size-asian="9pt" style:font-size-complex="9pt"/>
    </style:style>
    <style:style style:name="T27" style:family="text">
      <style:text-properties style:text-position="-33% 58%" fo:font-size="8pt" fo:font-weight="bold" style:font-size-asian="9pt" style:font-size-complex="9pt"/>
    </style:style>
    <style:style style:name="T28" style:family="text">
      <style:text-properties fo:font-size="7pt" fo:font-weight="bold" style:font-size-asian="8pt" style:font-size-complex="8pt"/>
    </style:style>
    <style:style style:name="T29" style:family="text">
      <style:text-properties style:text-position="-33% 58%" fo:font-size="7pt" fo:font-weight="bold" style:font-size-asian="8pt" style:font-size-complex="8pt"/>
    </style:style>
    <style:style style:name="T30" style:family="text">
      <style:text-properties fo:font-size="7pt" fo:font-weight="bold" style:font-size-asian="6pt" style:font-size-complex="6pt"/>
    </style:style>
    <style:style style:name="T31" style:family="text">
      <style:text-properties style:text-position="-33% 58%" fo:font-size="7pt" fo:font-weight="bold" style:font-size-asian="6pt" style:font-size-complex="6pt"/>
    </style:style>
    <style:style style:name="T32" style:family="text">
      <style:text-properties fo:font-size="7pt" fo:font-weight="bold" style:font-size-asian="3.59999990463257pt" style:font-size-complex="3.59999990463257pt"/>
    </style:style>
    <style:style style:name="T33" style:family="text">
      <style:text-properties style:text-position="-33% 58%" fo:font-size="7pt" fo:font-weight="bold" style:font-size-asian="3.59999990463257pt" style:font-size-complex="3.59999990463257pt"/>
    </style:style>
    <style:style style:name="T34" style:family="text">
      <style:text-properties fo:font-size="7pt" fo:font-weight="bold" style:font-size-asian="7pt" style:font-size-complex="7pt"/>
    </style:style>
    <style:style style:name="T35" style:family="text">
      <style:text-properties style:text-position="-33% 58%" fo:font-size="7pt" fo:font-weight="bold" style:font-size-asian="7pt" style:font-size-complex="7pt"/>
    </style:style>
    <style:style style:name="T36" style:family="text">
      <style:text-properties fo:font-size="13pt" style:font-size-asian="16pt" style:font-size-complex="16pt"/>
    </style:style>
    <style:style style:name="T37" style:family="text">
      <style:text-properties fo:font-size="15pt" style:font-size-asian="20pt" style:font-size-complex="20pt"/>
    </style:style>
    <style:style style:name="T38" style:family="text">
      <style:text-properties fo:font-size="14pt" style:font-size-asian="18pt" style:font-size-complex="18pt"/>
    </style:style>
    <style:style style:name="T39" style:family="text">
      <style:text-properties style:font-name="Latin Modern Math1" fo:font-size="18pt" fo:font-weight="bold" style:font-size-asian="24pt" style:font-size-complex="24pt"/>
    </style:style>
    <style:style style:name="T40" style:family="text">
      <style:text-properties style:text-position="33% 58%" style:font-name="EB Garamond 08 SC3" fo:font-size="18pt" fo:font-weight="bold" style:font-size-asian="24pt" style:font-size-complex="24pt"/>
    </style:style>
    <style:style style:name="T41" style:family="text">
      <style:text-properties style:text-position="-33% 58%" style:font-name="EB Garamond 08 SC3" fo:font-size="18pt" fo:font-weight="bold" style:font-size-asian="24pt" style:font-size-complex="24pt"/>
    </style:style>
    <style:style style:name="T42" style:family="text">
      <style:text-properties style:font-name="Latin Modern Math1" fo:font-size="7pt" fo:font-weight="bold" style:font-size-asian="7pt" style:font-size-complex="7pt"/>
    </style:style>
    <style:style style:name="T43" style:family="text">
      <style:text-properties style:text-position="33% 58%" style:font-name="EB Garamond 08 SC3" fo:font-size="7pt" fo:font-weight="bold" style:font-size-asian="7pt" style:font-size-complex="7pt"/>
    </style:style>
    <style:style style:name="T44" style:family="text">
      <style:text-properties style:text-position="-33% 58%" style:font-name="EB Garamond 08 SC3" fo:font-size="7pt" fo:font-weight="bold" style:font-size-asian="7pt" style:font-size-complex="7pt"/>
    </style:style>
    <style:style style:name="T45" style:family="text">
      <style:text-properties fo:font-weight="bold"/>
    </style:style>
    <style:style style:name="T46" style:family="text">
      <style:text-properties style:text-position="-33% 58%" fo:font-weight="bold"/>
    </style:style>
    <style:style style:name="T47" style:family="text">
      <style:text-properties style:text-position="-33% 58%" style:font-name="EB Garamond 08 SC3" fo:font-size="6pt" fo:font-weight="bold" style:font-size-asian="6pt" style:font-size-complex="6pt"/>
    </style:style>
    <style:style style:name="T48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9cm" svg:height="2.363cm" svg:x="3.648cm" svg:y="3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7cm" svg:height="1.424cm" svg:x="2.681cm" svg:y="4.117cm">
          <draw:text-box>
            <text:p>N<text:span text:style-name="T1">1</text:span></text:p>
          </draw:text-box>
        </draw:frame>
        <draw:frame draw:style-name="gr2" draw:text-style-name="P2" draw:layer="layout" svg:width="1.686cm" svg:height="1.424cm" svg:x="4.378cm" svg:y="2.257cm">
          <draw:text-box>
            <text:p>N<text:span text:style-name="T1">1</text:span></text:p>
          </draw:text-box>
        </draw:frame>
        <draw:custom-shape draw:style-name="gr3" draw:text-style-name="P1" draw:layer="layout" svg:width="2.67cm" svg:height="2.363cm" svg:x="3.648cm" svg:y="6.6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25cm" svg:height="1.424cm" svg:x="2.727cm" svg:y="7.67cm">
          <draw:text-box>
            <text:p>N<text:span text:style-name="T1">1</text:span></text:p>
          </draw:text-box>
        </draw:frame>
        <draw:frame draw:style-name="gr4" draw:text-style-name="P2" draw:layer="layout" svg:width="1.558cm" svg:height="1.424cm" svg:x="4.379cm" svg:y="5.81cm">
          <draw:text-box>
            <text:p>N<text:span text:style-name="T1">2</text:span></text:p>
          </draw:text-box>
        </draw:frame>
        <draw:custom-shape draw:style-name="gr3" draw:text-style-name="P1" draw:layer="layout" svg:width="2.67cm" svg:height="2.363cm" svg:x="3.648cm" svg:y="17.46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162cm" svg:height="1.483cm" svg:x="2.635cm" svg:y="18.451cm">
          <draw:text-box>
            <text:p>N<text:span text:style-name="T1">23</text:span></text:p>
          </draw:text-box>
        </draw:frame>
        <draw:frame draw:style-name="gr6" draw:text-style-name="P3" draw:layer="layout" svg:width="1.812cm" svg:height="1.684cm" svg:x="4.379cm" svg:y="16.591cm">
          <draw:text-box>
            <text:p><text:span text:style-name="T2">N</text:span><text:span text:style-name="T3">23</text:span></text:p>
          </draw:text-box>
        </draw:frame>
        <draw:custom-shape draw:style-name="gr7" draw:text-style-name="P4" draw:layer="layout" svg:width="0.297cm" svg:height="0.322cm" svg:x="4.735cm" svg:y="9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4.735cm" svg:y="10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4.735cm" svg:y="11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3cm" svg:x="4.735cm" svg:y="12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18.171cm" svg:y="2.978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143cm" svg:height="1.349cm" svg:x="17.337cm" svg:y="3.9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18.211cm" svg:y="2.297cm">
          <draw:text-box>
            <text:p>73</text:p>
          </draw:text-box>
        </draw:frame>
        <draw:custom-shape draw:style-name="gr11" draw:text-style-name="P1" draw:layer="layout" svg:width="1.251cm" svg:height="2.389cm" svg:x="18.172cm" svg:y="6.572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21cm" svg:height="1.493cm" svg:x="16.851cm" svg:y="7.473cm">
          <draw:text-box>
            <text:p><text:span text:style-name="T4">N</text:span><text:span text:style-name="T5">2</text:span><text:span text:style-name="T4">+N</text:span><text:span text:style-name="T5">1</text:span></text:p>
          </draw:text-box>
        </draw:frame>
        <draw:frame draw:style-name="gr13" draw:text-style-name="P2" draw:layer="layout" svg:width="1.011cm" svg:height="1.229cm" svg:x="18.312cm" svg:y="5.89cm">
          <draw:text-box>
            <text:p>73</text:p>
          </draw:text-box>
        </draw:frame>
        <draw:custom-shape draw:style-name="gr11" draw:text-style-name="P1" draw:layer="layout" svg:width="1.251cm" svg:height="2.389cm" svg:x="18.172cm" svg:y="17.44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1.442cm" svg:height="1.349cm" svg:x="17.146cm" svg:y="18.44cm">
          <draw:text-box>
            <text:p>N<text:span text:style-name="T1">23</text:span></text:p>
          </draw:text-box>
        </draw:frame>
        <draw:frame draw:style-name="gr15" draw:text-style-name="P2" draw:layer="layout" svg:width="1.011cm" svg:height="1.23cm" svg:x="18.212cm" svg:y="16.757cm">
          <draw:text-box>
            <text:p>73</text:p>
          </draw:text-box>
        </draw:frame>
        <draw:custom-shape draw:style-name="gr7" draw:text-style-name="P4" draw:layer="layout" svg:width="0.27cm" svg:height="0.326cm" svg:x="18.667cm" svg:y="9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18.667cm" svg:y="10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18.667cm" svg:y="11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18.667cm" svg:y="12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5.542cm" svg:y1="4.242cm" svg:x2="16.985cm" svg:y2="4.242cm">
          <text:p/>
        </draw:line>
        <draw:line draw:style-name="gr16" draw:text-style-name="P6" draw:layer="layout" svg:x1="15.542cm" svg:y1="7.782cm" svg:x2="16.985cm" svg:y2="7.782cm">
          <text:p/>
        </draw:line>
        <draw:line draw:style-name="gr16" draw:text-style-name="P6" draw:layer="layout" svg:x1="15.542cm" svg:y1="18.898cm" svg:x2="16.985cm" svg:y2="18.898cm">
          <text:p/>
        </draw:line>
        <draw:custom-shape draw:style-name="gr1" draw:text-style-name="P1" draw:layer="layout" svg:width="2.669cm" svg:height="2.363cm" svg:x="6.549cm" svg:y="3.12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86cm" svg:height="1.424cm" svg:x="7.279cm" svg:y="2.258cm">
          <draw:text-box>
            <text:p>N<text:span text:style-name="T1">1</text:span></text:p>
          </draw:text-box>
        </draw:frame>
        <draw:custom-shape draw:style-name="gr3" draw:text-style-name="P1" draw:layer="layout" svg:width="2.67cm" svg:height="2.363cm" svg:x="6.549cm" svg:y="6.68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558cm" svg:height="1.424cm" svg:x="7.28cm" svg:y="5.811cm">
          <draw:text-box>
            <text:p>N<text:span text:style-name="T1">2</text:span></text:p>
          </draw:text-box>
        </draw:frame>
        <draw:custom-shape draw:style-name="gr3" draw:text-style-name="P1" draw:layer="layout" svg:width="2.67cm" svg:height="2.363cm" svg:x="6.549cm" svg:y="17.46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7.28cm" svg:y="16.592cm">
          <draw:text-box>
            <text:p><text:span text:style-name="T2">N</text:span><text:span text:style-name="T3">23</text:span></text:p>
          </draw:text-box>
        </draw:frame>
        <draw:custom-shape draw:style-name="gr7" draw:text-style-name="P4" draw:layer="layout" svg:width="0.297cm" svg:height="0.322cm" svg:x="7.636cm" svg:y="9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7.636cm" svg:y="10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7.636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3cm" svg:x="7.636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9cm" svg:height="2.363cm" svg:x="9.549cm" svg:y="3.12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86cm" svg:height="1.424cm" svg:x="10.279cm" svg:y="2.259cm">
          <draw:text-box>
            <text:p>N<text:span text:style-name="T1">1</text:span></text:p>
          </draw:text-box>
        </draw:frame>
        <draw:custom-shape draw:style-name="gr3" draw:text-style-name="P1" draw:layer="layout" svg:width="2.67cm" svg:height="2.363cm" svg:x="9.549cm" svg:y="6.68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558cm" svg:height="1.424cm" svg:x="10.28cm" svg:y="5.812cm">
          <draw:text-box>
            <text:p>N<text:span text:style-name="T1">2</text:span></text:p>
          </draw:text-box>
        </draw:frame>
        <draw:custom-shape draw:style-name="gr3" draw:text-style-name="P1" draw:layer="layout" svg:width="2.67cm" svg:height="2.363cm" svg:x="9.549cm" svg:y="17.463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10.28cm" svg:y="16.593cm">
          <draw:text-box>
            <text:p><text:span text:style-name="T2">N</text:span><text:span text:style-name="T3">23</text:span></text:p>
          </draw:text-box>
        </draw:frame>
        <draw:custom-shape draw:style-name="gr7" draw:text-style-name="P4" draw:layer="layout" svg:width="0.297cm" svg:height="0.322cm" svg:x="10.636cm" svg:y="9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10.636cm" svg:y="10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10.636cm" svg:y="11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3cm" svg:x="10.636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9cm" svg:height="2.363cm" svg:x="12.549cm" svg:y="3.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86cm" svg:height="1.424cm" svg:x="13.279cm" svg:y="2.26cm">
          <draw:text-box>
            <text:p>N<text:span text:style-name="T1">1</text:span></text:p>
          </draw:text-box>
        </draw:frame>
        <draw:custom-shape draw:style-name="gr3" draw:text-style-name="P1" draw:layer="layout" svg:width="2.67cm" svg:height="2.363cm" svg:x="12.549cm" svg:y="6.68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558cm" svg:height="1.424cm" svg:x="13.28cm" svg:y="5.813cm">
          <draw:text-box>
            <text:p>N<text:span text:style-name="T1">2</text:span></text:p>
          </draw:text-box>
        </draw:frame>
        <draw:custom-shape draw:style-name="gr3" draw:text-style-name="P1" draw:layer="layout" svg:width="2.67cm" svg:height="2.363cm" svg:x="12.549cm" svg:y="17.46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13.28cm" svg:y="16.594cm">
          <draw:text-box>
            <text:p><text:span text:style-name="T2">N</text:span><text:span text:style-name="T3">23</text:span></text:p>
          </draw:text-box>
        </draw:frame>
        <draw:custom-shape draw:style-name="gr7" draw:text-style-name="P4" draw:layer="layout" svg:width="0.297cm" svg:height="0.322cm" svg:x="13.636cm" svg:y="9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13.636cm" svg:y="10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13.636cm" svg:y="11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3cm" svg:x="13.636cm" svg:y="1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21.372cm" svg:y="2.979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21.412cm" svg:y="2.298cm">
          <draw:text-box>
            <text:p>73</text:p>
          </draw:text-box>
        </draw:frame>
        <draw:custom-shape draw:style-name="gr11" draw:text-style-name="P1" draw:layer="layout" svg:width="1.251cm" svg:height="2.389cm" svg:x="21.373cm" svg:y="6.573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21.513cm" svg:y="5.891cm">
          <draw:text-box>
            <text:p>73</text:p>
          </draw:text-box>
        </draw:frame>
        <draw:custom-shape draw:style-name="gr11" draw:text-style-name="P1" draw:layer="layout" svg:width="1.251cm" svg:height="2.389cm" svg:x="21.373cm" svg:y="17.441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21.413cm" svg:y="16.758cm">
          <draw:text-box>
            <text:p>73</text:p>
          </draw:text-box>
        </draw:frame>
        <draw:custom-shape draw:style-name="gr7" draw:text-style-name="P4" draw:layer="layout" svg:width="0.27cm" svg:height="0.326cm" svg:x="21.868cm" svg:y="9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1.868cm" svg:y="10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1.868cm" svg:y="11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1.868cm" svg:y="12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19.772cm" svg:y="2.9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19.812cm" svg:y="2.299cm">
          <draw:text-box>
            <text:p>73</text:p>
          </draw:text-box>
        </draw:frame>
        <draw:custom-shape draw:style-name="gr11" draw:text-style-name="P1" draw:layer="layout" svg:width="1.251cm" svg:height="2.389cm" svg:x="19.773cm" svg:y="6.574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19.913cm" svg:y="5.892cm">
          <draw:text-box>
            <text:p>73</text:p>
          </draw:text-box>
        </draw:frame>
        <draw:custom-shape draw:style-name="gr11" draw:text-style-name="P1" draw:layer="layout" svg:width="1.251cm" svg:height="2.389cm" svg:x="19.773cm" svg:y="17.442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19.813cm" svg:y="16.759cm">
          <draw:text-box>
            <text:p>73</text:p>
          </draw:text-box>
        </draw:frame>
        <draw:custom-shape draw:style-name="gr7" draw:text-style-name="P4" draw:layer="layout" svg:width="0.27cm" svg:height="0.326cm" svg:x="20.268cm" svg:y="9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0.268cm" svg:y="10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0.268cm" svg:y="1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0.268cm" svg:y="12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22.972cm" svg:y="2.9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23.012cm" svg:y="2.299cm">
          <draw:text-box>
            <text:p>73</text:p>
          </draw:text-box>
        </draw:frame>
        <draw:custom-shape draw:style-name="gr11" draw:text-style-name="P1" draw:layer="layout" svg:width="1.251cm" svg:height="2.389cm" svg:x="22.973cm" svg:y="6.574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23.113cm" svg:y="5.892cm">
          <draw:text-box>
            <text:p>73</text:p>
          </draw:text-box>
        </draw:frame>
        <draw:custom-shape draw:style-name="gr11" draw:text-style-name="P1" draw:layer="layout" svg:width="1.251cm" svg:height="2.389cm" svg:x="22.973cm" svg:y="17.442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23.013cm" svg:y="16.759cm">
          <draw:text-box>
            <text:p>73</text:p>
          </draw:text-box>
        </draw:frame>
        <draw:custom-shape draw:style-name="gr7" draw:text-style-name="P4" draw:layer="layout" svg:width="0.27cm" svg:height="0.326cm" svg:x="23.468cm" svg:y="9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3.468cm" svg:y="10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3.468cm" svg:y="1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3.468cm" svg:y="12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421cm" svg:height="0.742cm" svg:x="4.032cm" svg:y="1.035cm">
          <draw:text-box>
            <text:p><text:span text:style-name="T6">MIT</text:span></text:p>
          </draw:text-box>
        </draw:frame>
        <draw:frame draw:style-name="gr18" draw:text-style-name="P7" draw:layer="layout" svg:width="1.467cm" svg:height="0.742cm" svg:x="6.732cm" svg:y="1.035cm">
          <draw:text-box>
            <text:p><text:span text:style-name="T6">ALL</text:span></text:p>
          </draw:text-box>
        </draw:frame>
        <draw:frame draw:style-name="gr19" draw:text-style-name="P7" draw:layer="layout" svg:width="1.158cm" svg:height="0.742cm" svg:x="9.832cm" svg:y="1.035cm">
          <draw:text-box>
            <text:p><text:span text:style-name="T6">RL</text:span></text:p>
          </draw:text-box>
        </draw:frame>
        <draw:frame draw:style-name="gr20" draw:text-style-name="P7" draw:layer="layout" svg:width="2.102cm" svg:height="0.742cm" svg:x="12.833cm" svg:y="1.035cm">
          <draw:text-box>
            <text:p><text:span text:style-name="T6">CALL4</text:span></text:p>
          </draw:text-box>
        </draw:frame>
        <draw:frame draw:style-name="gr21" draw:text-style-name="P8" draw:layer="layout" svg:width="1.582cm" svg:height="0.817cm" svg:x="17.833cm" svg:y="1.035cm">
          <draw:text-box>
            <text:p><text:span text:style-name="T7">S</text:span><text:span text:style-name="T8">ij</text:span><text:span text:style-name="T9">MIT</text:span></text:p>
          </draw:text-box>
        </draw:frame>
        <draw:frame draw:style-name="gr22" draw:text-style-name="P8" draw:layer="layout" svg:width="1.633cm" svg:height="0.817cm" svg:x="19.514cm" svg:y="1.035cm">
          <draw:text-box>
            <text:p><text:span text:style-name="T7">S</text:span><text:span text:style-name="T8">ij</text:span><text:span text:style-name="T9">ALL</text:span></text:p>
          </draw:text-box>
        </draw:frame>
        <draw:frame draw:style-name="gr23" draw:text-style-name="P8" draw:layer="layout" svg:width="1.289cm" svg:height="1.286cm" svg:x="21.219cm" svg:y="1.035cm">
          <draw:text-box>
            <text:p><text:span text:style-name="T7">S</text:span><text:span text:style-name="T8">ij</text:span><text:span text:style-name="T9">RL</text:span></text:p>
          </draw:text-box>
        </draw:frame>
        <draw:frame draw:style-name="gr24" draw:text-style-name="P8" draw:layer="layout" svg:width="2.34cm" svg:height="0.817cm" svg:x="22.644cm" svg:y="1.035cm">
          <draw:text-box>
            <text:p><text:span text:style-name="T7">S</text:span><text:span text:style-name="T8">ij</text:span><text:span text:style-name="T9">CALL4</text:span></text:p>
          </draw:text-box>
        </draw:frame>
        <draw:custom-shape draw:style-name="gr3" draw:text-style-name="P1" draw:layer="layout" svg:width="2.67cm" svg:height="2.363cm" svg:x="3.686cm" svg:y="13.86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162cm" svg:height="1.483cm" svg:x="2.673cm" svg:y="14.852cm">
          <draw:text-box>
            <text:p>N<text:span text:style-name="T1">22</text:span></text:p>
          </draw:text-box>
        </draw:frame>
        <draw:frame draw:style-name="gr6" draw:text-style-name="P3" draw:layer="layout" svg:width="1.812cm" svg:height="1.684cm" svg:x="4.417cm" svg:y="12.992cm">
          <draw:text-box>
            <text:p><text:span text:style-name="T2">N</text:span><text:span text:style-name="T3">23</text:span></text:p>
          </draw:text-box>
        </draw:frame>
        <draw:custom-shape draw:style-name="gr11" draw:text-style-name="P1" draw:layer="layout" svg:width="1.251cm" svg:height="2.389cm" svg:x="18.21cm" svg:y="13.84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.961cm" svg:height="1.349cm" svg:x="16.684cm" svg:y="14.741cm">
          <draw:text-box>
            <text:p><text:span text:style-name="T4">N</text:span><text:span text:style-name="T5">22</text:span><text:span text:style-name="T4">+N</text:span><text:span text:style-name="T5">23</text:span></text:p>
          </draw:text-box>
        </draw:frame>
        <draw:frame draw:style-name="gr15" draw:text-style-name="P2" draw:layer="layout" svg:width="1.011cm" svg:height="1.23cm" svg:x="18.25cm" svg:y="13.158cm">
          <draw:text-box>
            <text:p>73</text:p>
          </draw:text-box>
        </draw:frame>
        <draw:line draw:style-name="gr16" draw:text-style-name="P6" draw:layer="layout" svg:x1="15.58cm" svg:y1="15.299cm" svg:x2="17.023cm" svg:y2="15.299cm">
          <text:p/>
        </draw:line>
        <draw:custom-shape draw:style-name="gr3" draw:text-style-name="P1" draw:layer="layout" svg:width="2.67cm" svg:height="2.363cm" svg:x="6.587cm" svg:y="13.863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7.318cm" svg:y="12.993cm">
          <draw:text-box>
            <text:p><text:span text:style-name="T2">N</text:span><text:span text:style-name="T3">23</text:span></text:p>
          </draw:text-box>
        </draw:frame>
        <draw:custom-shape draw:style-name="gr3" draw:text-style-name="P1" draw:layer="layout" svg:width="2.67cm" svg:height="2.363cm" svg:x="9.587cm" svg:y="13.86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10.318cm" svg:y="12.994cm">
          <draw:text-box>
            <text:p><text:span text:style-name="T2">N</text:span><text:span text:style-name="T3">23</text:span></text:p>
          </draw:text-box>
        </draw:frame>
        <draw:custom-shape draw:style-name="gr3" draw:text-style-name="P1" draw:layer="layout" svg:width="2.67cm" svg:height="2.363cm" svg:x="12.587cm" svg:y="13.86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13.318cm" svg:y="12.995cm">
          <draw:text-box>
            <text:p><text:span text:style-name="T2">N</text:span><text:span text:style-name="T3">23</text:span></text:p>
          </draw:text-box>
        </draw:frame>
        <draw:custom-shape draw:style-name="gr11" draw:text-style-name="P1" draw:layer="layout" svg:width="1.251cm" svg:height="2.389cm" svg:x="21.411cm" svg:y="13.842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21.451cm" svg:y="13.159cm">
          <draw:text-box>
            <text:p>73</text:p>
          </draw:text-box>
        </draw:frame>
        <draw:custom-shape draw:style-name="gr11" draw:text-style-name="P1" draw:layer="layout" svg:width="1.251cm" svg:height="2.389cm" svg:x="19.811cm" svg:y="13.843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19.851cm" svg:y="13.16cm">
          <draw:text-box>
            <text:p>73</text:p>
          </draw:text-box>
        </draw:frame>
        <draw:custom-shape draw:style-name="gr11" draw:text-style-name="P1" draw:layer="layout" svg:width="1.251cm" svg:height="2.389cm" svg:x="23.011cm" svg:y="13.843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23.051cm" svg:y="13.16cm">
          <draw:text-box>
            <text:p>73</text:p>
          </draw:text-box>
        </draw:frame>
        <draw:frame draw:style-name="gr25" draw:text-style-name="P2" draw:layer="layout" svg:width="0.925cm" svg:height="0.746cm" svg:x="1.081cm" svg:y="4.202cm">
          <draw:text-box>
            <text:p>(1)</text:p>
          </draw:text-box>
        </draw:frame>
        <draw:frame draw:style-name="gr26" draw:text-style-name="P2" draw:layer="layout" svg:width="0.997cm" svg:height="0.746cm" svg:x="1.082cm" svg:y="7.403cm">
          <draw:text-box>
            <text:p>(2)</text:p>
          </draw:text-box>
        </draw:frame>
        <draw:frame draw:style-name="gr27" draw:text-style-name="P2" draw:layer="layout" svg:width="1.37cm" svg:height="0.746cm" svg:x="1.083cm" svg:y="14.904cm">
          <draw:text-box>
            <text:p>(275)</text:p>
          </draw:text-box>
        </draw:frame>
        <draw:frame draw:style-name="gr28" draw:text-style-name="P2" draw:layer="layout" svg:width="1.442cm" svg:height="0.746cm" svg:x="1.084cm" svg:y="18.405cm">
          <draw:text-box>
            <text:p>(276)</text:p>
          </draw:text-box>
        </draw:frame>
      </draw:page>
      <draw:page draw:name="page2" draw:style-name="dp1" draw:master-page-name="Default">
        <draw:custom-shape draw:style-name="gr8" draw:text-style-name="P9" draw:layer="layout" svg:width="1.252cm" svg:height="2.391cm" svg:x="5.271cm" svg:y="3.67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143cm" svg:height="1.349cm" svg:x="4.337cm" svg:y="4.68cm">
          <draw:text-box>
            <text:p><text:span text:style-name="T10">N</text:span><text:span text:style-name="T11">1</text:span></text:p>
          </draw:text-box>
        </draw:frame>
        <draw:frame draw:style-name="gr10" draw:text-style-name="P10" draw:layer="layout" svg:width="1.139cm" svg:height="1.229cm" svg:x="5.311cm" svg:y="2.997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5.272cm" svg:y="7.272cm">
          <text:p/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1.826cm" svg:height="0.855cm" svg:x="3.835cm" svg:y="8.273cm">
          <draw:text-box>
            <text:p><text:span text:style-name="T12">N</text:span><text:span text:style-name="T13">1</text:span><text:span text:style-name="T12">+N</text:span><text:span text:style-name="T13">2</text:span></text:p>
          </draw:text-box>
        </draw:frame>
        <draw:frame draw:style-name="gr13" draw:text-style-name="P10" draw:layer="layout" svg:width="1.011cm" svg:height="1.229cm" svg:x="5.412cm" svg:y="6.59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5.272cm" svg:y="15.14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.442cm" svg:height="1.349cm" svg:x="4.246cm" svg:y="16.14cm">
          <draw:text-box>
            <text:p><text:span text:style-name="T10">N</text:span><text:span text:style-name="T11">23</text:span></text:p>
          </draw:text-box>
        </draw:frame>
        <draw:frame draw:style-name="gr15" draw:text-style-name="P10" draw:layer="layout" svg:width="1.011cm" svg:height="1.23cm" svg:x="5.312cm" svg:y="14.457cm">
          <draw:text-box>
            <text:p><text:span text:style-name="T10">73</text:span></text:p>
          </draw:text-box>
        </draw:frame>
        <draw:custom-shape draw:style-name="gr7" draw:text-style-name="P12" draw:layer="layout" svg:width="0.27cm" svg:height="0.326cm" svg:x="5.767cm" svg:y="10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5.767cm" svg:y="11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5.767cm" svg:y="12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5.767cm" svg:y="13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52cm" svg:height="2.391cm" svg:x="8.472cm" svg:y="3.679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139cm" svg:height="1.229cm" svg:x="8.512cm" svg:y="2.998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8.473cm" svg:y="7.273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11cm" svg:height="1.229cm" svg:x="8.613cm" svg:y="6.591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8.473cm" svg:y="15.141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011cm" svg:height="1.23cm" svg:x="8.513cm" svg:y="14.458cm">
          <draw:text-box>
            <text:p><text:span text:style-name="T10">73</text:span></text:p>
          </draw:text-box>
        </draw:frame>
        <draw:custom-shape draw:style-name="gr7" draw:text-style-name="P12" draw:layer="layout" svg:width="0.27cm" svg:height="0.326cm" svg:x="8.968cm" svg:y="10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8.968cm" svg:y="11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8.968cm" svg:y="12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8.968cm" svg:y="1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52cm" svg:height="2.391cm" svg:x="6.872cm" svg:y="3.68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139cm" svg:height="1.229cm" svg:x="6.912cm" svg:y="2.999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6.873cm" svg:y="7.27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11cm" svg:height="1.229cm" svg:x="7.013cm" svg:y="6.592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6.873cm" svg:y="15.142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011cm" svg:height="1.23cm" svg:x="6.913cm" svg:y="14.459cm">
          <draw:text-box>
            <text:p><text:span text:style-name="T10">73</text:span></text:p>
          </draw:text-box>
        </draw:frame>
        <draw:custom-shape draw:style-name="gr7" draw:text-style-name="P12" draw:layer="layout" svg:width="0.27cm" svg:height="0.326cm" svg:x="7.36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7.368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7.368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7.368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52cm" svg:height="2.391cm" svg:x="10.072cm" svg:y="3.68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139cm" svg:height="1.229cm" svg:x="10.112cm" svg:y="2.999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10.073cm" svg:y="7.27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11cm" svg:height="1.229cm" svg:x="10.213cm" svg:y="6.592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10.073cm" svg:y="15.142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011cm" svg:height="1.23cm" svg:x="10.113cm" svg:y="14.459cm">
          <draw:text-box>
            <text:p><text:span text:style-name="T10">73</text:span></text:p>
          </draw:text-box>
        </draw:frame>
        <draw:custom-shape draw:style-name="gr7" draw:text-style-name="P12" draw:layer="layout" svg:width="0.27cm" svg:height="0.326cm" svg:x="10.56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0.568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0.568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0.568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421cm" svg:height="0.742cm" svg:x="5.133cm" svg:y="2.135cm">
          <draw:text-box>
            <text:p><text:span text:style-name="T6">MIT</text:span></text:p>
          </draw:text-box>
        </draw:frame>
        <draw:frame draw:style-name="gr18" draw:text-style-name="P7" draw:layer="layout" svg:width="1.467cm" svg:height="0.742cm" svg:x="6.733cm" svg:y="2.135cm">
          <draw:text-box>
            <text:p><text:span text:style-name="T6">ALL</text:span></text:p>
          </draw:text-box>
        </draw:frame>
        <draw:frame draw:style-name="gr19" draw:text-style-name="P7" draw:layer="layout" svg:width="1.158cm" svg:height="0.742cm" svg:x="8.533cm" svg:y="2.135cm">
          <draw:text-box>
            <text:p><text:span text:style-name="T6">RL</text:span></text:p>
          </draw:text-box>
        </draw:frame>
        <draw:frame draw:style-name="gr20" draw:text-style-name="P7" draw:layer="layout" svg:width="2.102cm" svg:height="0.742cm" svg:x="9.634cm" svg:y="2.135cm">
          <draw:text-box>
            <text:p><text:span text:style-name="T6">CALL4</text:span></text:p>
          </draw:text-box>
        </draw:frame>
        <draw:line draw:style-name="gr16" draw:text-style-name="P13" draw:layer="layout" svg:x1="11.542cm" svg:y1="4.864cm" svg:x2="12.985cm" svg:y2="4.864cm">
          <text:p/>
        </draw:line>
        <draw:line draw:style-name="gr16" draw:text-style-name="P13" draw:layer="layout" svg:x1="11.542cm" svg:y1="8.426cm" svg:x2="12.985cm" svg:y2="8.426cm">
          <text:p/>
        </draw:line>
        <draw:line draw:style-name="gr16" draw:text-style-name="P13" draw:layer="layout" svg:x1="11.542cm" svg:y1="16.594cm" svg:x2="12.985cm" svg:y2="16.594cm">
          <text:p/>
        </draw:line>
        <draw:frame draw:style-name="gr30" draw:text-style-name="P7" draw:layer="layout" svg:width="3.175cm" svg:height="1.421cm" svg:x="13.174cm" svg:y="2.137cm">
          <draw:text-box>
            <text:p><text:span text:style-name="T6">D(S</text:span><text:span text:style-name="T14">ij</text:span><text:span text:style-name="T15">MIT </text:span><text:span text:style-name="T6">, S</text:span><text:span text:style-name="T14">ij</text:span><text:span text:style-name="T15">ALL</text:span><text:span text:style-name="T16">)</text:span></text:p>
          </draw:text-box>
        </draw:frame>
        <draw:frame draw:style-name="gr30" draw:text-style-name="P7" draw:layer="layout" svg:width="3.175cm" svg:height="1.421cm" svg:x="16.375cm" svg:y="2.138cm">
          <draw:text-box>
            <text:p><text:span text:style-name="T6">D(S</text:span><text:span text:style-name="T14">ij</text:span><text:span text:style-name="T15">MIT</text:span><text:span text:style-name="T6"> , S</text:span><text:span text:style-name="T14">ij</text:span><text:span text:style-name="T15">RL</text:span><text:span text:style-name="T16">)</text:span></text:p>
          </draw:text-box>
        </draw:frame>
        <draw:frame draw:style-name="gr30" draw:text-style-name="P7" draw:layer="layout" svg:width="3.997cm" svg:height="1.421cm" svg:x="19.176cm" svg:y="2.139cm">
          <draw:text-box>
            <text:p><text:span text:style-name="T6">D(S</text:span><text:span text:style-name="T14">ij</text:span><text:span text:style-name="T15">MIT</text:span><text:span text:style-name="T6">, S</text:span><text:span text:style-name="T14">ij</text:span><text:span text:style-name="T15">CALL4</text:span><text:span text:style-name="T16">)</text:span></text:p>
          </draw:text-box>
        </draw:frame>
        <draw:frame draw:style-name="gr25" draw:text-style-name="P10" draw:layer="layout" svg:width="0.925cm" svg:height="0.746cm" svg:x="3.081cm" svg:y="4.202cm">
          <draw:text-box>
            <text:p><text:span text:style-name="T10">(1)</text:span></text:p>
          </draw:text-box>
        </draw:frame>
        <draw:frame draw:style-name="gr26" draw:text-style-name="P10" draw:layer="layout" svg:width="0.997cm" svg:height="0.746cm" svg:x="3.082cm" svg:y="7.903cm">
          <draw:text-box>
            <text:p><text:span text:style-name="T10">(2)</text:span></text:p>
          </draw:text-box>
        </draw:frame>
        <draw:frame draw:style-name="gr28" draw:text-style-name="P10" draw:layer="layout" svg:width="1.442cm" svg:height="0.746cm" svg:x="2.884cm" svg:y="16.205cm">
          <draw:text-box>
            <text:p><text:span text:style-name="T10">(276)</text:span></text:p>
          </draw:text-box>
        </draw:frame>
        <draw:custom-shape draw:style-name="gr31" draw:text-style-name="P9" draw:layer="layout" svg:width="0.136cm" svg:height="2.391cm" svg:x="14.672cm" svg:y="3.4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36cm" svg:height="2.391cm" svg:x="17.672cm" svg:y="3.4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36cm" svg:height="2.391cm" svg:x="20.672cm" svg:y="3.4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36cm" svg:height="2.391cm" svg:x="14.672cm" svg:y="7.2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36cm" svg:height="2.391cm" svg:x="17.672cm" svg:y="7.2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36cm" svg:height="2.391cm" svg:x="20.672cm" svg:y="7.2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36cm" svg:height="2.391cm" svg:x="14.772cm" svg:y="15.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36cm" svg:height="2.391cm" svg:x="17.772cm" svg:y="15.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36cm" svg:height="2.391cm" svg:x="20.772cm" svg:y="15.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27cm" svg:height="0.326cm" svg:x="17.66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7.668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7.668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7.668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4.668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4.668cm" svg:y="11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4.668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4.668cm" svg:y="13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20.668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20.668cm" svg:y="11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20.668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20.668cm" svg:y="13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143cm" svg:height="1.349cm" svg:x="13.538cm" svg:y="4.681cm">
          <draw:text-box>
            <text:p><text:span text:style-name="T10">N</text:span><text:span text:style-name="T11">1</text:span></text:p>
          </draw:text-box>
        </draw:frame>
        <draw:frame draw:style-name="gr29" draw:text-style-name="P11" draw:layer="layout" svg:width="1.826cm" svg:height="0.855cm" svg:x="13.235cm" svg:y="8.274cm">
          <draw:text-box>
            <text:p><text:span text:style-name="T12">N</text:span><text:span text:style-name="T13">1</text:span><text:span text:style-name="T12">+N</text:span><text:span text:style-name="T13">2</text:span></text:p>
          </draw:text-box>
        </draw:frame>
        <draw:frame draw:style-name="gr14" draw:text-style-name="P10" draw:layer="layout" svg:width="1.442cm" svg:height="1.349cm" svg:x="13.846cm" svg:y="16.141cm">
          <draw:text-box>
            <text:p><text:span text:style-name="T10">N</text:span><text:span text:style-name="T11">23</text:span></text:p>
          </draw:text-box>
        </draw:frame>
        <draw:line draw:style-name="gr32" draw:text-style-name="P6" draw:layer="layout" svg:x1="5.445cm" svg:y1="4.048cm" svg:x2="6.334cm" svg:y2="4.048cm">
          <text:p/>
        </draw:line>
        <draw:line draw:style-name="gr32" draw:text-style-name="P6" draw:layer="layout" svg:x1="7.008cm" svg:y1="4.048cm" svg:x2="7.897cm" svg:y2="4.048cm">
          <text:p/>
        </draw:line>
        <draw:line draw:style-name="gr32" draw:text-style-name="P6" draw:layer="layout" svg:x1="8.671cm" svg:y1="4.048cm" svg:x2="9.56cm" svg:y2="4.048cm">
          <text:p/>
        </draw:line>
        <draw:line draw:style-name="gr32" draw:text-style-name="P6" draw:layer="layout" svg:x1="10.234cm" svg:y1="4.048cm" svg:x2="11.123cm" svg:y2="4.048cm">
          <text:p/>
        </draw:line>
        <draw:line draw:style-name="gr32" draw:text-style-name="P6" draw:layer="layout" svg:x1="5.507cm" svg:y1="7.648cm" svg:x2="6.396cm" svg:y2="7.648cm">
          <text:p/>
        </draw:line>
        <draw:line draw:style-name="gr32" draw:text-style-name="P6" draw:layer="layout" svg:x1="7.07cm" svg:y1="7.648cm" svg:x2="7.959cm" svg:y2="7.648cm">
          <text:p/>
        </draw:line>
        <draw:line draw:style-name="gr32" draw:text-style-name="P6" draw:layer="layout" svg:x1="8.733cm" svg:y1="7.648cm" svg:x2="9.622cm" svg:y2="7.648cm">
          <text:p/>
        </draw:line>
        <draw:line draw:style-name="gr32" draw:text-style-name="P6" draw:layer="layout" svg:x1="10.296cm" svg:y1="7.648cm" svg:x2="11.185cm" svg:y2="7.648cm">
          <text:p/>
        </draw:line>
        <draw:line draw:style-name="gr32" draw:text-style-name="P6" draw:layer="layout" svg:x1="5.469cm" svg:y1="15.448cm" svg:x2="6.358cm" svg:y2="15.448cm">
          <text:p/>
        </draw:line>
        <draw:line draw:style-name="gr32" draw:text-style-name="P6" draw:layer="layout" svg:x1="7.032cm" svg:y1="15.448cm" svg:x2="7.921cm" svg:y2="15.448cm">
          <text:p/>
        </draw:line>
        <draw:line draw:style-name="gr32" draw:text-style-name="P6" draw:layer="layout" svg:x1="8.695cm" svg:y1="15.448cm" svg:x2="9.584cm" svg:y2="15.448cm">
          <text:p/>
        </draw:line>
        <draw:line draw:style-name="gr32" draw:text-style-name="P6" draw:layer="layout" svg:x1="10.258cm" svg:y1="15.448cm" svg:x2="11.147cm" svg:y2="15.448cm">
          <text:p/>
        </draw:line>
      </draw:page>
      <draw:page draw:name="page3" draw:style-name="dp1" draw:master-page-name="Default">
        <draw:custom-shape draw:style-name="gr8" draw:text-style-name="P9" draw:layer="layout" svg:width="1.252cm" svg:height="2.391cm" svg:x="5.271cm" svg:y="3.67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143cm" svg:height="1.349cm" svg:x="4.337cm" svg:y="4.68cm">
          <draw:text-box>
            <text:p><text:span text:style-name="T10">N</text:span><text:span text:style-name="T11">1</text:span></text:p>
          </draw:text-box>
        </draw:frame>
        <draw:frame draw:style-name="gr10" draw:text-style-name="P10" draw:layer="layout" svg:width="1.139cm" svg:height="1.229cm" svg:x="5.311cm" svg:y="2.997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5.272cm" svg:y="7.272cm">
          <text:p/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1.826cm" svg:height="0.855cm" svg:x="3.835cm" svg:y="8.273cm">
          <draw:text-box>
            <text:p><text:span text:style-name="T12">N</text:span><text:span text:style-name="T13">1</text:span><text:span text:style-name="T12">+N</text:span><text:span text:style-name="T13">2</text:span></text:p>
          </draw:text-box>
        </draw:frame>
        <draw:frame draw:style-name="gr13" draw:text-style-name="P10" draw:layer="layout" svg:width="1.011cm" svg:height="1.229cm" svg:x="5.412cm" svg:y="6.59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5.272cm" svg:y="15.14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.442cm" svg:height="1.349cm" svg:x="4.246cm" svg:y="16.14cm">
          <draw:text-box>
            <text:p><text:span text:style-name="T10">N</text:span><text:span text:style-name="T11">23</text:span></text:p>
          </draw:text-box>
        </draw:frame>
        <draw:frame draw:style-name="gr15" draw:text-style-name="P10" draw:layer="layout" svg:width="1.011cm" svg:height="1.23cm" svg:x="5.312cm" svg:y="14.457cm">
          <draw:text-box>
            <text:p><text:span text:style-name="T10">73</text:span></text:p>
          </draw:text-box>
        </draw:frame>
        <draw:custom-shape draw:style-name="gr7" draw:text-style-name="P12" draw:layer="layout" svg:width="0.27cm" svg:height="0.326cm" svg:x="5.767cm" svg:y="10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5.767cm" svg:y="11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5.767cm" svg:y="12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5.767cm" svg:y="13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52cm" svg:height="2.391cm" svg:x="8.472cm" svg:y="3.679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139cm" svg:height="1.229cm" svg:x="8.512cm" svg:y="2.998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8.473cm" svg:y="7.273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11cm" svg:height="1.229cm" svg:x="8.613cm" svg:y="6.591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8.473cm" svg:y="15.141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011cm" svg:height="1.23cm" svg:x="8.513cm" svg:y="14.458cm">
          <draw:text-box>
            <text:p><text:span text:style-name="T10">73</text:span></text:p>
          </draw:text-box>
        </draw:frame>
        <draw:custom-shape draw:style-name="gr7" draw:text-style-name="P12" draw:layer="layout" svg:width="0.27cm" svg:height="0.326cm" svg:x="8.968cm" svg:y="10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8.968cm" svg:y="11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8.968cm" svg:y="12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8.968cm" svg:y="1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52cm" svg:height="2.391cm" svg:x="6.872cm" svg:y="3.68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139cm" svg:height="1.229cm" svg:x="6.912cm" svg:y="2.999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6.873cm" svg:y="7.27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11cm" svg:height="1.229cm" svg:x="7.013cm" svg:y="6.592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6.873cm" svg:y="15.142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011cm" svg:height="1.23cm" svg:x="6.913cm" svg:y="14.459cm">
          <draw:text-box>
            <text:p><text:span text:style-name="T10">73</text:span></text:p>
          </draw:text-box>
        </draw:frame>
        <draw:custom-shape draw:style-name="gr7" draw:text-style-name="P12" draw:layer="layout" svg:width="0.27cm" svg:height="0.326cm" svg:x="7.36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7.368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7.368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7.368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52cm" svg:height="2.391cm" svg:x="10.072cm" svg:y="3.68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139cm" svg:height="1.229cm" svg:x="10.112cm" svg:y="2.999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10.073cm" svg:y="7.27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11cm" svg:height="1.229cm" svg:x="10.213cm" svg:y="6.592cm">
          <draw:text-box>
            <text:p><text:span text:style-name="T10">73</text:span></text:p>
          </draw:text-box>
        </draw:frame>
        <draw:custom-shape draw:style-name="gr11" draw:text-style-name="P9" draw:layer="layout" svg:width="1.251cm" svg:height="2.389cm" svg:x="10.073cm" svg:y="15.142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011cm" svg:height="1.23cm" svg:x="10.113cm" svg:y="14.459cm">
          <draw:text-box>
            <text:p><text:span text:style-name="T10">73</text:span></text:p>
          </draw:text-box>
        </draw:frame>
        <draw:custom-shape draw:style-name="gr7" draw:text-style-name="P12" draw:layer="layout" svg:width="0.27cm" svg:height="0.326cm" svg:x="10.56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0.568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0.568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0.568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421cm" svg:height="0.742cm" svg:x="5.133cm" svg:y="2.135cm">
          <draw:text-box>
            <text:p><text:span text:style-name="T6">MIT</text:span></text:p>
          </draw:text-box>
        </draw:frame>
        <draw:frame draw:style-name="gr18" draw:text-style-name="P7" draw:layer="layout" svg:width="1.467cm" svg:height="0.742cm" svg:x="6.733cm" svg:y="2.135cm">
          <draw:text-box>
            <text:p><text:span text:style-name="T6">ALL</text:span></text:p>
          </draw:text-box>
        </draw:frame>
        <draw:frame draw:style-name="gr19" draw:text-style-name="P7" draw:layer="layout" svg:width="1.158cm" svg:height="0.742cm" svg:x="8.533cm" svg:y="2.135cm">
          <draw:text-box>
            <text:p><text:span text:style-name="T6">RL</text:span></text:p>
          </draw:text-box>
        </draw:frame>
        <draw:frame draw:style-name="gr20" draw:text-style-name="P7" draw:layer="layout" svg:width="2.102cm" svg:height="0.742cm" svg:x="9.634cm" svg:y="2.135cm">
          <draw:text-box>
            <text:p><text:span text:style-name="T6">CALL4</text:span></text:p>
          </draw:text-box>
        </draw:frame>
        <draw:line draw:style-name="gr16" draw:text-style-name="P13" draw:layer="layout" svg:x1="11.542cm" svg:y1="4.864cm" svg:x2="12.985cm" svg:y2="4.864cm">
          <text:p/>
        </draw:line>
        <draw:line draw:style-name="gr16" draw:text-style-name="P13" draw:layer="layout" svg:x1="11.542cm" svg:y1="8.426cm" svg:x2="12.985cm" svg:y2="8.426cm">
          <text:p/>
        </draw:line>
        <draw:line draw:style-name="gr16" draw:text-style-name="P13" draw:layer="layout" svg:x1="11.542cm" svg:y1="16.594cm" svg:x2="12.985cm" svg:y2="16.594cm">
          <text:p/>
        </draw:line>
        <draw:frame draw:style-name="gr25" draw:text-style-name="P10" draw:layer="layout" svg:width="0.925cm" svg:height="0.746cm" svg:x="3.081cm" svg:y="4.202cm">
          <draw:text-box>
            <text:p><text:span text:style-name="T10">(1)</text:span></text:p>
          </draw:text-box>
        </draw:frame>
        <draw:frame draw:style-name="gr26" draw:text-style-name="P10" draw:layer="layout" svg:width="0.997cm" svg:height="0.746cm" svg:x="3.082cm" svg:y="7.403cm">
          <draw:text-box>
            <text:p><text:span text:style-name="T10">(2)</text:span></text:p>
          </draw:text-box>
        </draw:frame>
        <draw:frame draw:style-name="gr28" draw:text-style-name="P10" draw:layer="layout" svg:width="1.442cm" svg:height="0.746cm" svg:x="2.884cm" svg:y="16.205cm">
          <draw:text-box>
            <text:p><text:span text:style-name="T10">(276)</text:span></text:p>
          </draw:text-box>
        </draw:frame>
        <draw:custom-shape draw:style-name="gr33" draw:text-style-name="P9" draw:layer="layout" svg:width="1.252cm" svg:height="0.114cm" svg:x="15.372cm" svg:y="4.7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.252cm" svg:height="0.114cm" svg:x="18.372cm" svg:y="4.7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.252cm" svg:height="0.114cm" svg:x="21.372cm" svg:y="4.78cm">
          <text:p/>
          <draw:enhanced-geometry svg:viewBox="0 0 21600 21600" draw:type="rectangle" draw:enhanced-path="M 0 0 L 21600 0 21600 21600 0 21600 0 0 Z N"/>
        </draw:custom-shape>
        <draw:frame draw:style-name="gr34" draw:text-style-name="P2" draw:layer="layout" svg:width="0.87cm" svg:height="0.746cm" svg:x="15.489cm" svg:y="4.002cm">
          <draw:text-box>
            <text:p>73</text:p>
          </draw:text-box>
        </draw:frame>
        <draw:frame draw:style-name="gr34" draw:text-style-name="P2" draw:layer="layout" svg:width="0.87cm" svg:height="0.746cm" svg:x="18.489cm" svg:y="4.002cm">
          <draw:text-box>
            <text:p>73</text:p>
          </draw:text-box>
        </draw:frame>
        <draw:frame draw:style-name="gr34" draw:text-style-name="P2" draw:layer="layout" svg:width="0.87cm" svg:height="0.746cm" svg:x="21.489cm" svg:y="4.002cm">
          <draw:text-box>
            <text:p>73</text:p>
          </draw:text-box>
        </draw:frame>
        <draw:custom-shape draw:style-name="gr33" draw:text-style-name="P9" draw:layer="layout" svg:width="1.252cm" svg:height="0.114cm" svg:x="15.372cm" svg:y="8.5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.252cm" svg:height="0.114cm" svg:x="18.372cm" svg:y="8.5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.252cm" svg:height="0.114cm" svg:x="21.372cm" svg:y="8.518cm">
          <text:p/>
          <draw:enhanced-geometry svg:viewBox="0 0 21600 21600" draw:type="rectangle" draw:enhanced-path="M 0 0 L 21600 0 21600 21600 0 21600 0 0 Z N"/>
        </draw:custom-shape>
        <draw:frame draw:style-name="gr34" draw:text-style-name="P2" draw:layer="layout" svg:width="0.87cm" svg:height="0.746cm" svg:x="15.489cm" svg:y="7.74cm">
          <draw:text-box>
            <text:p>73</text:p>
          </draw:text-box>
        </draw:frame>
        <draw:frame draw:style-name="gr34" draw:text-style-name="P2" draw:layer="layout" svg:width="0.87cm" svg:height="0.746cm" svg:x="18.489cm" svg:y="7.74cm">
          <draw:text-box>
            <text:p>73</text:p>
          </draw:text-box>
        </draw:frame>
        <draw:frame draw:style-name="gr34" draw:text-style-name="P2" draw:layer="layout" svg:width="0.87cm" svg:height="0.746cm" svg:x="21.489cm" svg:y="7.74cm">
          <draw:text-box>
            <text:p>73</text:p>
          </draw:text-box>
        </draw:frame>
        <draw:custom-shape draw:style-name="gr33" draw:text-style-name="P9" draw:layer="layout" svg:width="1.252cm" svg:height="0.114cm" svg:x="15.372cm" svg:y="16.45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.252cm" svg:height="0.114cm" svg:x="18.372cm" svg:y="16.45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.252cm" svg:height="0.114cm" svg:x="21.372cm" svg:y="16.456cm">
          <text:p/>
          <draw:enhanced-geometry svg:viewBox="0 0 21600 21600" draw:type="rectangle" draw:enhanced-path="M 0 0 L 21600 0 21600 21600 0 21600 0 0 Z N"/>
        </draw:custom-shape>
        <draw:frame draw:style-name="gr34" draw:text-style-name="P2" draw:layer="layout" svg:width="0.87cm" svg:height="0.746cm" svg:x="15.489cm" svg:y="15.678cm">
          <draw:text-box>
            <text:p>73</text:p>
          </draw:text-box>
        </draw:frame>
        <draw:frame draw:style-name="gr34" draw:text-style-name="P2" draw:layer="layout" svg:width="0.87cm" svg:height="0.746cm" svg:x="18.489cm" svg:y="15.678cm">
          <draw:text-box>
            <text:p>73</text:p>
          </draw:text-box>
        </draw:frame>
        <draw:frame draw:style-name="gr34" draw:text-style-name="P2" draw:layer="layout" svg:width="0.87cm" svg:height="0.746cm" svg:x="21.489cm" svg:y="15.678cm">
          <draw:text-box>
            <text:p>73</text:p>
          </draw:text-box>
        </draw:frame>
        <draw:custom-shape draw:style-name="gr7" draw:text-style-name="P12" draw:layer="layout" svg:width="0.27cm" svg:height="0.326cm" svg:x="18.669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8.669cm" svg:y="11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8.669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8.669cm" svg:y="13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5.669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5.669cm" svg:y="1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5.669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15.669cm" svg:y="13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21.669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21.669cm" svg:y="1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21.669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27cm" svg:height="0.326cm" svg:x="21.669cm" svg:y="13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15.398cm" svg:y1="17.891cm" svg:x2="16.795cm" svg:y2="17.891cm">
          <text:p/>
        </draw:line>
        <draw:line draw:style-name="gr35" draw:text-style-name="P6" draw:layer="layout" svg:x1="18.361cm" svg:y1="17.891cm" svg:x2="19.758cm" svg:y2="17.891cm">
          <text:p/>
        </draw:line>
        <draw:line draw:style-name="gr35" draw:text-style-name="P6" draw:layer="layout" svg:x1="21.324cm" svg:y1="17.891cm" svg:x2="22.721cm" svg:y2="17.891cm">
          <text:p/>
        </draw:line>
        <draw:line draw:style-name="gr35" draw:text-style-name="P6" draw:layer="layout" svg:x1="24.019cm" svg:y1="4.683cm" svg:x2="24.019cm" svg:y2="16.875cm">
          <text:p/>
        </draw:line>
        <draw:frame draw:style-name="gr30" draw:text-style-name="P7" draw:layer="layout" svg:width="3.175cm" svg:height="1.421cm" svg:x="14.275cm" svg:y="2.138cm">
          <draw:text-box>
            <text:p><text:span text:style-name="T6">C(S</text:span><text:span text:style-name="T14">ij</text:span><text:span text:style-name="T15">MIT </text:span><text:span text:style-name="T6">, S</text:span><text:span text:style-name="T14">ij</text:span><text:span text:style-name="T15">ALL</text:span><text:span text:style-name="T16">)</text:span></text:p>
          </draw:text-box>
        </draw:frame>
        <draw:frame draw:style-name="gr30" draw:text-style-name="P7" draw:layer="layout" svg:width="3.175cm" svg:height="1.421cm" svg:x="17.476cm" svg:y="2.139cm">
          <draw:text-box>
            <text:p><text:span text:style-name="T6">C(S</text:span><text:span text:style-name="T14">ij</text:span><text:span text:style-name="T15">MIT</text:span><text:span text:style-name="T6"> , S</text:span><text:span text:style-name="T14">ij</text:span><text:span text:style-name="T15">RL</text:span><text:span text:style-name="T16">)</text:span></text:p>
          </draw:text-box>
        </draw:frame>
        <draw:frame draw:style-name="gr30" draw:text-style-name="P7" draw:layer="layout" svg:width="3.997cm" svg:height="1.421cm" svg:x="20.277cm" svg:y="2.14cm">
          <draw:text-box>
            <text:p><text:span text:style-name="T6">C(S</text:span><text:span text:style-name="T14">ij</text:span><text:span text:style-name="T15">MIT</text:span><text:span text:style-name="T6">, S</text:span><text:span text:style-name="T14">ij</text:span><text:span text:style-name="T15">CALL4</text:span><text:span text:style-name="T16">)</text:span></text:p>
          </draw:text-box>
        </draw:frame>
        <draw:line draw:style-name="gr32" draw:text-style-name="P6" draw:layer="layout" svg:x1="5.572cm" svg:y1="3.794cm" svg:x2="5.572cm" svg:y2="5.953cm">
          <text:p/>
        </draw:line>
        <draw:line draw:style-name="gr32" draw:text-style-name="P6" draw:layer="layout" svg:x1="7.172cm" svg:y1="3.857cm" svg:x2="7.172cm" svg:y2="6.016cm">
          <text:p/>
        </draw:line>
        <draw:line draw:style-name="gr32" draw:text-style-name="P6" draw:layer="layout" svg:x1="8.772cm" svg:y1="3.82cm" svg:x2="8.772cm" svg:y2="5.979cm">
          <text:p/>
        </draw:line>
        <draw:line draw:style-name="gr32" draw:text-style-name="P6" draw:layer="layout" svg:x1="10.372cm" svg:y1="3.783cm" svg:x2="10.372cm" svg:y2="5.942cm">
          <text:p/>
        </draw:line>
        <draw:custom-shape draw:style-name="gr8" draw:text-style-name="P9" draw:layer="layout" svg:width="1.252cm" svg:height="2.391cm" svg:x="5.272cm" svg:y="3.6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252cm" svg:height="2.391cm" svg:x="8.473cm" svg:y="3.6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252cm" svg:height="2.391cm" svg:x="6.873cm" svg:y="3.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252cm" svg:height="2.391cm" svg:x="10.073cm" svg:y="3.68cm">
          <text:p/>
          <draw:enhanced-geometry svg:viewBox="0 0 21600 21600" draw:type="rectangle" draw:enhanced-path="M 0 0 L 21600 0 21600 21600 0 21600 0 0 Z N"/>
        </draw:custom-shape>
        <draw:line draw:style-name="gr32" draw:text-style-name="P6" draw:layer="layout" svg:x1="7.173cm" svg:y1="7.419cm" svg:x2="7.173cm" svg:y2="9.578cm">
          <text:p/>
        </draw:line>
        <draw:line draw:style-name="gr32" draw:text-style-name="P6" draw:layer="layout" svg:x1="8.773cm" svg:y1="7.382cm" svg:x2="8.773cm" svg:y2="9.541cm">
          <text:p/>
        </draw:line>
        <draw:line draw:style-name="gr32" draw:text-style-name="P6" draw:layer="layout" svg:x1="7.174cm" svg:y1="7.419cm" svg:x2="7.174cm" svg:y2="9.578cm">
          <text:p/>
        </draw:line>
        <draw:line draw:style-name="gr32" draw:text-style-name="P6" draw:layer="layout" svg:x1="8.774cm" svg:y1="7.382cm" svg:x2="8.774cm" svg:y2="9.541cm">
          <text:p/>
        </draw:line>
        <draw:line draw:style-name="gr32" draw:text-style-name="P6" draw:layer="layout" svg:x1="7.174cm" svg:y1="7.381cm" svg:x2="7.174cm" svg:y2="9.54cm">
          <text:p/>
        </draw:line>
        <draw:line draw:style-name="gr32" draw:text-style-name="P6" draw:layer="layout" svg:x1="8.774cm" svg:y1="7.344cm" svg:x2="8.774cm" svg:y2="9.503cm">
          <text:p/>
        </draw:line>
        <draw:line draw:style-name="gr32" draw:text-style-name="P6" draw:layer="layout" svg:x1="5.575cm" svg:y1="7.381cm" svg:x2="5.575cm" svg:y2="9.54cm">
          <text:p/>
        </draw:line>
        <draw:line draw:style-name="gr32" draw:text-style-name="P6" draw:layer="layout" svg:x1="10.375cm" svg:y1="7.344cm" svg:x2="10.375cm" svg:y2="9.503cm">
          <text:p/>
        </draw:line>
        <draw:line draw:style-name="gr32" draw:text-style-name="P6" draw:layer="layout" svg:x1="10.375cm" svg:y1="15.307cm" svg:x2="10.375cm" svg:y2="17.466cm">
          <text:p/>
        </draw:line>
        <draw:line draw:style-name="gr32" draw:text-style-name="P6" draw:layer="layout" svg:x1="8.775cm" svg:y1="15.27cm" svg:x2="8.775cm" svg:y2="17.429cm">
          <text:p/>
        </draw:line>
        <draw:line draw:style-name="gr32" draw:text-style-name="P6" draw:layer="layout" svg:x1="7.175cm" svg:y1="15.233cm" svg:x2="7.175cm" svg:y2="17.392cm">
          <text:p/>
        </draw:line>
        <draw:line draw:style-name="gr32" draw:text-style-name="P6" draw:layer="layout" svg:x1="5.575cm" svg:y1="15.296cm" svg:x2="5.575cm" svg:y2="17.455cm">
          <text:p/>
        </draw:line>
      </draw:page>
      <draw:page draw:name="page4" draw:style-name="dp1" draw:master-page-name="Default">
        <draw:custom-shape draw:style-name="gr36" draw:text-style-name="P1" draw:layer="layout" svg:width="2.669cm" svg:height="2.379cm" svg:x="2.649cm" svg:y="3.77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67cm" svg:height="2.378cm" svg:x="2.649cm" svg:y="7.35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67cm" svg:height="2.378cm" svg:x="2.649cm" svg:y="15.1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3.736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3.736cm" svg:y="11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3.736cm" svg:y="12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3.736cm" svg:y="1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2.669cm" svg:height="2.379cm" svg:x="5.55cm" svg:y="3.7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67cm" svg:height="2.378cm" svg:x="5.55cm" svg:y="7.35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67cm" svg:height="2.378cm" svg:x="5.55cm" svg:y="15.1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6.637cm" svg:y="10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6.637cm" svg:y="11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6.637cm" svg:y="12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6.637cm" svg:y="13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2.669cm" svg:height="2.379cm" svg:x="8.55cm" svg:y="3.7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67cm" svg:height="2.378cm" svg:x="8.55cm" svg:y="7.35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67cm" svg:height="2.378cm" svg:x="8.55cm" svg:y="15.1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9.637cm" svg:y="10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9.637cm" svg:y="11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9.637cm" svg:y="12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9.637cm" svg:y="1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2.669cm" svg:height="2.379cm" svg:x="11.55cm" svg:y="3.78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67cm" svg:height="2.378cm" svg:x="11.55cm" svg:y="7.35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67cm" svg:height="2.378cm" svg:x="11.55cm" svg:y="15.1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12.637cm" svg:y="10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2.637cm" svg:y="11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2.637cm" svg:y="1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12.637cm" svg:y="13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3.175cm" svg:height="1.421cm" svg:x="2.574cm" svg:y="1.674cm">
          <draw:text-box>
            <text:p><text:span text:style-name="T17">MIT</text:span><text:span text:style-name="T18">i.</text:span><text:span text:style-name="T19">T</text:span><text:span text:style-name="T17"> * MIT</text:span><text:span text:style-name="T18">j.</text:span><text:span text:style-name="T19">T</text:span></text:p>
          </draw:text-box>
        </draw:frame>
        <draw:frame draw:style-name="gr30" draw:text-style-name="P14" draw:layer="layout" svg:width="3.175cm" svg:height="1.421cm" svg:x="5.375cm" svg:y="1.675cm">
          <draw:text-box>
            <text:p><text:span text:style-name="T17">MIT</text:span><text:span text:style-name="T18">i.</text:span><text:span text:style-name="T19">T</text:span><text:span text:style-name="T17"> * ALL</text:span><text:span text:style-name="T18">j.</text:span><text:span text:style-name="T19">T</text:span></text:p>
          </draw:text-box>
        </draw:frame>
        <draw:frame draw:style-name="gr30" draw:text-style-name="P14" draw:layer="layout" svg:width="3.175cm" svg:height="1.421cm" svg:x="8.576cm" svg:y="1.676cm">
          <draw:text-box>
            <text:p><text:span text:style-name="T17">MIT</text:span><text:span text:style-name="T18">i.</text:span><text:span text:style-name="T19">T</text:span><text:span text:style-name="T17"> * RL</text:span><text:span text:style-name="T18">j.</text:span><text:span text:style-name="T19">T</text:span></text:p>
          </draw:text-box>
        </draw:frame>
        <draw:frame draw:style-name="gr30" draw:text-style-name="P14" draw:layer="layout" svg:width="3.361cm" svg:height="1.421cm" svg:x="11.277cm" svg:y="1.677cm">
          <draw:text-box>
            <text:p><text:span text:style-name="T17">MIT</text:span><text:span text:style-name="T18">i.</text:span><text:span text:style-name="T19">T</text:span><text:span text:style-name="T17"> * CALL4</text:span><text:span text:style-name="T18">j.</text:span><text:span text:style-name="T19">T</text:span></text:p>
          </draw:text-box>
        </draw:frame>
        <draw:line draw:style-name="gr38" draw:text-style-name="P15" draw:layer="layout" svg:x1="2.828cm" svg:y1="3.832cm" svg:x2="5.114cm" svg:y2="5.991cm">
          <text:p/>
        </draw:line>
        <draw:line draw:style-name="gr38" draw:text-style-name="P15" draw:layer="layout" svg:x1="5.828cm" svg:y1="3.833cm" svg:x2="8.114cm" svg:y2="5.992cm">
          <text:p/>
        </draw:line>
        <draw:line draw:style-name="gr38" draw:text-style-name="P15" draw:layer="layout" svg:x1="8.628cm" svg:y1="3.834cm" svg:x2="10.914cm" svg:y2="5.993cm">
          <text:p/>
        </draw:line>
        <draw:line draw:style-name="gr38" draw:text-style-name="P15" draw:layer="layout" svg:x1="11.728cm" svg:y1="3.835cm" svg:x2="14.014cm" svg:y2="5.994cm">
          <text:p/>
        </draw:line>
        <draw:line draw:style-name="gr38" draw:text-style-name="P15" draw:layer="layout" svg:x1="2.828cm" svg:y1="7.433cm" svg:x2="5.114cm" svg:y2="9.592cm">
          <text:p/>
        </draw:line>
        <draw:line draw:style-name="gr38" draw:text-style-name="P15" draw:layer="layout" svg:x1="5.728cm" svg:y1="7.434cm" svg:x2="8.014cm" svg:y2="9.593cm">
          <text:p/>
        </draw:line>
        <draw:line draw:style-name="gr38" draw:text-style-name="P15" draw:layer="layout" svg:x1="8.728cm" svg:y1="7.435cm" svg:x2="11.014cm" svg:y2="9.594cm">
          <text:p/>
        </draw:line>
        <draw:line draw:style-name="gr38" draw:text-style-name="P15" draw:layer="layout" svg:x1="11.728cm" svg:y1="7.436cm" svg:x2="14.014cm" svg:y2="9.595cm">
          <text:p/>
        </draw:line>
        <draw:line draw:style-name="gr38" draw:text-style-name="P15" draw:layer="layout" svg:x1="11.728cm" svg:y1="15.337cm" svg:x2="14.014cm" svg:y2="17.496cm">
          <text:p/>
        </draw:line>
        <draw:line draw:style-name="gr38" draw:text-style-name="P15" draw:layer="layout" svg:x1="8.728cm" svg:y1="15.338cm" svg:x2="11.014cm" svg:y2="17.497cm">
          <text:p/>
        </draw:line>
        <draw:line draw:style-name="gr38" draw:text-style-name="P15" draw:layer="layout" svg:x1="5.728cm" svg:y1="15.339cm" svg:x2="8.014cm" svg:y2="17.498cm">
          <text:p/>
        </draw:line>
        <draw:line draw:style-name="gr38" draw:text-style-name="P15" draw:layer="layout" svg:x1="2.828cm" svg:y1="15.34cm" svg:x2="5.114cm" svg:y2="17.499cm">
          <text:p/>
        </draw:line>
        <draw:frame draw:style-name="gr39" draw:text-style-name="P16" draw:layer="layout" svg:width="1.143cm" svg:height="1.241cm" svg:x="1.304cm" svg:y="4.721cm">
          <draw:text-box>
            <text:p>73</text:p>
          </draw:text-box>
        </draw:frame>
        <draw:frame draw:style-name="gr39" draw:text-style-name="P16" draw:layer="layout" svg:width="1.143cm" svg:height="1.241cm" svg:x="1.305cm" svg:y="8.122cm">
          <draw:text-box>
            <text:p>73</text:p>
          </draw:text-box>
        </draw:frame>
        <draw:frame draw:style-name="gr39" draw:text-style-name="P16" draw:layer="layout" svg:width="1.143cm" svg:height="1.241cm" svg:x="1.306cm" svg:y="15.623cm">
          <draw:text-box>
            <text:p>73</text:p>
          </draw:text-box>
        </draw:frame>
        <draw:frame draw:style-name="gr40" draw:text-style-name="P16" draw:layer="layout" svg:width="1.002cm" svg:height="0.751cm" svg:x="3.336cm" svg:y="2.9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6.137cm" svg:y="2.9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9.138cm" svg:y="2.9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12.139cm" svg:y="2.9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3.336cm" svg:y="6.5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6.137cm" svg:y="6.5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9.138cm" svg:y="6.5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12.139cm" svg:y="6.5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3.336cm" svg:y="14.3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6.137cm" svg:y="14.3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9.138cm" svg:y="14.397cm">
          <draw:text-box>
            <text:p text:style-name="P17"><text:span text:style-name="T20">73</text:span></text:p>
          </draw:text-box>
        </draw:frame>
        <draw:frame draw:style-name="gr40" draw:text-style-name="P16" draw:layer="layout" svg:width="1.002cm" svg:height="0.751cm" svg:x="12.139cm" svg:y="14.397cm">
          <draw:text-box>
            <text:p text:style-name="P17"><text:span text:style-name="T20">73</text:span></text:p>
          </draw:text-box>
        </draw:frame>
        <draw:custom-shape draw:style-name="gr41" draw:text-style-name="P1" draw:layer="layout" svg:width="1.82cm" svg:height="1.805cm" svg:x="17.887cm" svg:y="5.7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2cm" svg:height="1.805cm" svg:x="17.956cm" svg:y="8.01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82cm" svg:height="1.806cm" svg:x="17.956cm" svg:y="10.3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2cm" svg:height="1.805cm" svg:x="17.956cm" svg:y="12.722cm">
          <text:p/>
          <draw:enhanced-geometry svg:viewBox="0 0 21600 21600" draw:type="rectangle" draw:enhanced-path="M 0 0 L 21600 0 21600 21600 0 21600 0 0 Z N"/>
        </draw:custom-shape>
        <draw:frame draw:style-name="gr43" draw:text-style-name="P16" draw:layer="layout" svg:width="1.222cm" svg:height="1.241cm" svg:x="18.355cm" svg:y="4.935cm">
          <draw:text-box>
            <text:p text:style-name="P17"><text:span text:style-name="T20">73</text:span></text:p>
          </draw:text-box>
        </draw:frame>
        <draw:frame draw:style-name="gr43" draw:text-style-name="P16" draw:layer="layout" svg:width="1.009cm" svg:height="1.241cm" svg:x="26.087cm" svg:y="6.384cm">
          <draw:text-box>
            <text:p text:style-name="P17"><text:span text:style-name="T20">23</text:span></text:p>
          </draw:text-box>
        </draw:frame>
        <draw:frame draw:style-name="gr43" draw:text-style-name="P16" draw:layer="layout" svg:width="1.01cm" svg:height="1.241cm" svg:x="26.088cm" svg:y="8.662cm">
          <draw:text-box>
            <text:p text:style-name="P17"><text:span text:style-name="T20">23</text:span></text:p>
          </draw:text-box>
        </draw:frame>
        <draw:frame draw:style-name="gr43" draw:text-style-name="P16" draw:layer="layout" svg:width="1.01cm" svg:height="1.241cm" svg:x="26.088cm" svg:y="10.94cm">
          <draw:text-box>
            <text:p text:style-name="P17"><text:span text:style-name="T20">23</text:span></text:p>
          </draw:text-box>
        </draw:frame>
        <draw:frame draw:style-name="gr43" draw:text-style-name="P16" draw:layer="layout" svg:width="1.009cm" svg:height="1.241cm" svg:x="26.09cm" svg:y="13.217cm">
          <draw:text-box>
            <text:p text:style-name="P17"><text:span text:style-name="T20">23</text:span></text:p>
          </draw:text-box>
        </draw:frame>
        <draw:custom-shape draw:style-name="gr44" draw:text-style-name="P18" draw:layer="layout" svg:width="1.27cm" svg:height="12.827cm" svg:x="14.778cm" svg:y="4.1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1" draw:text-style-name="P1" draw:layer="layout" svg:width="1.82cm" svg:height="1.805cm" svg:x="19.988cm" svg:y="5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2cm" svg:height="1.805cm" svg:x="20.057cm" svg:y="8.05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82cm" svg:height="1.806cm" svg:x="20.057cm" svg:y="10.40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2cm" svg:height="1.805cm" svg:x="20.057cm" svg:y="12.76cm">
          <text:p/>
          <draw:enhanced-geometry svg:viewBox="0 0 21600 21600" draw:type="rectangle" draw:enhanced-path="M 0 0 L 21600 0 21600 21600 0 21600 0 0 Z N"/>
        </draw:custom-shape>
        <draw:frame draw:style-name="gr43" draw:text-style-name="P16" draw:layer="layout" svg:width="1.222cm" svg:height="1.241cm" svg:x="20.456cm" svg:y="4.973cm">
          <draw:text-box>
            <text:p text:style-name="P17"><text:span text:style-name="T20">73</text:span></text:p>
          </draw:text-box>
        </draw:frame>
        <draw:custom-shape draw:style-name="gr41" draw:text-style-name="P1" draw:layer="layout" svg:width="1.82cm" svg:height="1.805cm" svg:x="22.089cm" svg:y="5.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2cm" svg:height="1.805cm" svg:x="22.158cm" svg:y="8.0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82cm" svg:height="1.806cm" svg:x="22.158cm" svg:y="10.44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2cm" svg:height="1.805cm" svg:x="22.158cm" svg:y="12.798cm">
          <text:p/>
          <draw:enhanced-geometry svg:viewBox="0 0 21600 21600" draw:type="rectangle" draw:enhanced-path="M 0 0 L 21600 0 21600 21600 0 21600 0 0 Z N"/>
        </draw:custom-shape>
        <draw:frame draw:style-name="gr43" draw:text-style-name="P16" draw:layer="layout" svg:width="1.222cm" svg:height="1.241cm" svg:x="22.557cm" svg:y="5.011cm">
          <draw:text-box>
            <text:p text:style-name="P17"><text:span text:style-name="T20">73</text:span></text:p>
          </draw:text-box>
        </draw:frame>
        <draw:custom-shape draw:style-name="gr41" draw:text-style-name="P1" draw:layer="layout" svg:width="1.82cm" svg:height="1.805cm" svg:x="24.19cm" svg:y="5.84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2cm" svg:height="1.805cm" svg:x="24.259cm" svg:y="8.12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82cm" svg:height="1.806cm" svg:x="24.259cm" svg:y="10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2cm" svg:height="1.805cm" svg:x="24.259cm" svg:y="12.836cm">
          <text:p/>
          <draw:enhanced-geometry svg:viewBox="0 0 21600 21600" draw:type="rectangle" draw:enhanced-path="M 0 0 L 21600 0 21600 21600 0 21600 0 0 Z N"/>
        </draw:custom-shape>
        <draw:frame draw:style-name="gr43" draw:text-style-name="P16" draw:layer="layout" svg:width="1.222cm" svg:height="1.241cm" svg:x="24.658cm" svg:y="5.049cm">
          <draw:text-box>
            <text:p text:style-name="P17"><text:span text:style-name="T20">73</text:span></text:p>
          </draw:text-box>
        </draw:frame>
        <draw:frame draw:style-name="gr45" draw:text-style-name="P19" draw:layer="layout" svg:width="1.552cm" svg:height="0.751cm" svg:x="15.84cm" svg:y="6.469cm">
          <draw:text-box>
            <text:p text:style-name="P17"><text:span text:style-name="T21">MIT</text:span></text:p>
          </draw:text-box>
        </draw:frame>
        <draw:frame draw:style-name="gr46" draw:text-style-name="P19" draw:layer="layout" svg:width="1.556cm" svg:height="0.751cm" svg:x="15.84cm" svg:y="8.669cm">
          <draw:text-box>
            <text:p text:style-name="P17"><text:span text:style-name="T21">ALL</text:span></text:p>
          </draw:text-box>
        </draw:frame>
        <draw:frame draw:style-name="gr47" draw:text-style-name="P19" draw:layer="layout" svg:width="1.217cm" svg:height="0.751cm" svg:x="16.04cm" svg:y="10.869cm">
          <draw:text-box>
            <text:p text:style-name="P17"><text:span text:style-name="T21">RL</text:span></text:p>
          </draw:text-box>
        </draw:frame>
        <draw:frame draw:style-name="gr48" draw:text-style-name="P19" draw:layer="layout" svg:width="2.204cm" svg:height="0.751cm" svg:x="15.741cm" svg:y="13.069cm">
          <draw:text-box>
            <text:p text:style-name="P17"><text:span text:style-name="T21">CALL4</text:span></text:p>
          </draw:text-box>
        </draw:frame>
        <draw:frame draw:style-name="gr45" draw:text-style-name="P19" draw:layer="layout" svg:width="1.552cm" svg:height="0.751cm" svg:x="18.072cm" svg:y="3.794cm">
          <draw:text-box>
            <text:p text:style-name="P17"><text:span text:style-name="T21">MIT</text:span></text:p>
          </draw:text-box>
        </draw:frame>
        <draw:frame draw:style-name="gr46" draw:text-style-name="P19" draw:layer="layout" svg:width="1.556cm" svg:height="0.751cm" svg:x="19.872cm" svg:y="3.794cm">
          <draw:text-box>
            <text:p text:style-name="P17"><text:span text:style-name="T21">ALL</text:span></text:p>
          </draw:text-box>
        </draw:frame>
        <draw:frame draw:style-name="gr47" draw:text-style-name="P19" draw:layer="layout" svg:width="1.217cm" svg:height="0.751cm" svg:x="21.872cm" svg:y="3.794cm">
          <draw:text-box>
            <text:p text:style-name="P17"><text:span text:style-name="T21">RL</text:span></text:p>
          </draw:text-box>
        </draw:frame>
        <draw:frame draw:style-name="gr48" draw:text-style-name="P19" draw:layer="layout" svg:width="2.204cm" svg:height="0.751cm" svg:x="23.872cm" svg:y="3.794cm">
          <draw:text-box>
            <text:p text:style-name="P17"><text:span text:style-name="T21">CALL4</text:span></text:p>
          </draw:text-box>
        </draw:frame>
      </draw:page>
      <draw:page draw:name="page5" draw:style-name="dp1" draw:master-page-name="Default">
        <draw:frame draw:style-name="gr2" draw:text-style-name="P2" draw:layer="layout" svg:width="1.27cm" svg:height="1.424cm" svg:x="8.181cm" svg:y="4.217cm">
          <draw:text-box>
            <text:p>N<text:span text:style-name="T1">1</text:span></text:p>
          </draw:text-box>
        </draw:frame>
        <draw:frame draw:style-name="gr2" draw:text-style-name="P2" draw:layer="layout" svg:width="1.686cm" svg:height="1.424cm" svg:x="10.078cm" svg:y="2.357cm">
          <draw:text-box>
            <text:p>N<text:span text:style-name="T1">1</text:span></text:p>
          </draw:text-box>
        </draw:frame>
        <draw:frame draw:style-name="gr5" draw:text-style-name="P2" draw:layer="layout" svg:width="1.162cm" svg:height="1.483cm" svg:x="8.135cm" svg:y="18.151cm">
          <draw:text-box>
            <text:p>N<text:span text:style-name="T1">23</text:span></text:p>
          </draw:text-box>
        </draw:frame>
        <draw:frame draw:style-name="gr6" draw:text-style-name="P3" draw:layer="layout" svg:width="1.812cm" svg:height="1.684cm" svg:x="10.179cm" svg:y="16.491cm">
          <draw:text-box>
            <text:p><text:span text:style-name="T2">N</text:span><text:span text:style-name="T3">23</text:span></text:p>
          </draw:text-box>
        </draw:frame>
        <draw:g>
          <draw:custom-shape draw:style-name="gr49" draw:text-style-name="P20" draw:layer="layout" svg:width="0.297cm" svg:height="0.322cm" svg:x="10.635cm" svg:y="9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0" draw:layer="layout" svg:width="0.297cm" svg:height="0.322cm" svg:x="10.635cm" svg:y="10.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0" draw:layer="layout" svg:width="0.297cm" svg:height="0.322cm" svg:x="10.635cm" svg:y="11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2" draw:layer="layout" svg:width="1.143cm" svg:height="1.349cm" svg:x="16.637cm" svg:y="4.0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18.311cm" svg:y="2.397cm">
          <draw:text-box>
            <text:p>73</text:p>
          </draw:text-box>
        </draw:frame>
        <draw:frame draw:style-name="gr12" draw:text-style-name="P5" draw:layer="layout" svg:width="2.21cm" svg:height="1.493cm" svg:x="16.151cm" svg:y="7.173cm">
          <draw:text-box>
            <text:p><text:span text:style-name="T4">N</text:span><text:span text:style-name="T5">2</text:span><text:span text:style-name="T4">+N</text:span><text:span text:style-name="T5">1</text:span></text:p>
          </draw:text-box>
        </draw:frame>
        <draw:frame draw:style-name="gr13" draw:text-style-name="P2" draw:layer="layout" svg:width="1.011cm" svg:height="1.229cm" svg:x="18.512cm" svg:y="5.99cm">
          <draw:text-box>
            <text:p>73</text:p>
          </draw:text-box>
        </draw:frame>
        <draw:frame draw:style-name="gr14" draw:text-style-name="P2" draw:layer="layout" svg:width="1.442cm" svg:height="1.349cm" svg:x="16.446cm" svg:y="18.54cm">
          <draw:text-box>
            <text:p>N<text:span text:style-name="T1">23</text:span></text:p>
          </draw:text-box>
        </draw:frame>
        <draw:frame draw:style-name="gr15" draw:text-style-name="P2" draw:layer="layout" svg:width="1.011cm" svg:height="1.23cm" svg:x="18.312cm" svg:y="16.257cm">
          <draw:text-box>
            <text:p>73</text:p>
          </draw:text-box>
        </draw:frame>
        <draw:g>
          <draw:custom-shape draw:style-name="gr49" draw:text-style-name="P20" draw:layer="layout" svg:width="0.27cm" svg:height="0.326cm" svg:x="18.767cm" svg:y="9.9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0" draw:layer="layout" svg:width="0.27cm" svg:height="0.326cm" svg:x="18.767cm" svg:y="10.7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0" draw:layer="layout" svg:width="0.27cm" svg:height="0.326cm" svg:x="18.767cm" svg:y="11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0" draw:text-style-name="P21" draw:layer="layout" svg:width="4.45cm" svg:height="1.421cm" svg:x="8.769cm" svg:y="1.135cm">
          <draw:text-box>
            <text:p><text:span text:style-name="T22">Contact Maps (C</text:span><text:span text:style-name="T23">a</text:span><text:span text:style-name="T24">ij</text:span><text:span text:style-name="T22">)</text:span></text:p>
          </draw:text-box>
        </draw:frame>
        <draw:frame draw:style-name="gr50" draw:text-style-name="P8" draw:layer="layout" svg:width="4.074cm" svg:height="2.188cm" svg:x="16.933cm" svg:y="1.135cm">
          <draw:text-box>
            <text:p><text:span text:style-name="T7">Graphlets(S</text:span><text:span text:style-name="T9">a</text:span><text:span text:style-name="T8">ij</text:span><text:span text:style-name="T25">)</text:span></text:p>
          </draw:text-box>
        </draw:frame>
        <draw:frame draw:style-name="gr5" draw:text-style-name="P2" draw:layer="layout" svg:width="1.162cm" svg:height="1.483cm" svg:x="8.073cm" svg:y="14.152cm">
          <draw:text-box>
            <text:p>N<text:span text:style-name="T1">22</text:span></text:p>
          </draw:text-box>
        </draw:frame>
        <draw:frame draw:style-name="gr6" draw:text-style-name="P3" draw:layer="layout" svg:width="1.812cm" svg:height="1.684cm" svg:x="10.017cm" svg:y="12.392cm">
          <draw:text-box>
            <text:p><text:span text:style-name="T2">N</text:span><text:span text:style-name="T3">23</text:span></text:p>
          </draw:text-box>
        </draw:frame>
        <draw:frame draw:style-name="gr14" draw:text-style-name="P5" draw:layer="layout" svg:width="1.961cm" svg:height="1.349cm" svg:x="15.984cm" svg:y="13.941cm">
          <draw:text-box>
            <text:p><text:span text:style-name="T4">N</text:span><text:span text:style-name="T5">22</text:span><text:span text:style-name="T4">+N</text:span><text:span text:style-name="T5">23</text:span></text:p>
          </draw:text-box>
        </draw:frame>
        <draw:frame draw:style-name="gr15" draw:text-style-name="P2" draw:layer="layout" svg:width="1.011cm" svg:height="1.23cm" svg:x="18.35cm" svg:y="12.258cm">
          <draw:text-box>
            <text:p>73</text:p>
          </draw:text-box>
        </draw:frame>
        <draw:frame draw:style-name="gr51" draw:text-style-name="P2" draw:layer="layout" svg:width="4.079cm" svg:height="0.852cm" svg:x="2.383cm" svg:y="4.302cm">
          <draw:text-box>
            <text:p>(1) Chr1-Chr1(C<text:span text:style-name="T1">1</text:span>)</text:p>
          </draw:text-box>
        </draw:frame>
        <draw:frame draw:style-name="gr52" draw:text-style-name="P2" draw:layer="layout" svg:width="4.342cm" svg:height="0.852cm" svg:x="2.383cm" svg:y="7.503cm">
          <draw:text-box>
            <text:p>(2) Chr1-Chr2(C<text:span text:style-name="T1">12</text:span>)</text:p>
          </draw:text-box>
        </draw:frame>
        <draw:frame draw:style-name="gr53" draw:text-style-name="P2" draw:layer="layout" svg:width="5.467cm" svg:height="0.852cm" svg:x="2.383cm" svg:y="14.204cm">
          <draw:text-box>
            <text:p>(275) Chr22-Chr23(C<text:span text:style-name="T1">22,23</text:span>)</text:p>
          </draw:text-box>
        </draw:frame>
        <draw:frame draw:style-name="gr54" draw:text-style-name="P2" draw:layer="layout" svg:width="5.179cm" svg:height="0.852cm" svg:x="2.383cm" svg:y="18.505cm">
          <draw:text-box>
            <text:p>(276) Chr23-Chr23(C<text:span text:style-name="T1">23</text:span>)</text:p>
          </draw:text-box>
        </draw:frame>
        <draw:line draw:style-name="gr16" draw:text-style-name="P6" draw:layer="layout" svg:x1="12.928cm" svg:y1="18.877cm" svg:x2="15.551cm" svg:y2="18.907cm">
          <text:p/>
        </draw:line>
        <draw:frame draw:style-name="gr55" draw:text-style-name="P22" draw:layer="layout" svg:width="1.078cm" svg:height="0.595cm" svg:x="9.058cm" svg:y="3.213cm">
          <draw:text-box>
            <text:p><text:span text:style-name="T26">C</text:span><text:span text:style-name="T27">1,1,1,1</text:span></text:p>
          </draw:text-box>
        </draw:frame>
        <draw:frame draw:style-name="gr56" draw:text-style-name="P22" draw:layer="layout" svg:width="1.099cm" svg:height="0.595cm" svg:x="9.758cm" svg:y="3.213cm">
          <draw:text-box>
            <text:p><text:span text:style-name="T26">C</text:span><text:span text:style-name="T27">1,1,1,2</text:span></text:p>
          </draw:text-box>
        </draw:frame>
        <draw:frame draw:style-name="gr56" draw:text-style-name="P22" draw:layer="layout" svg:width="1.099cm" svg:height="0.595cm" svg:x="9.058cm" svg:y="3.713cm">
          <draw:text-box>
            <text:p><text:span text:style-name="T26">C</text:span><text:span text:style-name="T27">1,1,2,1</text:span></text:p>
          </draw:text-box>
        </draw:frame>
        <draw:frame draw:style-name="gr57" draw:text-style-name="P22" draw:layer="layout" svg:width="1.2cm" svg:height="0.595cm" svg:x="9.058cm" svg:y="5.013cm">
          <draw:text-box>
            <text:p><text:span text:style-name="T26">C</text:span><text:span text:style-name="T27">1,1,N1,1</text:span></text:p>
          </draw:text-box>
        </draw:frame>
        <draw:frame draw:style-name="gr57" draw:text-style-name="P22" draw:layer="layout" svg:width="1.2cm" svg:height="0.595cm" svg:x="11.158cm" svg:y="3.213cm">
          <draw:text-box>
            <text:p><text:span text:style-name="T26">C</text:span><text:span text:style-name="T27">1,1,1,N1</text:span></text:p>
          </draw:text-box>
        </draw:frame>
        <draw:frame draw:style-name="gr58" draw:text-style-name="P22" draw:layer="layout" svg:width="1.323cm" svg:height="0.595cm" svg:x="11.058cm" svg:y="5.013cm">
          <draw:text-box>
            <text:p><text:span text:style-name="T26">C</text:span><text:span text:style-name="T27">1,1,N1,N1</text:span></text:p>
          </draw:text-box>
        </draw:frame>
        <draw:frame draw:style-name="gr59" draw:text-style-name="P23" draw:layer="layout" svg:width="1.075cm" svg:height="0.847cm" svg:x="17.424cm" svg:y="3.159cm">
          <draw:text-box>
            <text:p><text:span text:style-name="T28">S</text:span><text:span text:style-name="T29">1,1,1,1</text:span></text:p>
          </draw:text-box>
        </draw:frame>
        <draw:frame draw:style-name="gr59" draw:text-style-name="P23" draw:layer="layout" svg:width="1.164cm" svg:height="0.847cm" svg:x="19.624cm" svg:y="3.159cm">
          <draw:text-box>
            <text:p><text:span text:style-name="T28">S</text:span><text:span text:style-name="T29">1,1,1,73</text:span></text:p>
          </draw:text-box>
        </draw:frame>
        <draw:frame draw:style-name="gr59" draw:text-style-name="P23" draw:layer="layout" svg:width="1.306cm" svg:height="0.847cm" svg:x="19.625cm" svg:y="5.26cm">
          <draw:text-box>
            <text:p><text:span text:style-name="T28">S</text:span><text:span text:style-name="T29">1,1,N1,73</text:span></text:p>
          </draw:text-box>
        </draw:frame>
        <draw:frame draw:style-name="gr59" draw:text-style-name="P23" draw:layer="layout" svg:width="1.202cm" svg:height="0.847cm" svg:x="17.424cm" svg:y="5.259cm">
          <draw:text-box>
            <text:p><text:span text:style-name="T28">S</text:span><text:span text:style-name="T29">1,1,N1,1</text:span></text:p>
          </draw:text-box>
        </draw:frame>
        <draw:frame draw:style-name="gr59" draw:text-style-name="P24" draw:layer="layout" svg:width="1.224cm" svg:height="0.847cm" svg:x="17.556cm" svg:y="6.755cm">
          <draw:text-box>
            <text:p><text:span text:style-name="T30">S</text:span><text:span text:style-name="T31">1,2,1,1</text:span></text:p>
          </draw:text-box>
        </draw:frame>
        <draw:frame draw:style-name="gr59" draw:text-style-name="P24" draw:layer="layout" svg:width="1.033cm" svg:height="0.847cm" svg:x="19.688cm" svg:y="6.755cm">
          <draw:text-box>
            <text:p><text:span text:style-name="T30">S</text:span><text:span text:style-name="T31">1,1,1,73</text:span></text:p>
          </draw:text-box>
        </draw:frame>
        <draw:frame draw:style-name="gr59" draw:text-style-name="P25" draw:layer="layout" svg:width="1.419cm" svg:height="0.847cm" svg:x="19.434cm" svg:y="8.756cm">
          <draw:text-box>
            <text:p><text:span text:style-name="T32">S</text:span><text:span text:style-name="T33">1,2,N1+N2,73</text:span></text:p>
          </draw:text-box>
        </draw:frame>
        <draw:frame draw:style-name="gr59" draw:text-style-name="P24" draw:layer="layout" svg:width="1.351cm" svg:height="0.847cm" svg:x="17.556cm" svg:y="8.655cm">
          <draw:text-box>
            <text:p><text:span text:style-name="T30">S</text:span><text:span text:style-name="T31">1,2,N1+N2,1</text:span></text:p>
          </draw:text-box>
        </draw:frame>
        <draw:frame draw:style-name="gr59" draw:text-style-name="P24" draw:layer="layout" svg:width="1.224cm" svg:height="0.847cm" svg:x="17.556cm" svg:y="7.655cm">
          <draw:text-box>
            <text:p><text:span text:style-name="T30">S</text:span><text:span text:style-name="T31">1,2,N1,1</text:span></text:p>
          </draw:text-box>
        </draw:frame>
        <draw:frame draw:style-name="gr59" draw:text-style-name="P24" draw:layer="layout" svg:width="1.187cm" svg:height="0.847cm" svg:x="19.561cm" svg:y="7.656cm">
          <draw:text-box>
            <text:p><text:span text:style-name="T30">S</text:span><text:span text:style-name="T31">1,2,N1,73</text:span></text:p>
          </draw:text-box>
        </draw:frame>
        <draw:frame draw:style-name="gr59" draw:text-style-name="P23" draw:layer="layout" svg:width="1.644cm" svg:height="0.847cm" svg:x="17.37cm" svg:y="13.147cm">
          <draw:text-box>
            <text:p><text:span text:style-name="T28">S</text:span><text:span text:style-name="T29">22,23,1,1</text:span></text:p>
          </draw:text-box>
        </draw:frame>
        <draw:frame draw:style-name="gr60" draw:text-style-name="P23" draw:layer="layout" svg:width="1.474cm" svg:height="1.145cm" svg:x="19.449cm" svg:y="13.147cm">
          <draw:text-box>
            <text:p><text:span text:style-name="T28">S</text:span><text:span text:style-name="T29">22,23,1,73</text:span></text:p>
          </draw:text-box>
        </draw:frame>
        <draw:frame draw:style-name="gr60" draw:text-style-name="P26" draw:layer="layout" svg:width="1.879cm" svg:height="1.145cm" svg:x="19.079cm" svg:y="15.159cm">
          <draw:text-box>
            <text:p><text:span text:style-name="T34">S</text:span><text:span text:style-name="T35">22,23,N22+N23,73</text:span></text:p>
          </draw:text-box>
        </draw:frame>
        <draw:frame draw:style-name="gr59" draw:text-style-name="P26" draw:layer="layout" svg:width="2.014cm" svg:height="0.847cm" svg:x="17.37cm" svg:y="15.159cm">
          <draw:text-box>
            <text:p><text:span text:style-name="T34">S</text:span><text:span text:style-name="T35">22,23,N22+N23,1</text:span></text:p>
          </draw:text-box>
        </draw:frame>
        <draw:frame draw:style-name="gr59" draw:text-style-name="P26" draw:layer="layout" svg:width="1.779cm" svg:height="0.847cm" svg:x="17.37cm" svg:y="14.016cm">
          <draw:text-box>
            <text:p><text:span text:style-name="T34">S</text:span><text:span text:style-name="T35">22,23,N22,1</text:span></text:p>
          </draw:text-box>
        </draw:frame>
        <draw:frame draw:style-name="gr60" draw:text-style-name="P26" draw:layer="layout" svg:width="1.716cm" svg:height="1.145cm" svg:x="19.379cm" svg:y="14.048cm">
          <draw:text-box>
            <text:p><text:span text:style-name="T34">S</text:span><text:span text:style-name="T35">22,23,N22,73</text:span></text:p>
          </draw:text-box>
        </draw:frame>
        <draw:frame draw:style-name="gr61" draw:text-style-name="P27" draw:layer="layout" svg:width="1.571cm" svg:height="1.016cm" svg:x="17.435cm" svg:y="16.982cm">
          <draw:text-box>
            <text:p><text:span text:style-name="T26">S</text:span><text:span text:style-name="T27">23,23,1,1</text:span></text:p>
          </draw:text-box>
        </draw:frame>
        <draw:frame draw:style-name="gr62" draw:text-style-name="P27" draw:layer="layout" svg:width="1.483cm" svg:height="1.126cm" svg:x="19.348cm" svg:y="16.982cm">
          <draw:text-box>
            <text:p><text:span text:style-name="T26">S</text:span><text:span text:style-name="T27">23,23,1,73</text:span></text:p>
          </draw:text-box>
        </draw:frame>
        <draw:frame draw:style-name="gr63" draw:text-style-name="P28" draw:layer="layout" svg:width="1.611cm" svg:height="1.015cm" svg:x="19.32cm" svg:y="19.262cm">
          <draw:text-box>
            <text:p><text:span text:style-name="T34">S</text:span><text:span text:style-name="T35">23,23,N23,73</text:span></text:p>
          </draw:text-box>
        </draw:frame>
        <draw:frame draw:style-name="gr64" draw:text-style-name="P28" draw:layer="layout" svg:width="1.538cm" svg:height="1.017cm" svg:x="17.435cm" svg:y="19.233cm">
          <draw:text-box>
            <text:p><text:span text:style-name="T34">S</text:span><text:span text:style-name="T35">23,23,N23,1</text:span></text:p>
          </draw:text-box>
        </draw:frame>
        <draw:custom-shape draw:style-name="gr65" draw:text-style-name="P29" draw:layer="layout" svg:width="0.127cm" svg:height="2.286cm" svg:x="9.101cm" svg:y="3.24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29" draw:layer="layout" svg:width="0.127cm" svg:height="2.286cm" svg:x="12.211cm" svg:y="3.14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66" draw:text-style-name="P2" draw:layer="layout" svg:width="1.01cm" svg:height="0.746cm" svg:x="10.579cm" svg:y="3.14cm">
          <draw:text-box>
            <text:p>. . .</text:p>
          </draw:text-box>
        </draw:frame>
        <draw:frame draw:style-name="gr66" draw:text-style-name="P2" draw:layer="layout" svg:width="1.01cm" svg:height="0.746cm" draw:transform="rotate (-1.57620684747608) translate (10.058cm 4.212cm)">
          <draw:text-box>
            <text:p>. . .</text:p>
          </draw:text-box>
        </draw:frame>
        <draw:frame draw:style-name="gr67" draw:text-style-name="P2" draw:layer="layout" svg:width="1.453cm" svg:height="0.746cm" draw:transform="rotate (-0.967436004380457) translate (10.661cm 3.77cm)">
          <draw:text-box>
            <text:p>. . .</text:p>
          </draw:text-box>
        </draw:frame>
        <draw:frame draw:style-name="gr2" draw:text-style-name="P2" draw:layer="layout" svg:width="1.27cm" svg:height="1.424cm" svg:x="8.181cm" svg:y="7.717cm">
          <draw:text-box>
            <text:p>N<text:span text:style-name="T1">1</text:span></text:p>
          </draw:text-box>
        </draw:frame>
        <draw:frame draw:style-name="gr2" draw:text-style-name="P2" draw:layer="layout" svg:width="1.686cm" svg:height="1.424cm" svg:x="10.078cm" svg:y="6.057cm">
          <draw:text-box>
            <text:p>N<text:span text:style-name="T1">2</text:span></text:p>
          </draw:text-box>
        </draw:frame>
        <draw:frame draw:style-name="gr56" draw:text-style-name="P22" draw:layer="layout" svg:width="1.099cm" svg:height="0.595cm" svg:x="9.058cm" svg:y="6.713cm">
          <draw:text-box>
            <text:p><text:span text:style-name="T26">C</text:span><text:span text:style-name="T27">1,2,1,1</text:span></text:p>
          </draw:text-box>
        </draw:frame>
        <draw:frame draw:style-name="gr68" draw:text-style-name="P22" draw:layer="layout" svg:width="1.12cm" svg:height="0.595cm" svg:x="9.758cm" svg:y="6.713cm">
          <draw:text-box>
            <text:p><text:span text:style-name="T26">C</text:span><text:span text:style-name="T27">1,2,1,2</text:span></text:p>
          </draw:text-box>
        </draw:frame>
        <draw:frame draw:style-name="gr68" draw:text-style-name="P22" draw:layer="layout" svg:width="1.12cm" svg:height="0.595cm" svg:x="9.058cm" svg:y="7.213cm">
          <draw:text-box>
            <text:p><text:span text:style-name="T26">C</text:span><text:span text:style-name="T27">1,2,2,1</text:span></text:p>
          </draw:text-box>
        </draw:frame>
        <draw:frame draw:style-name="gr69" draw:text-style-name="P22" draw:layer="layout" svg:width="1.221cm" svg:height="0.595cm" svg:x="9.058cm" svg:y="8.513cm">
          <draw:text-box>
            <text:p><text:span text:style-name="T26">C</text:span><text:span text:style-name="T27">1,2,N1,1</text:span></text:p>
          </draw:text-box>
        </draw:frame>
        <draw:frame draw:style-name="gr69" draw:text-style-name="P22" draw:layer="layout" svg:width="1.221cm" svg:height="0.595cm" svg:x="11.158cm" svg:y="6.713cm">
          <draw:text-box>
            <text:p><text:span text:style-name="T26">C</text:span><text:span text:style-name="T27">1,2,1,N1</text:span></text:p>
          </draw:text-box>
        </draw:frame>
        <draw:frame draw:style-name="gr70" draw:text-style-name="P22" draw:layer="layout" svg:width="1.344cm" svg:height="0.595cm" svg:x="11.058cm" svg:y="8.513cm">
          <draw:text-box>
            <text:p><text:span text:style-name="T26">C</text:span><text:span text:style-name="T27">1,2,N1,N1</text:span></text:p>
          </draw:text-box>
        </draw:frame>
        <draw:custom-shape draw:style-name="gr65" draw:text-style-name="P29" draw:layer="layout" svg:width="0.127cm" svg:height="2.286cm" svg:x="9.101cm" svg:y="6.74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29" draw:layer="layout" svg:width="0.127cm" svg:height="2.286cm" svg:x="12.211cm" svg:y="6.64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66" draw:text-style-name="P2" draw:layer="layout" svg:width="1.01cm" svg:height="0.746cm" svg:x="10.579cm" svg:y="6.64cm">
          <draw:text-box>
            <text:p>. . .</text:p>
          </draw:text-box>
        </draw:frame>
        <draw:frame draw:style-name="gr66" draw:text-style-name="P2" draw:layer="layout" svg:width="1.01cm" svg:height="0.746cm" draw:transform="rotate (-1.57620684747608) translate (10.058cm 7.712cm)">
          <draw:text-box>
            <text:p>. . .</text:p>
          </draw:text-box>
        </draw:frame>
        <draw:frame draw:style-name="gr67" draw:text-style-name="P2" draw:layer="layout" svg:width="1.453cm" svg:height="0.746cm" draw:transform="rotate (-0.967436004380457) translate (10.661cm 7.27cm)">
          <draw:text-box>
            <text:p>. . .</text:p>
          </draw:text-box>
        </draw:frame>
        <draw:frame draw:style-name="gr71" draw:text-style-name="P22" draw:layer="layout" svg:width="1.255cm" svg:height="0.595cm" svg:x="9.058cm" svg:y="13.202cm">
          <draw:text-box>
            <text:p><text:span text:style-name="T26">C</text:span><text:span text:style-name="T27">22,23,1,1</text:span></text:p>
          </draw:text-box>
        </draw:frame>
        <draw:frame draw:style-name="gr72" draw:text-style-name="P22" draw:layer="layout" svg:width="1.277cm" svg:height="0.595cm" svg:x="9.758cm" svg:y="13.202cm">
          <draw:text-box>
            <text:p><text:span text:style-name="T26">C</text:span><text:span text:style-name="T27">22,23,1,2</text:span></text:p>
          </draw:text-box>
        </draw:frame>
        <draw:frame draw:style-name="gr72" draw:text-style-name="P22" draw:layer="layout" svg:width="1.277cm" svg:height="0.595cm" svg:x="9.058cm" svg:y="13.702cm">
          <draw:text-box>
            <text:p><text:span text:style-name="T26">C</text:span><text:span text:style-name="T27">22,23,2,1</text:span></text:p>
          </draw:text-box>
        </draw:frame>
        <draw:frame draw:style-name="gr73" draw:text-style-name="P22" draw:layer="layout" svg:width="1.476cm" svg:height="0.595cm" svg:x="9.058cm" svg:y="15.002cm">
          <draw:text-box>
            <text:p><text:span text:style-name="T26">C</text:span><text:span text:style-name="T27">22,23,N22,1</text:span></text:p>
          </draw:text-box>
        </draw:frame>
        <draw:frame draw:style-name="gr74" draw:text-style-name="P22" draw:layer="layout" svg:width="1.378cm" svg:height="0.595cm" svg:x="11.158cm" svg:y="13.202cm">
          <draw:text-box>
            <text:p><text:span text:style-name="T26">C</text:span><text:span text:style-name="T27">22,23,1,N1</text:span></text:p>
          </draw:text-box>
        </draw:frame>
        <draw:frame draw:style-name="gr75" draw:text-style-name="P22" draw:layer="layout" svg:width="1.679cm" svg:height="0.595cm" svg:x="10.858cm" svg:y="14.902cm">
          <draw:text-box>
            <text:p><text:span text:style-name="T26">C</text:span><text:span text:style-name="T27">22,23,N22,N23</text:span></text:p>
          </draw:text-box>
        </draw:frame>
        <draw:custom-shape draw:style-name="gr65" draw:text-style-name="P29" draw:layer="layout" svg:width="0.127cm" svg:height="2.286cm" svg:x="9.101cm" svg:y="13.23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29" draw:layer="layout" svg:width="0.127cm" svg:height="2.286cm" svg:x="12.211cm" svg:y="13.13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76" draw:text-style-name="P30" draw:layer="layout" svg:width="0.968cm" svg:height="0.708cm" svg:x="10.579cm" svg:y="13.129cm">
          <draw:text-box>
            <text:p><text:span text:style-name="T36">. . .</text:span></text:p>
          </draw:text-box>
        </draw:frame>
        <draw:frame draw:style-name="gr66" draw:text-style-name="P2" draw:layer="layout" svg:width="1.01cm" svg:height="0.746cm" draw:transform="rotate (-1.57620684747608) translate (10.058cm 14.201cm)">
          <draw:text-box>
            <text:p>. . .</text:p>
          </draw:text-box>
        </draw:frame>
        <draw:frame draw:style-name="gr67" draw:text-style-name="P2" draw:layer="layout" svg:width="1.453cm" svg:height="0.746cm" draw:transform="rotate (-0.967436004380457) translate (10.661cm 13.759cm)">
          <draw:text-box>
            <text:p>. . .</text:p>
          </draw:text-box>
        </draw:frame>
        <draw:frame draw:style-name="gr77" draw:text-style-name="P22" draw:layer="layout" svg:width="1.238cm" svg:height="0.595cm" svg:x="9.059cm" svg:y="17.291cm">
          <draw:text-box>
            <text:p><text:span text:style-name="T26">C</text:span><text:span text:style-name="T27">23,23,1,1</text:span></text:p>
          </draw:text-box>
        </draw:frame>
        <draw:frame draw:style-name="gr78" draw:text-style-name="P22" draw:layer="layout" svg:width="1.26cm" svg:height="0.595cm" svg:x="9.759cm" svg:y="17.291cm">
          <draw:text-box>
            <text:p><text:span text:style-name="T26">C</text:span><text:span text:style-name="T27">23,23,1,2</text:span></text:p>
          </draw:text-box>
        </draw:frame>
        <draw:frame draw:style-name="gr78" draw:text-style-name="P22" draw:layer="layout" svg:width="1.26cm" svg:height="0.595cm" svg:x="9.059cm" svg:y="17.791cm">
          <draw:text-box>
            <text:p><text:span text:style-name="T26">C</text:span><text:span text:style-name="T27">23,23,2,1</text:span></text:p>
          </draw:text-box>
        </draw:frame>
        <draw:frame draw:style-name="gr79" draw:text-style-name="P22" draw:layer="layout" svg:width="1.442cm" svg:height="0.595cm" svg:x="9.059cm" svg:y="19.091cm">
          <draw:text-box>
            <text:p><text:span text:style-name="T26">C</text:span><text:span text:style-name="T27">23,23,N23,1</text:span></text:p>
          </draw:text-box>
        </draw:frame>
        <draw:frame draw:style-name="gr79" draw:text-style-name="P22" draw:layer="layout" svg:width="1.442cm" svg:height="0.595cm" svg:x="11.115cm" svg:y="17.296cm">
          <draw:text-box>
            <text:p><text:span text:style-name="T26">C</text:span><text:span text:style-name="T27">23,23,1,N23</text:span></text:p>
          </draw:text-box>
        </draw:frame>
        <draw:frame draw:style-name="gr80" draw:text-style-name="P22" draw:layer="layout" svg:width="1.645cm" svg:height="0.595cm" svg:x="10.859cm" svg:y="18.991cm">
          <draw:text-box>
            <text:p><text:span text:style-name="T26">C</text:span><text:span text:style-name="T27">23,23,N23,N23</text:span></text:p>
          </draw:text-box>
        </draw:frame>
        <draw:custom-shape draw:style-name="gr65" draw:text-style-name="P29" draw:layer="layout" svg:width="0.127cm" svg:height="2.286cm" svg:x="9.102cm" svg:y="17.32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29" draw:layer="layout" svg:width="0.127cm" svg:height="2.286cm" svg:x="12.212cm" svg:y="17.22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76" draw:text-style-name="P30" draw:layer="layout" svg:width="0.968cm" svg:height="0.708cm" svg:x="10.58cm" svg:y="17.218cm">
          <draw:text-box>
            <text:p><text:span text:style-name="T36">. . .</text:span></text:p>
          </draw:text-box>
        </draw:frame>
        <draw:frame draw:style-name="gr66" draw:text-style-name="P2" draw:layer="layout" svg:width="1.01cm" svg:height="0.746cm" draw:transform="rotate (-1.57620684747608) translate (10.059cm 18.29cm)">
          <draw:text-box>
            <text:p>. . .</text:p>
          </draw:text-box>
        </draw:frame>
        <draw:frame draw:style-name="gr67" draw:text-style-name="P2" draw:layer="layout" svg:width="1.453cm" svg:height="0.746cm" draw:transform="rotate (-0.967436004380457) translate (10.662cm 17.848cm)">
          <draw:text-box>
            <text:p>. . .</text:p>
          </draw:text-box>
        </draw:frame>
        <draw:custom-shape draw:style-name="gr81" draw:text-style-name="P29" draw:layer="layout" svg:width="0.151cm" svg:height="2.74cm" svg:x="17.594cm" svg:y="17.07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20.403cm" svg:y="17.07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18.387cm" svg:y="19.132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8.42cm 17.875cm)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18.883cm 17.588cm)">
          <draw:text-box>
            <text:p><text:span text:style-name="T37">. . . .</text:span></text:p>
          </draw:text-box>
        </draw:frame>
        <draw:line draw:style-name="gr16" draw:text-style-name="P6" draw:layer="layout" svg:x1="12.916cm" svg:y1="14.387cm" svg:x2="15.539cm" svg:y2="14.417cm">
          <text:p/>
        </draw:line>
        <draw:custom-shape draw:style-name="gr81" draw:text-style-name="P29" draw:layer="layout" svg:width="0.151cm" svg:height="2.74cm" svg:x="17.594cm" svg:y="13.17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20.403cm" svg:y="13.17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18.287cm" svg:y="16.833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20.121cm 17.8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8.421cm 14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8.422cm 13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20.523cm 13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20.524cm 14.375cm)">
          <draw:text-box>
            <text:p><text:span text:style-name="T37">. . .</text:span></text:p>
          </draw:text-box>
        </draw:frame>
        <draw:custom-shape draw:style-name="gr81" draw:text-style-name="P29" draw:layer="layout" svg:width="0.151cm" svg:height="2.74cm" svg:x="17.594cm" svg:y="6.7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20.403cm" svg:y="6.87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3" draw:text-style-name="P30" draw:layer="layout" svg:width="1.264cm" svg:height="1.564cm" draw:transform="rotate (-1.57952297305487) translate (18.523cm 6.975cm)">
          <draw:text-box>
            <text:p><text:span text:style-name="T38">. . .</text:span></text:p>
          </draw:text-box>
        </draw:frame>
        <draw:frame draw:style-name="gr83" draw:text-style-name="P32" draw:layer="layout" svg:width="1.264cm" svg:height="1.564cm" draw:transform="rotate (-1.57952297305487) translate (18.523cm 7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20.624cm 7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20.625cm 6.975cm)">
          <draw:text-box>
            <text:p><text:span text:style-name="T37">. . .</text:span></text:p>
          </draw:text-box>
        </draw:frame>
        <draw:custom-shape draw:style-name="gr81" draw:text-style-name="P29" draw:layer="layout" svg:width="0.151cm" svg:height="2.74cm" svg:x="17.594cm" svg:y="3.1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20.403cm" svg:y="3.1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18.387cm" svg:y="13.034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8.487cm" svg:y="15.035cm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18.884cm 13.689cm)">
          <draw:text-box>
            <text:p><text:span text:style-name="T37">. . . .</text:span></text:p>
          </draw:text-box>
        </draw:frame>
        <draw:frame draw:style-name="gr82" draw:text-style-name="P31" draw:layer="layout" svg:width="1.16cm" svg:height="0.849cm" svg:x="18.587cm" svg:y="6.635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8.587cm" svg:y="7.536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8.587cm" svg:y="8.537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8.387cm" svg:y="2.936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8.487cm" svg:y="5.037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20.626cm 3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8.327cm 3.975cm)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18.885cm 3.59cm)">
          <draw:text-box>
            <text:p><text:span text:style-name="T37">. . . .</text:span></text:p>
          </draw:text-box>
        </draw:frame>
        <draw:line draw:style-name="gr16" draw:text-style-name="P6" draw:layer="layout" svg:x1="12.904cm" svg:y1="7.797cm" svg:x2="15.527cm" svg:y2="7.827cm">
          <text:p/>
        </draw:line>
        <draw:line draw:style-name="gr16" draw:text-style-name="P6" draw:layer="layout" svg:x1="12.892cm" svg:y1="4.307cm" svg:x2="15.515cm" svg:y2="4.337cm">
          <text:p/>
        </draw:line>
        <draw:frame draw:style-name="gr83" draw:text-style-name="P31" draw:layer="layout" svg:width="1.264cm" svg:height="1.564cm" draw:transform="rotate (-1.57952297305487) translate (12.327cm 3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2.328cm 7.4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2.329cm 13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2.33cm 17.975cm)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0.187cm" svg:y="18.833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0.187cm" svg:y="14.734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0.187cm" svg:y="8.335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0.187cm" svg:y="4.836cm">
          <draw:text-box>
            <text:p><text:span text:style-name="T37">. . .</text:span></text:p>
          </draw:text-box>
        </draw:frame>
      </draw:page>
      <draw:page draw:name="page6" draw:style-name="dp1" draw:master-page-name="Default">
        <draw:frame draw:style-name="gr30" draw:text-style-name="P33" draw:layer="layout" svg:width="3.175cm" svg:height="1.421cm" svg:x="15.475cm" svg:y="0.938cm">
          <draw:text-box>
            <text:p><text:span text:style-name="T39">m</text:span><text:span text:style-name="T40">a,b</text:span><text:span text:style-name="T41">ij</text:span></text:p>
          </draw:text-box>
        </draw:frame>
        <draw:frame draw:style-name="gr9" draw:text-style-name="P2" draw:layer="layout" svg:width="1.143cm" svg:height="1.349cm" svg:x="3.038cm" svg:y="4.0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4.712cm" svg:y="2.397cm">
          <draw:text-box>
            <text:p>73</text:p>
          </draw:text-box>
        </draw:frame>
        <draw:frame draw:style-name="gr12" draw:text-style-name="P5" draw:layer="layout" svg:width="2.21cm" svg:height="1.493cm" svg:x="2.852cm" svg:y="7.173cm">
          <draw:text-box>
            <text:p><text:span text:style-name="T4">N</text:span><text:span text:style-name="T5">2</text:span><text:span text:style-name="T4">+N</text:span><text:span text:style-name="T5">1</text:span></text:p>
          </draw:text-box>
        </draw:frame>
        <draw:frame draw:style-name="gr13" draw:text-style-name="P2" draw:layer="layout" svg:width="1.011cm" svg:height="1.229cm" svg:x="4.913cm" svg:y="5.99cm">
          <draw:text-box>
            <text:p>73</text:p>
          </draw:text-box>
        </draw:frame>
        <draw:frame draw:style-name="gr14" draw:text-style-name="P2" draw:layer="layout" svg:width="1.442cm" svg:height="1.349cm" svg:x="3.047cm" svg:y="18.14cm">
          <draw:text-box>
            <text:p>N<text:span text:style-name="T1">23</text:span></text:p>
          </draw:text-box>
        </draw:frame>
        <draw:frame draw:style-name="gr15" draw:text-style-name="P2" draw:layer="layout" svg:width="1.011cm" svg:height="1.23cm" svg:x="4.713cm" svg:y="16.257cm">
          <draw:text-box>
            <text:p>73</text:p>
          </draw:text-box>
        </draw:frame>
        <draw:custom-shape draw:style-name="gr49" draw:text-style-name="P20" draw:layer="layout" svg:width="0.27cm" svg:height="0.326cm" svg:x="5.168cm" svg:y="9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5.168cm" svg:y="10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5.168cm" svg:y="11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1.961cm" svg:height="1.349cm" svg:x="2.685cm" svg:y="13.941cm">
          <draw:text-box>
            <text:p><text:span text:style-name="T4">N</text:span><text:span text:style-name="T5">22</text:span><text:span text:style-name="T4">+N</text:span><text:span text:style-name="T5">23</text:span></text:p>
          </draw:text-box>
        </draw:frame>
        <draw:frame draw:style-name="gr15" draw:text-style-name="P2" draw:layer="layout" svg:width="1.011cm" svg:height="1.23cm" svg:x="4.751cm" svg:y="12.258cm">
          <draw:text-box>
            <text:p>73</text:p>
          </draw:text-box>
        </draw:frame>
        <draw:frame draw:style-name="gr59" draw:text-style-name="P23" draw:layer="layout" svg:width="1.075cm" svg:height="0.847cm" svg:x="3.825cm" svg:y="3.159cm">
          <draw:text-box>
            <text:p><text:span text:style-name="T28">S</text:span><text:span text:style-name="T29">1,1,1,1</text:span></text:p>
          </draw:text-box>
        </draw:frame>
        <draw:frame draw:style-name="gr59" draw:text-style-name="P23" draw:layer="layout" svg:width="1.164cm" svg:height="0.847cm" svg:x="6.025cm" svg:y="3.159cm">
          <draw:text-box>
            <text:p><text:span text:style-name="T28">S</text:span><text:span text:style-name="T29">1,1,1,73</text:span></text:p>
          </draw:text-box>
        </draw:frame>
        <draw:frame draw:style-name="gr59" draw:text-style-name="P23" draw:layer="layout" svg:width="1.306cm" svg:height="0.847cm" svg:x="6.026cm" svg:y="5.26cm">
          <draw:text-box>
            <text:p><text:span text:style-name="T28">S</text:span><text:span text:style-name="T29">1,1,N1,73</text:span></text:p>
          </draw:text-box>
        </draw:frame>
        <draw:frame draw:style-name="gr59" draw:text-style-name="P23" draw:layer="layout" svg:width="1.202cm" svg:height="0.847cm" svg:x="3.825cm" svg:y="5.259cm">
          <draw:text-box>
            <text:p><text:span text:style-name="T28">S</text:span><text:span text:style-name="T29">1,1,N1,1</text:span></text:p>
          </draw:text-box>
        </draw:frame>
        <draw:frame draw:style-name="gr59" draw:text-style-name="P24" draw:layer="layout" svg:width="1.224cm" svg:height="0.847cm" svg:x="3.957cm" svg:y="6.755cm">
          <draw:text-box>
            <text:p><text:span text:style-name="T30">S</text:span><text:span text:style-name="T31">1,2,1,1</text:span></text:p>
          </draw:text-box>
        </draw:frame>
        <draw:frame draw:style-name="gr59" draw:text-style-name="P24" draw:layer="layout" svg:width="1.033cm" svg:height="0.847cm" svg:x="6.089cm" svg:y="6.755cm">
          <draw:text-box>
            <text:p><text:span text:style-name="T30">S</text:span><text:span text:style-name="T31">1,1,1,73</text:span></text:p>
          </draw:text-box>
        </draw:frame>
        <draw:frame draw:style-name="gr59" draw:text-style-name="P25" draw:layer="layout" svg:width="1.419cm" svg:height="0.847cm" svg:x="5.835cm" svg:y="8.756cm">
          <draw:text-box>
            <text:p><text:span text:style-name="T32">S</text:span><text:span text:style-name="T33">1,2,N1+N2,73</text:span></text:p>
          </draw:text-box>
        </draw:frame>
        <draw:frame draw:style-name="gr59" draw:text-style-name="P24" draw:layer="layout" svg:width="1.351cm" svg:height="0.847cm" svg:x="3.957cm" svg:y="8.655cm">
          <draw:text-box>
            <text:p><text:span text:style-name="T30">S</text:span><text:span text:style-name="T31">1,2,N1+N2,1</text:span></text:p>
          </draw:text-box>
        </draw:frame>
        <draw:frame draw:style-name="gr59" draw:text-style-name="P24" draw:layer="layout" svg:width="1.224cm" svg:height="0.847cm" svg:x="3.957cm" svg:y="7.655cm">
          <draw:text-box>
            <text:p><text:span text:style-name="T30">S</text:span><text:span text:style-name="T31">1,2,N1,1</text:span></text:p>
          </draw:text-box>
        </draw:frame>
        <draw:frame draw:style-name="gr59" draw:text-style-name="P24" draw:layer="layout" svg:width="1.187cm" svg:height="0.847cm" svg:x="5.962cm" svg:y="7.656cm">
          <draw:text-box>
            <text:p><text:span text:style-name="T30">S</text:span><text:span text:style-name="T31">1,2,N1,73</text:span></text:p>
          </draw:text-box>
        </draw:frame>
        <draw:frame draw:style-name="gr59" draw:text-style-name="P23" draw:layer="layout" svg:width="1.644cm" svg:height="0.847cm" svg:x="3.771cm" svg:y="13.147cm">
          <draw:text-box>
            <text:p><text:span text:style-name="T28">S</text:span><text:span text:style-name="T29">22,23,1,1</text:span></text:p>
          </draw:text-box>
        </draw:frame>
        <draw:frame draw:style-name="gr60" draw:text-style-name="P23" draw:layer="layout" svg:width="1.474cm" svg:height="1.145cm" svg:x="5.85cm" svg:y="13.147cm">
          <draw:text-box>
            <text:p><text:span text:style-name="T28">S</text:span><text:span text:style-name="T29">22,23,1,73</text:span></text:p>
          </draw:text-box>
        </draw:frame>
        <draw:frame draw:style-name="gr60" draw:text-style-name="P26" draw:layer="layout" svg:width="1.879cm" svg:height="1.145cm" svg:x="5.48cm" svg:y="15.159cm">
          <draw:text-box>
            <text:p><text:span text:style-name="T34">S</text:span><text:span text:style-name="T35">22,23,N22+N23,73</text:span></text:p>
          </draw:text-box>
        </draw:frame>
        <draw:frame draw:style-name="gr59" draw:text-style-name="P26" draw:layer="layout" svg:width="2.014cm" svg:height="0.847cm" svg:x="3.771cm" svg:y="15.159cm">
          <draw:text-box>
            <text:p><text:span text:style-name="T34">S</text:span><text:span text:style-name="T35">22,23,N22+N23,1</text:span></text:p>
          </draw:text-box>
        </draw:frame>
        <draw:frame draw:style-name="gr59" draw:text-style-name="P26" draw:layer="layout" svg:width="1.779cm" svg:height="0.847cm" svg:x="3.771cm" svg:y="14.016cm">
          <draw:text-box>
            <text:p><text:span text:style-name="T34">S</text:span><text:span text:style-name="T35">22,23,N22,1</text:span></text:p>
          </draw:text-box>
        </draw:frame>
        <draw:frame draw:style-name="gr60" draw:text-style-name="P26" draw:layer="layout" svg:width="1.716cm" svg:height="1.145cm" svg:x="5.78cm" svg:y="14.048cm">
          <draw:text-box>
            <text:p><text:span text:style-name="T34">S</text:span><text:span text:style-name="T35">22,23,N22,73</text:span></text:p>
          </draw:text-box>
        </draw:frame>
        <draw:frame draw:style-name="gr61" draw:text-style-name="P27" draw:layer="layout" svg:width="1.571cm" svg:height="1.016cm" svg:x="3.836cm" svg:y="16.982cm">
          <draw:text-box>
            <text:p><text:span text:style-name="T26">S</text:span><text:span text:style-name="T27">23,23,1,1</text:span></text:p>
          </draw:text-box>
        </draw:frame>
        <draw:frame draw:style-name="gr62" draw:text-style-name="P27" draw:layer="layout" svg:width="1.483cm" svg:height="1.126cm" svg:x="5.749cm" svg:y="16.982cm">
          <draw:text-box>
            <text:p><text:span text:style-name="T26">S</text:span><text:span text:style-name="T27">23,23,1,73</text:span></text:p>
          </draw:text-box>
        </draw:frame>
        <draw:frame draw:style-name="gr63" draw:text-style-name="P28" draw:layer="layout" svg:width="1.611cm" svg:height="1.015cm" svg:x="5.721cm" svg:y="19.262cm">
          <draw:text-box>
            <text:p><text:span text:style-name="T34">S</text:span><text:span text:style-name="T35">23,23,N23,73</text:span></text:p>
          </draw:text-box>
        </draw:frame>
        <draw:frame draw:style-name="gr64" draw:text-style-name="P28" draw:layer="layout" svg:width="1.538cm" svg:height="1.017cm" svg:x="3.836cm" svg:y="19.233cm">
          <draw:text-box>
            <text:p><text:span text:style-name="T34">S</text:span><text:span text:style-name="T35">23,23,N23,1</text:span></text:p>
          </draw:text-box>
        </draw:frame>
        <draw:custom-shape draw:style-name="gr81" draw:text-style-name="P29" draw:layer="layout" svg:width="0.151cm" svg:height="2.74cm" svg:x="3.995cm" svg:y="17.07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6.804cm" svg:y="17.07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4.788cm" svg:y="19.132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4.821cm 17.875cm)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5.284cm 17.588cm)">
          <draw:text-box>
            <text:p><text:span text:style-name="T37">. . . .</text:span></text:p>
          </draw:text-box>
        </draw:frame>
        <draw:custom-shape draw:style-name="gr81" draw:text-style-name="P29" draw:layer="layout" svg:width="0.151cm" svg:height="2.74cm" svg:x="3.995cm" svg:y="13.17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6.804cm" svg:y="13.17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4.688cm" svg:y="16.833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6.522cm 17.8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4.822cm 14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4.823cm 13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6.924cm 13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6.925cm 14.375cm)">
          <draw:text-box>
            <text:p><text:span text:style-name="T37">. . .</text:span></text:p>
          </draw:text-box>
        </draw:frame>
        <draw:custom-shape draw:style-name="gr81" draw:text-style-name="P29" draw:layer="layout" svg:width="0.151cm" svg:height="2.74cm" svg:x="3.995cm" svg:y="6.7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6.804cm" svg:y="6.87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3" draw:text-style-name="P30" draw:layer="layout" svg:width="1.264cm" svg:height="1.564cm" draw:transform="rotate (-1.57952297305487) translate (4.924cm 6.975cm)">
          <draw:text-box>
            <text:p><text:span text:style-name="T38">. . .</text:span></text:p>
          </draw:text-box>
        </draw:frame>
        <draw:frame draw:style-name="gr83" draw:text-style-name="P32" draw:layer="layout" svg:width="1.264cm" svg:height="1.564cm" draw:transform="rotate (-1.57952297305487) translate (4.924cm 7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7.025cm 7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7.026cm 6.975cm)">
          <draw:text-box>
            <text:p><text:span text:style-name="T37">. . .</text:span></text:p>
          </draw:text-box>
        </draw:frame>
        <draw:custom-shape draw:style-name="gr81" draw:text-style-name="P29" draw:layer="layout" svg:width="0.151cm" svg:height="2.74cm" svg:x="3.995cm" svg:y="3.1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6.804cm" svg:y="3.1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4.788cm" svg:y="13.034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4.888cm" svg:y="15.035cm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5.285cm 13.689cm)">
          <draw:text-box>
            <text:p><text:span text:style-name="T37">. . . .</text:span></text:p>
          </draw:text-box>
        </draw:frame>
        <draw:frame draw:style-name="gr82" draw:text-style-name="P31" draw:layer="layout" svg:width="1.16cm" svg:height="0.849cm" svg:x="4.988cm" svg:y="6.635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4.988cm" svg:y="7.536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4.988cm" svg:y="8.537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4.788cm" svg:y="2.936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4.888cm" svg:y="5.037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7.027cm 3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4.728cm 3.975cm)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5.286cm 3.59cm)">
          <draw:text-box>
            <text:p><text:span text:style-name="T37">. . . .</text:span></text:p>
          </draw:text-box>
        </draw:frame>
        <draw:frame draw:style-name="gr9" draw:text-style-name="P2" draw:layer="layout" svg:width="1.143cm" svg:height="1.349cm" svg:x="8.939cm" svg:y="4.0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10.613cm" svg:y="2.397cm">
          <draw:text-box>
            <text:p>73</text:p>
          </draw:text-box>
        </draw:frame>
        <draw:frame draw:style-name="gr12" draw:text-style-name="P5" draw:layer="layout" svg:width="2.21cm" svg:height="1.493cm" svg:x="8.753cm" svg:y="7.173cm">
          <draw:text-box>
            <text:p><text:span text:style-name="T4">N</text:span><text:span text:style-name="T5">2</text:span><text:span text:style-name="T4">+N</text:span><text:span text:style-name="T5">1</text:span></text:p>
          </draw:text-box>
        </draw:frame>
        <draw:frame draw:style-name="gr13" draw:text-style-name="P2" draw:layer="layout" svg:width="1.011cm" svg:height="1.229cm" svg:x="10.814cm" svg:y="5.99cm">
          <draw:text-box>
            <text:p>73</text:p>
          </draw:text-box>
        </draw:frame>
        <draw:frame draw:style-name="gr14" draw:text-style-name="P2" draw:layer="layout" svg:width="1.442cm" svg:height="1.349cm" svg:x="8.748cm" svg:y="18.54cm">
          <draw:text-box>
            <text:p>N<text:span text:style-name="T1">23</text:span></text:p>
          </draw:text-box>
        </draw:frame>
        <draw:frame draw:style-name="gr15" draw:text-style-name="P2" draw:layer="layout" svg:width="1.011cm" svg:height="1.23cm" svg:x="10.614cm" svg:y="16.257cm">
          <draw:text-box>
            <text:p>73</text:p>
          </draw:text-box>
        </draw:frame>
        <draw:custom-shape draw:style-name="gr49" draw:text-style-name="P20" draw:layer="layout" svg:width="0.27cm" svg:height="0.326cm" svg:x="11.069cm" svg:y="9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11.069cm" svg:y="10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11.069cm" svg:y="11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1.961cm" svg:height="1.349cm" svg:x="8.586cm" svg:y="13.941cm">
          <draw:text-box>
            <text:p><text:span text:style-name="T4">N</text:span><text:span text:style-name="T5">22</text:span><text:span text:style-name="T4">+N</text:span><text:span text:style-name="T5">23</text:span></text:p>
          </draw:text-box>
        </draw:frame>
        <draw:frame draw:style-name="gr15" draw:text-style-name="P2" draw:layer="layout" svg:width="1.011cm" svg:height="1.23cm" svg:x="10.652cm" svg:y="12.258cm">
          <draw:text-box>
            <text:p>73</text:p>
          </draw:text-box>
        </draw:frame>
        <draw:frame draw:style-name="gr59" draw:text-style-name="P23" draw:layer="layout" svg:width="1.075cm" svg:height="0.847cm" svg:x="9.726cm" svg:y="3.159cm">
          <draw:text-box>
            <text:p><text:span text:style-name="T28">S</text:span><text:span text:style-name="T29">1,1,1,1</text:span></text:p>
          </draw:text-box>
        </draw:frame>
        <draw:frame draw:style-name="gr59" draw:text-style-name="P23" draw:layer="layout" svg:width="1.164cm" svg:height="0.847cm" svg:x="11.926cm" svg:y="3.159cm">
          <draw:text-box>
            <text:p><text:span text:style-name="T28">S</text:span><text:span text:style-name="T29">1,1,1,73</text:span></text:p>
          </draw:text-box>
        </draw:frame>
        <draw:frame draw:style-name="gr59" draw:text-style-name="P23" draw:layer="layout" svg:width="1.306cm" svg:height="0.847cm" svg:x="11.927cm" svg:y="5.26cm">
          <draw:text-box>
            <text:p><text:span text:style-name="T28">S</text:span><text:span text:style-name="T29">1,1,N1,73</text:span></text:p>
          </draw:text-box>
        </draw:frame>
        <draw:frame draw:style-name="gr59" draw:text-style-name="P23" draw:layer="layout" svg:width="1.202cm" svg:height="0.847cm" svg:x="9.726cm" svg:y="5.259cm">
          <draw:text-box>
            <text:p><text:span text:style-name="T28">S</text:span><text:span text:style-name="T29">1,1,N1,1</text:span></text:p>
          </draw:text-box>
        </draw:frame>
        <draw:frame draw:style-name="gr59" draw:text-style-name="P24" draw:layer="layout" svg:width="1.224cm" svg:height="0.847cm" svg:x="9.858cm" svg:y="6.755cm">
          <draw:text-box>
            <text:p><text:span text:style-name="T30">S</text:span><text:span text:style-name="T31">1,2,1,1</text:span></text:p>
          </draw:text-box>
        </draw:frame>
        <draw:frame draw:style-name="gr59" draw:text-style-name="P24" draw:layer="layout" svg:width="1.033cm" svg:height="0.847cm" svg:x="11.99cm" svg:y="6.755cm">
          <draw:text-box>
            <text:p><text:span text:style-name="T30">S</text:span><text:span text:style-name="T31">1,1,1,73</text:span></text:p>
          </draw:text-box>
        </draw:frame>
        <draw:frame draw:style-name="gr59" draw:text-style-name="P25" draw:layer="layout" svg:width="1.419cm" svg:height="0.847cm" svg:x="11.736cm" svg:y="8.756cm">
          <draw:text-box>
            <text:p><text:span text:style-name="T32">S</text:span><text:span text:style-name="T33">1,2,N1+N2,73</text:span></text:p>
          </draw:text-box>
        </draw:frame>
        <draw:frame draw:style-name="gr59" draw:text-style-name="P24" draw:layer="layout" svg:width="1.351cm" svg:height="0.847cm" svg:x="9.858cm" svg:y="8.655cm">
          <draw:text-box>
            <text:p><text:span text:style-name="T30">S</text:span><text:span text:style-name="T31">1,2,N1+N2,1</text:span></text:p>
          </draw:text-box>
        </draw:frame>
        <draw:frame draw:style-name="gr59" draw:text-style-name="P24" draw:layer="layout" svg:width="1.224cm" svg:height="0.847cm" svg:x="9.858cm" svg:y="7.655cm">
          <draw:text-box>
            <text:p><text:span text:style-name="T30">S</text:span><text:span text:style-name="T31">1,2,N1,1</text:span></text:p>
          </draw:text-box>
        </draw:frame>
        <draw:frame draw:style-name="gr59" draw:text-style-name="P24" draw:layer="layout" svg:width="1.187cm" svg:height="0.847cm" svg:x="11.863cm" svg:y="7.656cm">
          <draw:text-box>
            <text:p><text:span text:style-name="T30">S</text:span><text:span text:style-name="T31">1,2,N1,73</text:span></text:p>
          </draw:text-box>
        </draw:frame>
        <draw:frame draw:style-name="gr59" draw:text-style-name="P23" draw:layer="layout" svg:width="1.644cm" svg:height="0.847cm" svg:x="9.672cm" svg:y="13.147cm">
          <draw:text-box>
            <text:p><text:span text:style-name="T28">S</text:span><text:span text:style-name="T29">22,23,1,1</text:span></text:p>
          </draw:text-box>
        </draw:frame>
        <draw:frame draw:style-name="gr60" draw:text-style-name="P23" draw:layer="layout" svg:width="1.474cm" svg:height="1.145cm" svg:x="11.751cm" svg:y="13.147cm">
          <draw:text-box>
            <text:p><text:span text:style-name="T28">S</text:span><text:span text:style-name="T29">22,23,1,73</text:span></text:p>
          </draw:text-box>
        </draw:frame>
        <draw:frame draw:style-name="gr60" draw:text-style-name="P26" draw:layer="layout" svg:width="1.879cm" svg:height="1.145cm" svg:x="11.381cm" svg:y="15.159cm">
          <draw:text-box>
            <text:p><text:span text:style-name="T34">S</text:span><text:span text:style-name="T35">22,23,N22+N23,73</text:span></text:p>
          </draw:text-box>
        </draw:frame>
        <draw:frame draw:style-name="gr59" draw:text-style-name="P26" draw:layer="layout" svg:width="2.014cm" svg:height="0.847cm" svg:x="9.672cm" svg:y="15.159cm">
          <draw:text-box>
            <text:p><text:span text:style-name="T34">S</text:span><text:span text:style-name="T35">22,23,N22+N23,1</text:span></text:p>
          </draw:text-box>
        </draw:frame>
        <draw:frame draw:style-name="gr59" draw:text-style-name="P26" draw:layer="layout" svg:width="1.779cm" svg:height="0.847cm" svg:x="9.672cm" svg:y="14.016cm">
          <draw:text-box>
            <text:p><text:span text:style-name="T34">S</text:span><text:span text:style-name="T35">22,23,N22,1</text:span></text:p>
          </draw:text-box>
        </draw:frame>
        <draw:frame draw:style-name="gr60" draw:text-style-name="P26" draw:layer="layout" svg:width="1.716cm" svg:height="1.145cm" svg:x="11.681cm" svg:y="14.048cm">
          <draw:text-box>
            <text:p><text:span text:style-name="T34">S</text:span><text:span text:style-name="T35">22,23,N22,73</text:span></text:p>
          </draw:text-box>
        </draw:frame>
        <draw:frame draw:style-name="gr61" draw:text-style-name="P27" draw:layer="layout" svg:width="1.571cm" svg:height="1.016cm" svg:x="9.737cm" svg:y="16.982cm">
          <draw:text-box>
            <text:p><text:span text:style-name="T26">S</text:span><text:span text:style-name="T27">23,23,1,1</text:span></text:p>
          </draw:text-box>
        </draw:frame>
        <draw:frame draw:style-name="gr62" draw:text-style-name="P27" draw:layer="layout" svg:width="1.483cm" svg:height="1.126cm" svg:x="11.65cm" svg:y="16.982cm">
          <draw:text-box>
            <text:p><text:span text:style-name="T26">S</text:span><text:span text:style-name="T27">23,23,1,73</text:span></text:p>
          </draw:text-box>
        </draw:frame>
        <draw:frame draw:style-name="gr63" draw:text-style-name="P28" draw:layer="layout" svg:width="1.611cm" svg:height="1.015cm" svg:x="11.622cm" svg:y="19.262cm">
          <draw:text-box>
            <text:p><text:span text:style-name="T34">S</text:span><text:span text:style-name="T35">23,23,N23,73</text:span></text:p>
          </draw:text-box>
        </draw:frame>
        <draw:frame draw:style-name="gr64" draw:text-style-name="P28" draw:layer="layout" svg:width="1.538cm" svg:height="1.017cm" svg:x="9.737cm" svg:y="19.233cm">
          <draw:text-box>
            <text:p><text:span text:style-name="T34">S</text:span><text:span text:style-name="T35">23,23,N23,1</text:span></text:p>
          </draw:text-box>
        </draw:frame>
        <draw:custom-shape draw:style-name="gr81" draw:text-style-name="P29" draw:layer="layout" svg:width="0.151cm" svg:height="2.74cm" svg:x="9.896cm" svg:y="17.07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2.705cm" svg:y="17.07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10.689cm" svg:y="19.132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0.722cm 17.875cm)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11.185cm 17.588cm)">
          <draw:text-box>
            <text:p><text:span text:style-name="T37">. . . .</text:span></text:p>
          </draw:text-box>
        </draw:frame>
        <draw:custom-shape draw:style-name="gr81" draw:text-style-name="P29" draw:layer="layout" svg:width="0.151cm" svg:height="2.74cm" svg:x="9.896cm" svg:y="13.17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2.705cm" svg:y="13.17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10.589cm" svg:y="16.833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2.423cm 17.8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0.723cm 14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0.724cm 13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2.825cm 13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2.826cm 14.375cm)">
          <draw:text-box>
            <text:p><text:span text:style-name="T37">. . .</text:span></text:p>
          </draw:text-box>
        </draw:frame>
        <draw:custom-shape draw:style-name="gr81" draw:text-style-name="P29" draw:layer="layout" svg:width="0.151cm" svg:height="2.74cm" svg:x="9.896cm" svg:y="6.7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2.705cm" svg:y="6.87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3" draw:text-style-name="P30" draw:layer="layout" svg:width="1.264cm" svg:height="1.564cm" draw:transform="rotate (-1.57952297305487) translate (10.825cm 6.975cm)">
          <draw:text-box>
            <text:p><text:span text:style-name="T38">. . .</text:span></text:p>
          </draw:text-box>
        </draw:frame>
        <draw:frame draw:style-name="gr83" draw:text-style-name="P32" draw:layer="layout" svg:width="1.264cm" svg:height="1.564cm" draw:transform="rotate (-1.57952297305487) translate (10.825cm 7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2.926cm 7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2.927cm 6.975cm)">
          <draw:text-box>
            <text:p><text:span text:style-name="T37">. . .</text:span></text:p>
          </draw:text-box>
        </draw:frame>
        <draw:custom-shape draw:style-name="gr81" draw:text-style-name="P29" draw:layer="layout" svg:width="0.151cm" svg:height="2.74cm" svg:x="9.896cm" svg:y="3.1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2.705cm" svg:y="3.1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10.689cm" svg:y="13.034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0.789cm" svg:y="15.035cm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11.186cm 13.689cm)">
          <draw:text-box>
            <text:p><text:span text:style-name="T37">. . . .</text:span></text:p>
          </draw:text-box>
        </draw:frame>
        <draw:frame draw:style-name="gr82" draw:text-style-name="P31" draw:layer="layout" svg:width="1.16cm" svg:height="0.849cm" svg:x="10.889cm" svg:y="6.635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0.889cm" svg:y="7.536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0.889cm" svg:y="8.537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0.689cm" svg:y="2.936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0.789cm" svg:y="5.037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2.928cm 3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0.629cm 3.975cm)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11.187cm 3.59cm)">
          <draw:text-box>
            <text:p><text:span text:style-name="T37">. . . .</text:span></text:p>
          </draw:text-box>
        </draw:frame>
        <draw:custom-shape draw:style-name="gr85" draw:text-style-name="P6" draw:layer="layout" svg:width="0.127cm" svg:height="0.762cm" svg:x="15.113cm" svg:y="3.79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19.103cm" svg:y="3.795cm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4" draw:layer="layout" svg:width="1.27cm" svg:height="1.168cm" svg:x="14.967cm" svg:y="3.848cm">
          <draw:text-box>
            <text:p><text:span text:style-name="T42">c</text:span><text:span text:style-name="T43">a,b</text:span><text:span text:style-name="T44">i,1,0</text:span></text:p>
          </draw:text-box>
        </draw:frame>
        <draw:frame draw:style-name="gr87" draw:text-style-name="P34" draw:layer="layout" svg:width="1.27cm" svg:height="1.168cm" svg:x="15.667cm" svg:y="3.848cm">
          <draw:text-box>
            <text:p><text:span text:style-name="T42">c</text:span><text:span text:style-name="T43">a,b</text:span><text:span text:style-name="T44">i,1,1</text:span></text:p>
          </draw:text-box>
        </draw:frame>
        <draw:frame draw:style-name="gr87" draw:text-style-name="P34" draw:layer="layout" svg:width="1.27cm" svg:height="1.168cm" svg:x="18.167cm" svg:y="3.848cm">
          <draw:text-box>
            <text:p><text:span text:style-name="T42">c</text:span><text:span text:style-name="T43">a,b</text:span><text:span text:style-name="T44">i,1,72</text:span></text:p>
          </draw:text-box>
        </draw:frame>
        <draw:frame draw:style-name="gr82" draw:text-style-name="P31" draw:layer="layout" svg:width="1.16cm" svg:height="0.849cm" svg:x="16.789cm" svg:y="3.637cm">
          <draw:text-box>
            <text:p><text:span text:style-name="T37">. . .</text:span></text:p>
          </draw:text-box>
        </draw:frame>
        <draw:frame draw:style-name="gr34" draw:text-style-name="P2" draw:layer="layout" svg:width="0.87cm" svg:height="0.746cm" svg:x="16.689cm" svg:y="2.54cm">
          <draw:text-box>
            <text:p>73</text:p>
          </draw:text-box>
        </draw:frame>
        <draw:custom-shape draw:style-name="gr85" draw:text-style-name="P6" draw:layer="layout" svg:width="0.127cm" svg:height="0.762cm" svg:x="15.113cm" svg:y="7.39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19.103cm" svg:y="7.396cm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4" draw:layer="layout" svg:width="1.27cm" svg:height="1.168cm" svg:x="14.967cm" svg:y="7.449cm">
          <draw:text-box>
            <text:p><text:span text:style-name="T42">c</text:span><text:span text:style-name="T43">a,b</text:span><text:span text:style-name="T44">i,2,0</text:span></text:p>
          </draw:text-box>
        </draw:frame>
        <draw:frame draw:style-name="gr87" draw:text-style-name="P34" draw:layer="layout" svg:width="1.27cm" svg:height="1.168cm" svg:x="15.667cm" svg:y="7.449cm">
          <draw:text-box>
            <text:p><text:span text:style-name="T42">c</text:span><text:span text:style-name="T43">a,b</text:span><text:span text:style-name="T44">i,2,1</text:span></text:p>
          </draw:text-box>
        </draw:frame>
        <draw:frame draw:style-name="gr87" draw:text-style-name="P34" draw:layer="layout" svg:width="1.27cm" svg:height="1.168cm" svg:x="18.167cm" svg:y="7.449cm">
          <draw:text-box>
            <text:p><text:span text:style-name="T42">c</text:span><text:span text:style-name="T43">a,b</text:span><text:span text:style-name="T44">i,2,72</text:span></text:p>
          </draw:text-box>
        </draw:frame>
        <draw:frame draw:style-name="gr82" draw:text-style-name="P31" draw:layer="layout" svg:width="1.16cm" svg:height="0.849cm" svg:x="16.789cm" svg:y="7.238cm">
          <draw:text-box>
            <text:p><text:span text:style-name="T37">. . .</text:span></text:p>
          </draw:text-box>
        </draw:frame>
        <draw:custom-shape draw:style-name="gr85" draw:text-style-name="P6" draw:layer="layout" svg:width="0.127cm" svg:height="0.762cm" svg:x="15.113cm" svg:y="13.59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19.103cm" svg:y="13.597cm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4" draw:layer="layout" svg:width="1.27cm" svg:height="1.168cm" svg:x="14.967cm" svg:y="13.65cm">
          <draw:text-box>
            <text:p><text:span text:style-name="T42">c</text:span><text:span text:style-name="T43">a,b</text:span><text:span text:style-name="T44">22,23,0</text:span></text:p>
          </draw:text-box>
        </draw:frame>
        <draw:frame draw:style-name="gr87" draw:text-style-name="P34" draw:layer="layout" svg:width="1.27cm" svg:height="1.168cm" svg:x="15.767cm" svg:y="13.65cm">
          <draw:text-box>
            <text:p><text:span text:style-name="T42">c</text:span><text:span text:style-name="T43">a,b</text:span><text:span text:style-name="T44">22,23,2</text:span></text:p>
          </draw:text-box>
        </draw:frame>
        <draw:frame draw:style-name="gr87" draw:text-style-name="P34" draw:layer="layout" svg:width="1.391cm" svg:height="1.168cm" svg:x="18.167cm" svg:y="13.65cm">
          <draw:text-box>
            <text:p><text:span text:style-name="T42">c</text:span><text:span text:style-name="T43">a,b</text:span><text:span text:style-name="T44">22,23,72</text:span></text:p>
          </draw:text-box>
        </draw:frame>
        <draw:frame draw:style-name="gr82" draw:text-style-name="P31" draw:layer="layout" svg:width="1.16cm" svg:height="0.849cm" svg:x="16.789cm" svg:y="13.439cm">
          <draw:text-box>
            <text:p><text:span text:style-name="T37">. . .</text:span></text:p>
          </draw:text-box>
        </draw:frame>
        <draw:custom-shape draw:style-name="gr85" draw:text-style-name="P6" draw:layer="layout" svg:width="0.127cm" svg:height="0.762cm" svg:x="15.113cm" svg:y="17.69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19.103cm" svg:y="17.698cm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4" draw:layer="layout" svg:width="1.27cm" svg:height="1.168cm" svg:x="14.967cm" svg:y="17.751cm">
          <draw:text-box>
            <text:p><text:span text:style-name="T42">c</text:span><text:span text:style-name="T43">a,b</text:span><text:span text:style-name="T44">23,23,0</text:span></text:p>
          </draw:text-box>
        </draw:frame>
        <draw:frame draw:style-name="gr87" draw:text-style-name="P34" draw:layer="layout" svg:width="1.27cm" svg:height="1.168cm" svg:x="15.767cm" svg:y="17.751cm">
          <draw:text-box>
            <text:p><text:span text:style-name="T42">c</text:span><text:span text:style-name="T43">a,b</text:span><text:span text:style-name="T44">23,23,2</text:span></text:p>
          </draw:text-box>
        </draw:frame>
        <draw:frame draw:style-name="gr87" draw:text-style-name="P34" draw:layer="layout" svg:width="1.391cm" svg:height="1.168cm" svg:x="18.167cm" svg:y="17.751cm">
          <draw:text-box>
            <text:p><text:span text:style-name="T42">c</text:span><text:span text:style-name="T43">a,b</text:span><text:span text:style-name="T44">23,23,72</text:span></text:p>
          </draw:text-box>
        </draw:frame>
        <draw:frame draw:style-name="gr82" draw:text-style-name="P31" draw:layer="layout" svg:width="1.16cm" svg:height="0.849cm" svg:x="16.789cm" svg:y="17.54cm">
          <draw:text-box>
            <text:p><text:span text:style-name="T37">. . .</text:span></text:p>
          </draw:text-box>
        </draw:frame>
        <draw:custom-shape draw:style-name="gr49" draw:text-style-name="P20" draw:layer="layout" svg:width="0.27cm" svg:height="0.326cm" svg:x="16.969cm" svg:y="9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16.969cm" svg:y="10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16.969cm" svg:y="11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" draw:layer="layout" svg:width="0.87cm" svg:height="0.746cm" svg:x="16.689cm" svg:y="6.14cm">
          <draw:text-box>
            <text:p>73</text:p>
          </draw:text-box>
        </draw:frame>
        <draw:frame draw:style-name="gr34" draw:text-style-name="P2" draw:layer="layout" svg:width="0.87cm" svg:height="0.746cm" svg:x="16.689cm" svg:y="12.64cm">
          <draw:text-box>
            <text:p>73</text:p>
          </draw:text-box>
        </draw:frame>
        <draw:frame draw:style-name="gr34" draw:text-style-name="P2" draw:layer="layout" svg:width="0.87cm" svg:height="0.746cm" svg:x="16.689cm" svg:y="16.64cm">
          <draw:text-box>
            <text:p>73</text:p>
          </draw:text-box>
        </draw:frame>
        <draw:frame draw:style-name="gr88" draw:text-style-name="P35" draw:layer="layout" svg:width="1.56cm" svg:height="0.852cm" svg:x="0.884cm" svg:y="3.103cm">
          <draw:text-box>
            <text:p><text:span text:style-name="T45">(1) C</text:span><text:span text:style-name="T46">1</text:span></text:p>
          </draw:text-box>
        </draw:frame>
        <draw:frame draw:style-name="gr89" draw:text-style-name="P35" draw:layer="layout" svg:width="1.763cm" svg:height="0.852cm" svg:x="0.884cm" svg:y="6.704cm">
          <draw:text-box>
            <text:p><text:span text:style-name="T45">(2) C</text:span><text:span text:style-name="T46">12</text:span></text:p>
          </draw:text-box>
        </draw:frame>
        <draw:frame draw:style-name="gr90" draw:text-style-name="P35" draw:layer="layout" svg:width="2.534cm" svg:height="0.852cm" svg:x="0.884cm" svg:y="12.905cm">
          <draw:text-box>
            <text:p><text:span text:style-name="T45">(275) C</text:span><text:span text:style-name="T46">22,23</text:span></text:p>
          </draw:text-box>
        </draw:frame>
        <draw:frame draw:style-name="gr91" draw:text-style-name="P35" draw:layer="layout" svg:width="2.259cm" svg:height="0.852cm" svg:x="0.884cm" svg:y="17.106cm">
          <draw:text-box>
            <text:p><text:span text:style-name="T45">(276) C</text:span><text:span text:style-name="T46">23</text:span></text:p>
          </draw:text-box>
        </draw:frame>
        <draw:frame draw:style-name="gr50" draw:text-style-name="P8" draw:layer="layout" svg:width="5.461cm" svg:height="2.188cm" svg:x="2.607cm" svg:y="1.135cm">
          <draw:text-box>
            <text:p><text:span text:style-name="T7">Cell A Graphlets(S</text:span><text:span text:style-name="T9">a</text:span><text:span text:style-name="T8">ij</text:span><text:span text:style-name="T25">)</text:span></text:p>
          </draw:text-box>
        </draw:frame>
        <draw:frame draw:style-name="gr50" draw:text-style-name="P8" draw:layer="layout" svg:width="5.461cm" svg:height="2.188cm" svg:x="8.308cm" svg:y="1.135cm">
          <draw:text-box>
            <text:p><text:span text:style-name="T7">Cell B Graphlets(S</text:span><text:span text:style-name="T9">b</text:span><text:span text:style-name="T8">ij</text:span><text:span text:style-name="T25">)</text:span></text:p>
          </draw:text-box>
        </draw:frame>
        <draw:line draw:style-name="gr16" draw:text-style-name="P6" draw:layer="layout" svg:x1="13.3cm" svg:y1="18.187cm" svg:x2="14.78cm" svg:y2="18.217cm">
          <text:p/>
        </draw:line>
        <draw:line draw:style-name="gr16" draw:text-style-name="P6" draw:layer="layout" svg:x1="13.294cm" svg:y1="13.997cm" svg:x2="14.774cm" svg:y2="14.027cm">
          <text:p/>
        </draw:line>
        <draw:line draw:style-name="gr16" draw:text-style-name="P6" draw:layer="layout" svg:x1="13.287cm" svg:y1="7.807cm" svg:x2="14.767cm" svg:y2="7.837cm">
          <text:p/>
        </draw:line>
        <draw:line draw:style-name="gr16" draw:text-style-name="P6" draw:layer="layout" svg:x1="13.28cm" svg:y1="4.317cm" svg:x2="14.76cm" svg:y2="4.347cm">
          <text:p/>
        </draw:line>
        <draw:custom-shape draw:style-name="gr92" draw:text-style-name="P6" draw:layer="layout" svg:width="0.127cm" svg:height="3.834cm" svg:x="26.178cm" svg:y="9.096cm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4" draw:layer="layout" svg:width="1.27cm" svg:height="1.168cm" svg:x="22.042cm" svg:y="9.149cm">
          <draw:text-box>
            <text:p><text:span text:style-name="T42">c</text:span><text:span text:style-name="T43">a,b</text:span><text:span text:style-name="T44">i,1,0</text:span></text:p>
          </draw:text-box>
        </draw:frame>
        <draw:frame draw:style-name="gr87" draw:text-style-name="P34" draw:layer="layout" svg:width="1.27cm" svg:height="1.168cm" svg:x="22.742cm" svg:y="9.149cm">
          <draw:text-box>
            <text:p><text:span text:style-name="T42">c</text:span><text:span text:style-name="T43">a,b</text:span><text:span text:style-name="T44">i,1,1</text:span></text:p>
          </draw:text-box>
        </draw:frame>
        <draw:frame draw:style-name="gr87" draw:text-style-name="P34" draw:layer="layout" svg:width="1.27cm" svg:height="1.168cm" svg:x="25.242cm" svg:y="9.149cm">
          <draw:text-box>
            <text:p><text:span text:style-name="T42">c</text:span><text:span text:style-name="T43">a,b</text:span><text:span text:style-name="T44">i,1,72</text:span></text:p>
          </draw:text-box>
        </draw:frame>
        <draw:frame draw:style-name="gr82" draw:text-style-name="P31" draw:layer="layout" svg:width="1.16cm" svg:height="0.849cm" svg:x="23.864cm" svg:y="8.938cm">
          <draw:text-box>
            <text:p><text:span text:style-name="T37">. . .</text:span></text:p>
          </draw:text-box>
        </draw:frame>
        <draw:frame draw:style-name="gr34" draw:text-style-name="P2" draw:layer="layout" svg:width="0.87cm" svg:height="0.746cm" svg:x="23.764cm" svg:y="8.041cm">
          <draw:text-box>
            <text:p>73</text:p>
          </draw:text-box>
        </draw:frame>
        <draw:frame draw:style-name="gr87" draw:text-style-name="P34" draw:layer="layout" svg:width="1.27cm" svg:height="1.168cm" svg:x="22.042cm" svg:y="10.05cm">
          <draw:text-box>
            <text:p><text:span text:style-name="T42">c</text:span><text:span text:style-name="T43">a,b</text:span><text:span text:style-name="T44">i,2,0</text:span></text:p>
          </draw:text-box>
        </draw:frame>
        <draw:frame draw:style-name="gr87" draw:text-style-name="P34" draw:layer="layout" svg:width="1.27cm" svg:height="1.168cm" svg:x="22.742cm" svg:y="10.05cm">
          <draw:text-box>
            <text:p><text:span text:style-name="T42">c</text:span><text:span text:style-name="T43">a,b</text:span><text:span text:style-name="T44">i,2,1</text:span></text:p>
          </draw:text-box>
        </draw:frame>
        <draw:frame draw:style-name="gr87" draw:text-style-name="P34" draw:layer="layout" svg:width="1.27cm" svg:height="1.168cm" svg:x="25.242cm" svg:y="10.05cm">
          <draw:text-box>
            <text:p><text:span text:style-name="T42">c</text:span><text:span text:style-name="T43">a,b</text:span><text:span text:style-name="T44">i,2,72</text:span></text:p>
          </draw:text-box>
        </draw:frame>
        <draw:frame draw:style-name="gr82" draw:text-style-name="P31" draw:layer="layout" svg:width="1.16cm" svg:height="0.849cm" svg:x="23.864cm" svg:y="9.839cm">
          <draw:text-box>
            <text:p><text:span text:style-name="T37">. . .</text:span></text:p>
          </draw:text-box>
        </draw:frame>
        <draw:frame draw:style-name="gr87" draw:text-style-name="P34" draw:layer="layout" svg:width="1.27cm" svg:height="1.168cm" svg:x="22.042cm" svg:y="11.151cm">
          <draw:text-box>
            <text:p><text:span text:style-name="T42">c</text:span><text:span text:style-name="T43">a,b</text:span><text:span text:style-name="T44">22,23,0</text:span></text:p>
          </draw:text-box>
        </draw:frame>
        <draw:frame draw:style-name="gr87" draw:text-style-name="P34" draw:layer="layout" svg:width="1.27cm" svg:height="1.168cm" svg:x="22.842cm" svg:y="11.151cm">
          <draw:text-box>
            <text:p><text:span text:style-name="T42">c</text:span><text:span text:style-name="T43">a,b</text:span><text:span text:style-name="T44">22,23,2</text:span></text:p>
          </draw:text-box>
        </draw:frame>
        <draw:frame draw:style-name="gr87" draw:text-style-name="P34" draw:layer="layout" svg:width="1.391cm" svg:height="1.168cm" svg:x="25.242cm" svg:y="11.151cm">
          <draw:text-box>
            <text:p><text:span text:style-name="T42">c</text:span><text:span text:style-name="T43">a,b</text:span><text:span text:style-name="T44">22,23,72</text:span></text:p>
          </draw:text-box>
        </draw:frame>
        <draw:frame draw:style-name="gr82" draw:text-style-name="P31" draw:layer="layout" svg:width="1.16cm" svg:height="0.849cm" svg:x="23.864cm" svg:y="10.94cm">
          <draw:text-box>
            <text:p><text:span text:style-name="T37">. . .</text:span></text:p>
          </draw:text-box>
        </draw:frame>
        <draw:custom-shape draw:style-name="gr93" draw:text-style-name="P6" draw:layer="layout" svg:width="0.127cm" svg:height="3.74cm" svg:x="22.188cm" svg:y="9.1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4" draw:layer="layout" svg:width="1.27cm" svg:height="1.168cm" svg:x="22.042cm" svg:y="12.152cm">
          <draw:text-box>
            <text:p><text:span text:style-name="T42">c</text:span><text:span text:style-name="T43">a,b</text:span><text:span text:style-name="T44">23,23,0</text:span></text:p>
          </draw:text-box>
        </draw:frame>
        <draw:frame draw:style-name="gr87" draw:text-style-name="P34" draw:layer="layout" svg:width="1.27cm" svg:height="1.168cm" svg:x="22.842cm" svg:y="12.152cm">
          <draw:text-box>
            <text:p><text:span text:style-name="T42">c</text:span><text:span text:style-name="T43">a,b</text:span><text:span text:style-name="T44">23,23,2</text:span></text:p>
          </draw:text-box>
        </draw:frame>
        <draw:frame draw:style-name="gr87" draw:text-style-name="P34" draw:layer="layout" svg:width="1.391cm" svg:height="1.168cm" svg:x="25.242cm" svg:y="12.152cm">
          <draw:text-box>
            <text:p><text:span text:style-name="T42">c</text:span><text:span text:style-name="T43">a,b</text:span><text:span text:style-name="T44">23,23,72</text:span></text:p>
          </draw:text-box>
        </draw:frame>
        <draw:frame draw:style-name="gr82" draw:text-style-name="P31" draw:layer="layout" svg:width="1.16cm" svg:height="0.849cm" svg:x="23.864cm" svg:y="11.941cm">
          <draw:text-box>
            <text:p><text:span text:style-name="T37">. . .</text:span></text:p>
          </draw:text-box>
        </draw:frame>
        <draw:frame draw:style-name="gr94" draw:text-style-name="P2" draw:layer="layout" svg:width="1.154cm" svg:height="0.746cm" svg:x="21.164cm" svg:y="10.541cm">
          <draw:text-box>
            <text:p>276</text:p>
          </draw:text-box>
        </draw:frame>
        <draw:custom-shape draw:style-name="gr95" draw:text-style-name="P6" draw:layer="layout" svg:width="1.143cm" svg:height="16.764cm" svg:x="19.669cm" svg:y="2.65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0" draw:text-style-name="P33" draw:layer="layout" svg:width="3.175cm" svg:height="1.421cm" svg:x="23.476cm" svg:y="6.139cm">
          <draw:text-box>
            <text:p><text:span text:style-name="T39">M</text:span><text:span text:style-name="T40">a,b</text:span></text:p>
          </draw:text-box>
        </draw:frame>
        <draw:line draw:style-name="gr35" draw:text-style-name="P6" draw:layer="layout" svg:x1="26.654cm" svg:y1="9.001cm" svg:x2="26.654cm" svg:y2="13.065cm">
          <text:p/>
        </draw:line>
        <draw:line draw:style-name="gr35" draw:text-style-name="P6" draw:layer="layout" svg:x1="22.312cm" svg:y1="13.391cm" svg:x2="26.4cm" svg:y2="13.319cm">
          <text:p/>
        </draw:line>
      </draw:page>
      <draw:page draw:name="page7" draw:style-name="dp1" draw:master-page-name="Default">
        <draw:frame draw:style-name="gr30" draw:text-style-name="P33" draw:layer="layout" svg:width="3.175cm" svg:height="1.421cm" svg:x="20.475cm" svg:y="0.938cm">
          <draw:text-box>
            <text:p><text:span text:style-name="T39">d</text:span><text:span text:style-name="T40">a,b</text:span><text:span text:style-name="T41">ij</text:span></text:p>
          </draw:text-box>
        </draw:frame>
        <draw:frame draw:style-name="gr9" draw:text-style-name="P2" draw:layer="layout" svg:width="1.143cm" svg:height="1.349cm" svg:x="6.338cm" svg:y="4.0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8.012cm" svg:y="2.397cm">
          <draw:text-box>
            <text:p>73</text:p>
          </draw:text-box>
        </draw:frame>
        <draw:frame draw:style-name="gr12" draw:text-style-name="P5" draw:layer="layout" svg:width="2.21cm" svg:height="1.493cm" svg:x="5.852cm" svg:y="7.173cm">
          <draw:text-box>
            <text:p><text:span text:style-name="T4">N</text:span><text:span text:style-name="T5">2</text:span><text:span text:style-name="T4">+N</text:span><text:span text:style-name="T5">1</text:span></text:p>
          </draw:text-box>
        </draw:frame>
        <draw:frame draw:style-name="gr13" draw:text-style-name="P2" draw:layer="layout" svg:width="1.011cm" svg:height="1.229cm" svg:x="8.213cm" svg:y="5.99cm">
          <draw:text-box>
            <text:p>73</text:p>
          </draw:text-box>
        </draw:frame>
        <draw:frame draw:style-name="gr14" draw:text-style-name="P2" draw:layer="layout" svg:width="1.442cm" svg:height="1.349cm" svg:x="6.147cm" svg:y="18.54cm">
          <draw:text-box>
            <text:p>N<text:span text:style-name="T1">23</text:span></text:p>
          </draw:text-box>
        </draw:frame>
        <draw:frame draw:style-name="gr15" draw:text-style-name="P2" draw:layer="layout" svg:width="1.011cm" svg:height="1.23cm" svg:x="8.013cm" svg:y="16.257cm">
          <draw:text-box>
            <text:p>73</text:p>
          </draw:text-box>
        </draw:frame>
        <draw:custom-shape draw:style-name="gr49" draw:text-style-name="P20" draw:layer="layout" svg:width="0.27cm" svg:height="0.326cm" svg:x="8.468cm" svg:y="9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8.468cm" svg:y="10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8.468cm" svg:y="11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8" draw:layer="layout" svg:width="5.461cm" svg:height="2.188cm" svg:x="6.207cm" svg:y="1.135cm">
          <draw:text-box>
            <text:p><text:span text:style-name="T7">Cell A Graphlets(S</text:span><text:span text:style-name="T9">a</text:span><text:span text:style-name="T8">ij</text:span><text:span text:style-name="T25">)</text:span></text:p>
          </draw:text-box>
        </draw:frame>
        <draw:frame draw:style-name="gr14" draw:text-style-name="P5" draw:layer="layout" svg:width="1.961cm" svg:height="1.349cm" svg:x="5.685cm" svg:y="13.941cm">
          <draw:text-box>
            <text:p><text:span text:style-name="T4">N</text:span><text:span text:style-name="T5">22</text:span><text:span text:style-name="T4">+N</text:span><text:span text:style-name="T5">23</text:span></text:p>
          </draw:text-box>
        </draw:frame>
        <draw:frame draw:style-name="gr15" draw:text-style-name="P2" draw:layer="layout" svg:width="1.011cm" svg:height="1.23cm" svg:x="8.051cm" svg:y="12.258cm">
          <draw:text-box>
            <text:p>73</text:p>
          </draw:text-box>
        </draw:frame>
        <draw:frame draw:style-name="gr59" draw:text-style-name="P23" draw:layer="layout" svg:width="1.075cm" svg:height="0.847cm" svg:x="7.125cm" svg:y="3.159cm">
          <draw:text-box>
            <text:p><text:span text:style-name="T28">S</text:span><text:span text:style-name="T29">1,1,1,1</text:span></text:p>
          </draw:text-box>
        </draw:frame>
        <draw:frame draw:style-name="gr59" draw:text-style-name="P23" draw:layer="layout" svg:width="1.164cm" svg:height="0.847cm" svg:x="9.325cm" svg:y="3.159cm">
          <draw:text-box>
            <text:p><text:span text:style-name="T28">S</text:span><text:span text:style-name="T29">1,1,1,73</text:span></text:p>
          </draw:text-box>
        </draw:frame>
        <draw:frame draw:style-name="gr59" draw:text-style-name="P23" draw:layer="layout" svg:width="1.306cm" svg:height="0.847cm" svg:x="9.326cm" svg:y="5.26cm">
          <draw:text-box>
            <text:p><text:span text:style-name="T28">S</text:span><text:span text:style-name="T29">1,1,N1,73</text:span></text:p>
          </draw:text-box>
        </draw:frame>
        <draw:frame draw:style-name="gr59" draw:text-style-name="P23" draw:layer="layout" svg:width="1.202cm" svg:height="0.847cm" svg:x="7.125cm" svg:y="5.259cm">
          <draw:text-box>
            <text:p><text:span text:style-name="T28">S</text:span><text:span text:style-name="T29">1,1,N1,1</text:span></text:p>
          </draw:text-box>
        </draw:frame>
        <draw:frame draw:style-name="gr59" draw:text-style-name="P24" draw:layer="layout" svg:width="1.224cm" svg:height="0.847cm" svg:x="7.257cm" svg:y="6.755cm">
          <draw:text-box>
            <text:p><text:span text:style-name="T30">S</text:span><text:span text:style-name="T31">1,2,1,1</text:span></text:p>
          </draw:text-box>
        </draw:frame>
        <draw:frame draw:style-name="gr59" draw:text-style-name="P24" draw:layer="layout" svg:width="1.033cm" svg:height="0.847cm" svg:x="9.389cm" svg:y="6.755cm">
          <draw:text-box>
            <text:p><text:span text:style-name="T30">S</text:span><text:span text:style-name="T31">1,1,1,73</text:span></text:p>
          </draw:text-box>
        </draw:frame>
        <draw:frame draw:style-name="gr59" draw:text-style-name="P25" draw:layer="layout" svg:width="1.419cm" svg:height="0.847cm" svg:x="9.135cm" svg:y="8.756cm">
          <draw:text-box>
            <text:p><text:span text:style-name="T32">S</text:span><text:span text:style-name="T33">1,2,N1+N2,73</text:span></text:p>
          </draw:text-box>
        </draw:frame>
        <draw:frame draw:style-name="gr59" draw:text-style-name="P24" draw:layer="layout" svg:width="1.351cm" svg:height="0.847cm" svg:x="7.257cm" svg:y="8.655cm">
          <draw:text-box>
            <text:p><text:span text:style-name="T30">S</text:span><text:span text:style-name="T31">1,2,N1+N2,1</text:span></text:p>
          </draw:text-box>
        </draw:frame>
        <draw:frame draw:style-name="gr59" draw:text-style-name="P24" draw:layer="layout" svg:width="1.224cm" svg:height="0.847cm" svg:x="7.257cm" svg:y="7.655cm">
          <draw:text-box>
            <text:p><text:span text:style-name="T30">S</text:span><text:span text:style-name="T31">1,2,N1,1</text:span></text:p>
          </draw:text-box>
        </draw:frame>
        <draw:frame draw:style-name="gr59" draw:text-style-name="P24" draw:layer="layout" svg:width="1.187cm" svg:height="0.847cm" svg:x="9.262cm" svg:y="7.656cm">
          <draw:text-box>
            <text:p><text:span text:style-name="T30">S</text:span><text:span text:style-name="T31">1,2,N1,73</text:span></text:p>
          </draw:text-box>
        </draw:frame>
        <draw:frame draw:style-name="gr59" draw:text-style-name="P23" draw:layer="layout" svg:width="1.644cm" svg:height="0.847cm" svg:x="7.071cm" svg:y="13.147cm">
          <draw:text-box>
            <text:p><text:span text:style-name="T28">S</text:span><text:span text:style-name="T29">22,23,1,1</text:span></text:p>
          </draw:text-box>
        </draw:frame>
        <draw:frame draw:style-name="gr60" draw:text-style-name="P23" draw:layer="layout" svg:width="1.474cm" svg:height="1.145cm" svg:x="9.15cm" svg:y="13.147cm">
          <draw:text-box>
            <text:p><text:span text:style-name="T28">S</text:span><text:span text:style-name="T29">22,23,1,73</text:span></text:p>
          </draw:text-box>
        </draw:frame>
        <draw:frame draw:style-name="gr60" draw:text-style-name="P26" draw:layer="layout" svg:width="1.879cm" svg:height="1.145cm" svg:x="8.78cm" svg:y="15.159cm">
          <draw:text-box>
            <text:p><text:span text:style-name="T34">S</text:span><text:span text:style-name="T35">22,23,N22+N23,73</text:span></text:p>
          </draw:text-box>
        </draw:frame>
        <draw:frame draw:style-name="gr59" draw:text-style-name="P26" draw:layer="layout" svg:width="2.014cm" svg:height="0.847cm" svg:x="7.071cm" svg:y="15.159cm">
          <draw:text-box>
            <text:p><text:span text:style-name="T34">S</text:span><text:span text:style-name="T35">22,23,N22+N23,1</text:span></text:p>
          </draw:text-box>
        </draw:frame>
        <draw:frame draw:style-name="gr59" draw:text-style-name="P26" draw:layer="layout" svg:width="1.779cm" svg:height="0.847cm" svg:x="7.071cm" svg:y="14.016cm">
          <draw:text-box>
            <text:p><text:span text:style-name="T34">S</text:span><text:span text:style-name="T35">22,23,N22,1</text:span></text:p>
          </draw:text-box>
        </draw:frame>
        <draw:frame draw:style-name="gr60" draw:text-style-name="P26" draw:layer="layout" svg:width="1.716cm" svg:height="1.145cm" svg:x="9.08cm" svg:y="14.048cm">
          <draw:text-box>
            <text:p><text:span text:style-name="T34">S</text:span><text:span text:style-name="T35">22,23,N22,73</text:span></text:p>
          </draw:text-box>
        </draw:frame>
        <draw:frame draw:style-name="gr61" draw:text-style-name="P27" draw:layer="layout" svg:width="1.571cm" svg:height="1.016cm" svg:x="7.136cm" svg:y="16.982cm">
          <draw:text-box>
            <text:p><text:span text:style-name="T26">S</text:span><text:span text:style-name="T27">23,23,1,1</text:span></text:p>
          </draw:text-box>
        </draw:frame>
        <draw:frame draw:style-name="gr62" draw:text-style-name="P27" draw:layer="layout" svg:width="1.483cm" svg:height="1.126cm" svg:x="9.049cm" svg:y="16.982cm">
          <draw:text-box>
            <text:p><text:span text:style-name="T26">S</text:span><text:span text:style-name="T27">23,23,1,73</text:span></text:p>
          </draw:text-box>
        </draw:frame>
        <draw:frame draw:style-name="gr63" draw:text-style-name="P28" draw:layer="layout" svg:width="1.611cm" svg:height="1.015cm" svg:x="9.021cm" svg:y="19.262cm">
          <draw:text-box>
            <text:p><text:span text:style-name="T34">S</text:span><text:span text:style-name="T35">23,23,N23,73</text:span></text:p>
          </draw:text-box>
        </draw:frame>
        <draw:frame draw:style-name="gr64" draw:text-style-name="P28" draw:layer="layout" svg:width="1.538cm" svg:height="1.017cm" svg:x="7.136cm" svg:y="19.233cm">
          <draw:text-box>
            <text:p><text:span text:style-name="T34">S</text:span><text:span text:style-name="T35">23,23,N23,1</text:span></text:p>
          </draw:text-box>
        </draw:frame>
        <draw:custom-shape draw:style-name="gr81" draw:text-style-name="P29" draw:layer="layout" svg:width="0.151cm" svg:height="2.74cm" svg:x="7.295cm" svg:y="17.07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0.104cm" svg:y="17.07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8.088cm" svg:y="19.132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8.121cm 17.875cm)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8.584cm 17.588cm)">
          <draw:text-box>
            <text:p><text:span text:style-name="T37">. . . .</text:span></text:p>
          </draw:text-box>
        </draw:frame>
        <draw:custom-shape draw:style-name="gr81" draw:text-style-name="P29" draw:layer="layout" svg:width="0.151cm" svg:height="2.74cm" svg:x="7.295cm" svg:y="13.17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0.104cm" svg:y="13.17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7.988cm" svg:y="16.833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9.822cm 17.8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8.122cm 14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8.123cm 13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0.224cm 13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0.225cm 14.375cm)">
          <draw:text-box>
            <text:p><text:span text:style-name="T37">. . .</text:span></text:p>
          </draw:text-box>
        </draw:frame>
        <draw:custom-shape draw:style-name="gr81" draw:text-style-name="P29" draw:layer="layout" svg:width="0.151cm" svg:height="2.74cm" svg:x="7.295cm" svg:y="6.7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0.104cm" svg:y="6.87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3" draw:text-style-name="P30" draw:layer="layout" svg:width="1.264cm" svg:height="1.564cm" draw:transform="rotate (-1.57952297305487) translate (8.224cm 6.975cm)">
          <draw:text-box>
            <text:p><text:span text:style-name="T38">. . .</text:span></text:p>
          </draw:text-box>
        </draw:frame>
        <draw:frame draw:style-name="gr83" draw:text-style-name="P32" draw:layer="layout" svg:width="1.264cm" svg:height="1.564cm" draw:transform="rotate (-1.57952297305487) translate (8.224cm 7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0.325cm 7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0.326cm 6.975cm)">
          <draw:text-box>
            <text:p><text:span text:style-name="T37">. . .</text:span></text:p>
          </draw:text-box>
        </draw:frame>
        <draw:custom-shape draw:style-name="gr81" draw:text-style-name="P29" draw:layer="layout" svg:width="0.151cm" svg:height="2.74cm" svg:x="7.295cm" svg:y="3.1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0.104cm" svg:y="3.1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8.088cm" svg:y="13.034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8.188cm" svg:y="15.035cm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8.585cm 13.689cm)">
          <draw:text-box>
            <text:p><text:span text:style-name="T37">. . . .</text:span></text:p>
          </draw:text-box>
        </draw:frame>
        <draw:frame draw:style-name="gr82" draw:text-style-name="P31" draw:layer="layout" svg:width="1.16cm" svg:height="0.849cm" svg:x="8.288cm" svg:y="6.635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8.288cm" svg:y="7.536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8.288cm" svg:y="8.537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8.088cm" svg:y="2.936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8.188cm" svg:y="5.037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0.327cm 3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8.028cm 3.975cm)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8.586cm 3.59cm)">
          <draw:text-box>
            <text:p><text:span text:style-name="T37">. . . .</text:span></text:p>
          </draw:text-box>
        </draw:frame>
        <draw:frame draw:style-name="gr9" draw:text-style-name="P2" draw:layer="layout" svg:width="1.143cm" svg:height="1.349cm" svg:x="11.939cm" svg:y="4.0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13.613cm" svg:y="2.397cm">
          <draw:text-box>
            <text:p>73</text:p>
          </draw:text-box>
        </draw:frame>
        <draw:frame draw:style-name="gr12" draw:text-style-name="P5" draw:layer="layout" svg:width="2.21cm" svg:height="1.493cm" svg:x="11.753cm" svg:y="7.173cm">
          <draw:text-box>
            <text:p><text:span text:style-name="T4">N</text:span><text:span text:style-name="T5">2</text:span><text:span text:style-name="T4">+N</text:span><text:span text:style-name="T5">1</text:span></text:p>
          </draw:text-box>
        </draw:frame>
        <draw:frame draw:style-name="gr13" draw:text-style-name="P2" draw:layer="layout" svg:width="1.011cm" svg:height="1.229cm" svg:x="13.814cm" svg:y="5.99cm">
          <draw:text-box>
            <text:p>73</text:p>
          </draw:text-box>
        </draw:frame>
        <draw:frame draw:style-name="gr14" draw:text-style-name="P2" draw:layer="layout" svg:width="1.442cm" svg:height="1.349cm" svg:x="11.748cm" svg:y="18.54cm">
          <draw:text-box>
            <text:p>N<text:span text:style-name="T1">23</text:span></text:p>
          </draw:text-box>
        </draw:frame>
        <draw:frame draw:style-name="gr15" draw:text-style-name="P2" draw:layer="layout" svg:width="1.011cm" svg:height="1.23cm" svg:x="13.614cm" svg:y="16.257cm">
          <draw:text-box>
            <text:p>73</text:p>
          </draw:text-box>
        </draw:frame>
        <draw:custom-shape draw:style-name="gr49" draw:text-style-name="P20" draw:layer="layout" svg:width="0.27cm" svg:height="0.326cm" svg:x="14.069cm" svg:y="9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14.069cm" svg:y="10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14.069cm" svg:y="11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1.961cm" svg:height="1.349cm" svg:x="11.586cm" svg:y="13.941cm">
          <draw:text-box>
            <text:p><text:span text:style-name="T4">N</text:span><text:span text:style-name="T5">22</text:span><text:span text:style-name="T4">+N</text:span><text:span text:style-name="T5">23</text:span></text:p>
          </draw:text-box>
        </draw:frame>
        <draw:frame draw:style-name="gr15" draw:text-style-name="P2" draw:layer="layout" svg:width="1.011cm" svg:height="1.23cm" svg:x="13.652cm" svg:y="12.258cm">
          <draw:text-box>
            <text:p>73</text:p>
          </draw:text-box>
        </draw:frame>
        <draw:frame draw:style-name="gr59" draw:text-style-name="P23" draw:layer="layout" svg:width="1.075cm" svg:height="0.847cm" svg:x="12.726cm" svg:y="3.159cm">
          <draw:text-box>
            <text:p><text:span text:style-name="T28">S</text:span><text:span text:style-name="T29">1,1,1,1</text:span></text:p>
          </draw:text-box>
        </draw:frame>
        <draw:frame draw:style-name="gr59" draw:text-style-name="P23" draw:layer="layout" svg:width="1.164cm" svg:height="0.847cm" svg:x="14.926cm" svg:y="3.159cm">
          <draw:text-box>
            <text:p><text:span text:style-name="T28">S</text:span><text:span text:style-name="T29">1,1,1,73</text:span></text:p>
          </draw:text-box>
        </draw:frame>
        <draw:frame draw:style-name="gr59" draw:text-style-name="P23" draw:layer="layout" svg:width="1.306cm" svg:height="0.847cm" svg:x="14.927cm" svg:y="5.26cm">
          <draw:text-box>
            <text:p><text:span text:style-name="T28">S</text:span><text:span text:style-name="T29">1,1,N1,73</text:span></text:p>
          </draw:text-box>
        </draw:frame>
        <draw:frame draw:style-name="gr59" draw:text-style-name="P23" draw:layer="layout" svg:width="1.202cm" svg:height="0.847cm" svg:x="12.726cm" svg:y="5.259cm">
          <draw:text-box>
            <text:p><text:span text:style-name="T28">S</text:span><text:span text:style-name="T29">1,1,N1,1</text:span></text:p>
          </draw:text-box>
        </draw:frame>
        <draw:frame draw:style-name="gr59" draw:text-style-name="P24" draw:layer="layout" svg:width="1.224cm" svg:height="0.847cm" svg:x="12.858cm" svg:y="6.755cm">
          <draw:text-box>
            <text:p><text:span text:style-name="T30">S</text:span><text:span text:style-name="T31">1,2,1,1</text:span></text:p>
          </draw:text-box>
        </draw:frame>
        <draw:frame draw:style-name="gr59" draw:text-style-name="P24" draw:layer="layout" svg:width="1.033cm" svg:height="0.847cm" svg:x="14.99cm" svg:y="6.755cm">
          <draw:text-box>
            <text:p><text:span text:style-name="T30">S</text:span><text:span text:style-name="T31">1,1,1,73</text:span></text:p>
          </draw:text-box>
        </draw:frame>
        <draw:frame draw:style-name="gr59" draw:text-style-name="P25" draw:layer="layout" svg:width="1.419cm" svg:height="0.847cm" svg:x="14.736cm" svg:y="8.756cm">
          <draw:text-box>
            <text:p><text:span text:style-name="T32">S</text:span><text:span text:style-name="T33">1,2,N1+N2,73</text:span></text:p>
          </draw:text-box>
        </draw:frame>
        <draw:frame draw:style-name="gr59" draw:text-style-name="P24" draw:layer="layout" svg:width="1.351cm" svg:height="0.847cm" svg:x="12.858cm" svg:y="8.655cm">
          <draw:text-box>
            <text:p><text:span text:style-name="T30">S</text:span><text:span text:style-name="T31">1,2,N1+N2,1</text:span></text:p>
          </draw:text-box>
        </draw:frame>
        <draw:frame draw:style-name="gr59" draw:text-style-name="P24" draw:layer="layout" svg:width="1.224cm" svg:height="0.847cm" svg:x="12.858cm" svg:y="7.655cm">
          <draw:text-box>
            <text:p><text:span text:style-name="T30">S</text:span><text:span text:style-name="T31">1,2,N1,1</text:span></text:p>
          </draw:text-box>
        </draw:frame>
        <draw:frame draw:style-name="gr59" draw:text-style-name="P24" draw:layer="layout" svg:width="1.187cm" svg:height="0.847cm" svg:x="14.863cm" svg:y="7.656cm">
          <draw:text-box>
            <text:p><text:span text:style-name="T30">S</text:span><text:span text:style-name="T31">1,2,N1,73</text:span></text:p>
          </draw:text-box>
        </draw:frame>
        <draw:frame draw:style-name="gr59" draw:text-style-name="P23" draw:layer="layout" svg:width="1.644cm" svg:height="0.847cm" svg:x="12.672cm" svg:y="13.147cm">
          <draw:text-box>
            <text:p><text:span text:style-name="T28">S</text:span><text:span text:style-name="T29">22,23,1,1</text:span></text:p>
          </draw:text-box>
        </draw:frame>
        <draw:frame draw:style-name="gr60" draw:text-style-name="P23" draw:layer="layout" svg:width="1.474cm" svg:height="1.145cm" svg:x="14.751cm" svg:y="13.147cm">
          <draw:text-box>
            <text:p><text:span text:style-name="T28">S</text:span><text:span text:style-name="T29">22,23,1,73</text:span></text:p>
          </draw:text-box>
        </draw:frame>
        <draw:frame draw:style-name="gr60" draw:text-style-name="P26" draw:layer="layout" svg:width="1.879cm" svg:height="1.145cm" svg:x="14.381cm" svg:y="15.159cm">
          <draw:text-box>
            <text:p><text:span text:style-name="T34">S</text:span><text:span text:style-name="T35">22,23,N22+N23,73</text:span></text:p>
          </draw:text-box>
        </draw:frame>
        <draw:frame draw:style-name="gr59" draw:text-style-name="P26" draw:layer="layout" svg:width="2.014cm" svg:height="0.847cm" svg:x="12.672cm" svg:y="15.159cm">
          <draw:text-box>
            <text:p><text:span text:style-name="T34">S</text:span><text:span text:style-name="T35">22,23,N22+N23,1</text:span></text:p>
          </draw:text-box>
        </draw:frame>
        <draw:frame draw:style-name="gr59" draw:text-style-name="P26" draw:layer="layout" svg:width="1.779cm" svg:height="0.847cm" svg:x="12.672cm" svg:y="14.016cm">
          <draw:text-box>
            <text:p><text:span text:style-name="T34">S</text:span><text:span text:style-name="T35">22,23,N22,1</text:span></text:p>
          </draw:text-box>
        </draw:frame>
        <draw:frame draw:style-name="gr60" draw:text-style-name="P26" draw:layer="layout" svg:width="1.716cm" svg:height="1.145cm" svg:x="14.681cm" svg:y="14.048cm">
          <draw:text-box>
            <text:p><text:span text:style-name="T34">S</text:span><text:span text:style-name="T35">22,23,N22,73</text:span></text:p>
          </draw:text-box>
        </draw:frame>
        <draw:frame draw:style-name="gr61" draw:text-style-name="P27" draw:layer="layout" svg:width="1.571cm" svg:height="1.016cm" svg:x="12.737cm" svg:y="16.982cm">
          <draw:text-box>
            <text:p><text:span text:style-name="T26">S</text:span><text:span text:style-name="T27">23,23,1,1</text:span></text:p>
          </draw:text-box>
        </draw:frame>
        <draw:frame draw:style-name="gr62" draw:text-style-name="P27" draw:layer="layout" svg:width="1.483cm" svg:height="1.126cm" svg:x="14.65cm" svg:y="16.982cm">
          <draw:text-box>
            <text:p><text:span text:style-name="T26">S</text:span><text:span text:style-name="T27">23,23,1,73</text:span></text:p>
          </draw:text-box>
        </draw:frame>
        <draw:frame draw:style-name="gr63" draw:text-style-name="P28" draw:layer="layout" svg:width="1.611cm" svg:height="1.015cm" svg:x="14.622cm" svg:y="19.262cm">
          <draw:text-box>
            <text:p><text:span text:style-name="T34">S</text:span><text:span text:style-name="T35">23,23,N23,73</text:span></text:p>
          </draw:text-box>
        </draw:frame>
        <draw:frame draw:style-name="gr64" draw:text-style-name="P28" draw:layer="layout" svg:width="1.538cm" svg:height="1.017cm" svg:x="12.737cm" svg:y="19.233cm">
          <draw:text-box>
            <text:p><text:span text:style-name="T34">S</text:span><text:span text:style-name="T35">23,23,N23,1</text:span></text:p>
          </draw:text-box>
        </draw:frame>
        <draw:custom-shape draw:style-name="gr81" draw:text-style-name="P29" draw:layer="layout" svg:width="0.151cm" svg:height="2.74cm" svg:x="12.896cm" svg:y="17.07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5.705cm" svg:y="17.07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13.689cm" svg:y="19.132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3.722cm 17.875cm)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14.185cm 17.588cm)">
          <draw:text-box>
            <text:p><text:span text:style-name="T37">. . . .</text:span></text:p>
          </draw:text-box>
        </draw:frame>
        <draw:custom-shape draw:style-name="gr81" draw:text-style-name="P29" draw:layer="layout" svg:width="0.151cm" svg:height="2.74cm" svg:x="12.896cm" svg:y="13.17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5.705cm" svg:y="13.17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13.589cm" svg:y="16.833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5.423cm 17.8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3.723cm 14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3.724cm 13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5.825cm 13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5.826cm 14.375cm)">
          <draw:text-box>
            <text:p><text:span text:style-name="T37">. . .</text:span></text:p>
          </draw:text-box>
        </draw:frame>
        <draw:custom-shape draw:style-name="gr81" draw:text-style-name="P29" draw:layer="layout" svg:width="0.151cm" svg:height="2.74cm" svg:x="12.896cm" svg:y="6.7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5.705cm" svg:y="6.87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3" draw:text-style-name="P30" draw:layer="layout" svg:width="1.264cm" svg:height="1.564cm" draw:transform="rotate (-1.57952297305487) translate (13.825cm 6.975cm)">
          <draw:text-box>
            <text:p><text:span text:style-name="T38">. . .</text:span></text:p>
          </draw:text-box>
        </draw:frame>
        <draw:frame draw:style-name="gr83" draw:text-style-name="P32" draw:layer="layout" svg:width="1.264cm" svg:height="1.564cm" draw:transform="rotate (-1.57952297305487) translate (13.825cm 7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5.926cm 7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5.927cm 6.975cm)">
          <draw:text-box>
            <text:p><text:span text:style-name="T37">. . .</text:span></text:p>
          </draw:text-box>
        </draw:frame>
        <draw:custom-shape draw:style-name="gr81" draw:text-style-name="P29" draw:layer="layout" svg:width="0.151cm" svg:height="2.74cm" svg:x="12.896cm" svg:y="3.1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5.705cm" svg:y="3.1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13.689cm" svg:y="13.034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3.789cm" svg:y="15.035cm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14.186cm 13.689cm)">
          <draw:text-box>
            <text:p><text:span text:style-name="T37">. . . .</text:span></text:p>
          </draw:text-box>
        </draw:frame>
        <draw:frame draw:style-name="gr82" draw:text-style-name="P31" draw:layer="layout" svg:width="1.16cm" svg:height="0.849cm" svg:x="13.889cm" svg:y="6.635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3.889cm" svg:y="7.536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3.889cm" svg:y="8.537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3.689cm" svg:y="2.936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3.789cm" svg:y="5.037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5.928cm 3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3.629cm 3.975cm)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14.187cm 3.59cm)">
          <draw:text-box>
            <text:p><text:span text:style-name="T37">. . . .</text:span></text:p>
          </draw:text-box>
        </draw:frame>
        <draw:custom-shape draw:style-name="gr85" draw:text-style-name="P6" draw:layer="layout" svg:width="0.127cm" svg:height="0.762cm" svg:x="19.113cm" svg:y="3.79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24.103cm" svg:y="3.795cm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4" draw:layer="layout" svg:width="1.27cm" svg:height="1.168cm" svg:x="18.967cm" svg:y="3.848cm">
          <draw:text-box>
            <text:p><text:span text:style-name="T42">d</text:span><text:span text:style-name="T43">a,b</text:span><text:span text:style-name="T44">i,1,1</text:span></text:p>
          </draw:text-box>
        </draw:frame>
        <draw:frame draw:style-name="gr87" draw:text-style-name="P34" draw:layer="layout" svg:width="1.27cm" svg:height="1.168cm" svg:x="19.867cm" svg:y="3.848cm">
          <draw:text-box>
            <text:p><text:span text:style-name="T42">d</text:span><text:span text:style-name="T43">a,b</text:span><text:span text:style-name="T44">i,1,1</text:span></text:p>
          </draw:text-box>
        </draw:frame>
        <draw:frame draw:style-name="gr87" draw:text-style-name="P34" draw:layer="layout" svg:width="1.27cm" svg:height="1.168cm" svg:x="23.167cm" svg:y="3.848cm">
          <draw:text-box>
            <text:p><text:span text:style-name="T42">d</text:span><text:span text:style-name="T43">a,b</text:span><text:span text:style-name="T44">i,1,N1</text:span></text:p>
          </draw:text-box>
        </draw:frame>
        <draw:frame draw:style-name="gr82" draw:text-style-name="P31" draw:layer="layout" svg:width="1.16cm" svg:height="0.849cm" svg:x="21.389cm" svg:y="3.637cm">
          <draw:text-box>
            <text:p><text:span text:style-name="T37">. . .</text:span></text:p>
          </draw:text-box>
        </draw:frame>
        <draw:frame draw:style-name="gr96" draw:text-style-name="P2" draw:layer="layout" svg:width="0.921cm" svg:height="0.852cm" svg:x="20.689cm" svg:y="2.54cm">
          <draw:text-box>
            <text:p>N<text:span text:style-name="T1">1</text:span></text:p>
          </draw:text-box>
        </draw:frame>
        <draw:custom-shape draw:style-name="gr85" draw:text-style-name="P6" draw:layer="layout" svg:width="0.127cm" svg:height="0.762cm" svg:x="19.113cm" svg:y="7.39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24.103cm" svg:y="7.396cm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4" draw:layer="layout" svg:width="1.27cm" svg:height="1.168cm" svg:x="18.967cm" svg:y="7.449cm">
          <draw:text-box>
            <text:p><text:span text:style-name="T42">d</text:span><text:span text:style-name="T43">a,b</text:span><text:span text:style-name="T44">i,2,1</text:span></text:p>
          </draw:text-box>
        </draw:frame>
        <draw:frame draw:style-name="gr87" draw:text-style-name="P34" draw:layer="layout" svg:width="1.27cm" svg:height="1.168cm" svg:x="19.767cm" svg:y="7.449cm">
          <draw:text-box>
            <text:p><text:span text:style-name="T42">d</text:span><text:span text:style-name="T43">a,b</text:span><text:span text:style-name="T44">i,2,1</text:span></text:p>
          </draw:text-box>
        </draw:frame>
        <draw:frame draw:style-name="gr87" draw:text-style-name="P34" draw:layer="layout" svg:width="1.482cm" svg:height="1.168cm" svg:x="22.955cm" svg:y="7.449cm">
          <draw:text-box>
            <text:p><text:span text:style-name="T42">d</text:span><text:span text:style-name="T43">a,b</text:span><text:span text:style-name="T44">i,2,N1+N2</text:span></text:p>
          </draw:text-box>
        </draw:frame>
        <draw:frame draw:style-name="gr82" draw:text-style-name="P31" draw:layer="layout" svg:width="1.16cm" svg:height="0.849cm" svg:x="22.23cm" svg:y="7.263cm">
          <draw:text-box>
            <text:p><text:span text:style-name="T37">. . .</text:span></text:p>
          </draw:text-box>
        </draw:frame>
        <draw:custom-shape draw:style-name="gr85" draw:text-style-name="P6" draw:layer="layout" svg:width="0.127cm" svg:height="0.762cm" svg:x="19.113cm" svg:y="13.59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24.103cm" svg:y="13.597cm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4" draw:layer="layout" svg:width="1.27cm" svg:height="1.168cm" svg:x="18.967cm" svg:y="13.65cm">
          <draw:text-box>
            <text:p><text:span text:style-name="T42">d</text:span><text:span text:style-name="T43">a,b</text:span><text:span text:style-name="T47">22,23,0</text:span></text:p>
          </draw:text-box>
        </draw:frame>
        <draw:frame draw:style-name="gr87" draw:text-style-name="P34" draw:layer="layout" svg:width="1.27cm" svg:height="1.168cm" svg:x="19.767cm" svg:y="13.65cm">
          <draw:text-box>
            <text:p><text:span text:style-name="T42">d</text:span><text:span text:style-name="T43">a,b</text:span><text:span text:style-name="T47">22,23,2</text:span></text:p>
          </draw:text-box>
        </draw:frame>
        <draw:frame draw:style-name="gr87" draw:text-style-name="P34" draw:layer="layout" svg:width="1.784cm" svg:height="1.168cm" svg:x="22.874cm" svg:y="13.65cm">
          <draw:text-box>
            <text:p><text:span text:style-name="T42">d</text:span><text:span text:style-name="T43">a,b</text:span><text:span text:style-name="T47">22,23,N22+N23</text:span></text:p>
          </draw:text-box>
        </draw:frame>
        <draw:frame draw:style-name="gr82" draw:text-style-name="P31" draw:layer="layout" svg:width="1.16cm" svg:height="0.849cm" svg:x="20.589cm" svg:y="13.439cm">
          <draw:text-box>
            <text:p><text:span text:style-name="T37">. . .</text:span></text:p>
          </draw:text-box>
        </draw:frame>
        <draw:custom-shape draw:style-name="gr85" draw:text-style-name="P6" draw:layer="layout" svg:width="0.127cm" svg:height="0.762cm" svg:x="19.113cm" svg:y="17.69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24.103cm" svg:y="17.698cm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4" draw:layer="layout" svg:width="1.27cm" svg:height="1.168cm" svg:x="18.967cm" svg:y="17.751cm">
          <draw:text-box>
            <text:p><text:span text:style-name="T42">d</text:span><text:span text:style-name="T43">a,b</text:span><text:span text:style-name="T44">23,23,0</text:span></text:p>
          </draw:text-box>
        </draw:frame>
        <draw:frame draw:style-name="gr87" draw:text-style-name="P34" draw:layer="layout" svg:width="1.27cm" svg:height="1.168cm" svg:x="19.867cm" svg:y="17.751cm">
          <draw:text-box>
            <text:p><text:span text:style-name="T42">d</text:span><text:span text:style-name="T43">a,b</text:span><text:span text:style-name="T44">23,23,2</text:span></text:p>
          </draw:text-box>
        </draw:frame>
        <draw:frame draw:style-name="gr87" draw:text-style-name="P34" draw:layer="layout" svg:width="1.391cm" svg:height="1.168cm" svg:x="23.067cm" svg:y="17.751cm">
          <draw:text-box>
            <text:p><text:span text:style-name="T42">d</text:span><text:span text:style-name="T43">a,b</text:span><text:span text:style-name="T44">23,23,N23</text:span></text:p>
          </draw:text-box>
        </draw:frame>
        <draw:frame draw:style-name="gr82" draw:text-style-name="P31" draw:layer="layout" svg:width="1.16cm" svg:height="0.849cm" svg:x="21.489cm" svg:y="17.54cm">
          <draw:text-box>
            <text:p><text:span text:style-name="T37">. . .</text:span></text:p>
          </draw:text-box>
        </draw:frame>
        <draw:custom-shape draw:style-name="gr49" draw:text-style-name="P20" draw:layer="layout" svg:width="0.27cm" svg:height="0.326cm" svg:x="20.969cm" svg:y="9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20.969cm" svg:y="10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20.969cm" svg:y="11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2" draw:layer="layout" svg:width="1.866cm" svg:height="0.852cm" svg:x="20.689cm" svg:y="6.14cm">
          <draw:text-box>
            <text:p>N1 + N<text:span text:style-name="T1">2</text:span></text:p>
          </draw:text-box>
        </draw:frame>
        <draw:frame draw:style-name="gr98" draw:text-style-name="P2" draw:layer="layout" svg:width="1.853cm" svg:height="0.852cm" svg:x="20.689cm" svg:y="12.64cm">
          <draw:text-box>
            <text:p>N<text:span text:style-name="T1">22</text:span><text:span text:style-name="T48">+</text:span>N<text:span text:style-name="T1">23</text:span></text:p>
          </draw:text-box>
        </draw:frame>
        <draw:frame draw:style-name="gr99" draw:text-style-name="P2" draw:layer="layout" svg:width="1.048cm" svg:height="0.852cm" svg:x="20.689cm" svg:y="16.64cm">
          <draw:text-box>
            <text:p>N<text:span text:style-name="T1">23</text:span></text:p>
          </draw:text-box>
        </draw:frame>
        <draw:frame draw:style-name="gr100" draw:text-style-name="P35" draw:layer="layout" svg:width="3.821cm" svg:height="0.852cm" svg:x="4.184cm" svg:y="4.203cm">
          <draw:text-box>
            <text:p><text:span text:style-name="T45">C</text:span><text:span text:style-name="T46">1</text:span></text:p>
          </draw:text-box>
        </draw:frame>
        <draw:frame draw:style-name="gr101" draw:text-style-name="P35" draw:layer="layout" svg:width="4.024cm" svg:height="0.852cm" svg:x="4.184cm" svg:y="7.404cm">
          <draw:text-box>
            <text:p><text:span text:style-name="T45">C</text:span><text:span text:style-name="T46">12</text:span></text:p>
          </draw:text-box>
        </draw:frame>
        <draw:frame draw:style-name="gr102" draw:text-style-name="P35" draw:layer="layout" svg:width="4.858cm" svg:height="0.852cm" svg:x="4.184cm" svg:y="14.105cm">
          <draw:text-box>
            <text:p><text:span text:style-name="T45">C</text:span><text:span text:style-name="T46">22,23</text:span></text:p>
          </draw:text-box>
        </draw:frame>
        <draw:frame draw:style-name="gr103" draw:text-style-name="P35" draw:layer="layout" svg:width="4.46cm" svg:height="0.852cm" svg:x="4.184cm" svg:y="18.406cm">
          <draw:text-box>
            <text:p><text:span text:style-name="T45">C</text:span><text:span text:style-name="T46">23</text:span></text:p>
          </draw:text-box>
        </draw:frame>
        <draw:frame draw:style-name="gr87" draw:text-style-name="P34" draw:layer="layout" svg:width="1.482cm" svg:height="1.168cm" svg:x="21.255cm" svg:y="7.449cm">
          <draw:text-box>
            <text:p><text:span text:style-name="T42">d</text:span><text:span text:style-name="T43">a,b</text:span><text:span text:style-name="T44">i,2,N1</text:span></text:p>
          </draw:text-box>
        </draw:frame>
        <draw:frame draw:style-name="gr82" draw:text-style-name="P31" draw:layer="layout" svg:width="1.16cm" svg:height="0.849cm" svg:x="20.43cm" svg:y="7.264cm">
          <draw:text-box>
            <text:p><text:span text:style-name="T37">. . .</text:span></text:p>
          </draw:text-box>
        </draw:frame>
        <draw:frame draw:style-name="gr87" draw:text-style-name="P34" draw:layer="layout" svg:width="1.784cm" svg:height="1.168cm" svg:x="21.274cm" svg:y="13.65cm">
          <draw:text-box>
            <text:p><text:span text:style-name="T42">d</text:span><text:span text:style-name="T43">a,b</text:span><text:span text:style-name="T47">22,23,N22</text:span></text:p>
          </draw:text-box>
        </draw:frame>
        <draw:frame draw:style-name="gr82" draw:text-style-name="P31" draw:layer="layout" svg:width="1.16cm" svg:height="0.849cm" svg:x="22.189cm" svg:y="13.44cm">
          <draw:text-box>
            <text:p><text:span text:style-name="T37">. . .</text:span></text:p>
          </draw:text-box>
        </draw:frame>
        <draw:frame draw:style-name="gr50" draw:text-style-name="P8" draw:layer="layout" svg:width="5.461cm" svg:height="2.188cm" svg:x="11.608cm" svg:y="1.135cm">
          <draw:text-box>
            <text:p><text:span text:style-name="T7">Cell B Graphlets(S</text:span><text:span text:style-name="T9">b</text:span><text:span text:style-name="T8">ij</text:span><text:span text:style-name="T25">)</text:span></text:p>
          </draw:text-box>
        </draw:frame>
      </draw:page>
      <draw:page draw:name="page8" draw:style-name="dp1" draw:master-page-name="Default">
        <draw:frame draw:style-name="gr30" draw:text-style-name="P33" draw:layer="layout" svg:width="3.175cm" svg:height="1.421cm" svg:x="18.475cm" svg:y="0.938cm">
          <draw:text-box>
            <text:p><text:span text:style-name="T39">m</text:span><text:span text:style-name="T40">a,b</text:span><text:span text:style-name="T41">ij</text:span></text:p>
          </draw:text-box>
        </draw:frame>
        <draw:frame draw:style-name="gr9" draw:text-style-name="P2" draw:layer="layout" svg:width="1.143cm" svg:height="1.349cm" svg:x="6.038cm" svg:y="4.0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7.712cm" svg:y="2.397cm">
          <draw:text-box>
            <text:p>73</text:p>
          </draw:text-box>
        </draw:frame>
        <draw:frame draw:style-name="gr12" draw:text-style-name="P5" draw:layer="layout" svg:width="2.21cm" svg:height="1.493cm" svg:x="5.852cm" svg:y="7.173cm">
          <draw:text-box>
            <text:p><text:span text:style-name="T4">N</text:span><text:span text:style-name="T5">2</text:span><text:span text:style-name="T4">+N</text:span><text:span text:style-name="T5">1</text:span></text:p>
          </draw:text-box>
        </draw:frame>
        <draw:frame draw:style-name="gr13" draw:text-style-name="P2" draw:layer="layout" svg:width="1.011cm" svg:height="1.229cm" svg:x="7.913cm" svg:y="5.99cm">
          <draw:text-box>
            <text:p>73</text:p>
          </draw:text-box>
        </draw:frame>
        <draw:frame draw:style-name="gr14" draw:text-style-name="P2" draw:layer="layout" svg:width="1.442cm" svg:height="1.349cm" svg:x="6.047cm" svg:y="18.14cm">
          <draw:text-box>
            <text:p>N<text:span text:style-name="T1">23</text:span></text:p>
          </draw:text-box>
        </draw:frame>
        <draw:frame draw:style-name="gr15" draw:text-style-name="P2" draw:layer="layout" svg:width="1.011cm" svg:height="1.23cm" svg:x="7.713cm" svg:y="16.257cm">
          <draw:text-box>
            <text:p>73</text:p>
          </draw:text-box>
        </draw:frame>
        <draw:custom-shape draw:style-name="gr49" draw:text-style-name="P20" draw:layer="layout" svg:width="0.27cm" svg:height="0.326cm" svg:x="8.168cm" svg:y="9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8.168cm" svg:y="10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8.168cm" svg:y="11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1.961cm" svg:height="1.349cm" svg:x="5.685cm" svg:y="13.941cm">
          <draw:text-box>
            <text:p><text:span text:style-name="T4">N</text:span><text:span text:style-name="T5">22</text:span><text:span text:style-name="T4">+N</text:span><text:span text:style-name="T5">23</text:span></text:p>
          </draw:text-box>
        </draw:frame>
        <draw:frame draw:style-name="gr15" draw:text-style-name="P2" draw:layer="layout" svg:width="1.011cm" svg:height="1.23cm" svg:x="7.751cm" svg:y="12.258cm">
          <draw:text-box>
            <text:p>73</text:p>
          </draw:text-box>
        </draw:frame>
        <draw:frame draw:style-name="gr59" draw:text-style-name="P23" draw:layer="layout" svg:width="1.075cm" svg:height="0.847cm" svg:x="6.825cm" svg:y="3.159cm">
          <draw:text-box>
            <text:p><text:span text:style-name="T28">S</text:span><text:span text:style-name="T29">1,1,1,1</text:span></text:p>
          </draw:text-box>
        </draw:frame>
        <draw:frame draw:style-name="gr59" draw:text-style-name="P23" draw:layer="layout" svg:width="1.164cm" svg:height="0.847cm" svg:x="9.025cm" svg:y="3.159cm">
          <draw:text-box>
            <text:p><text:span text:style-name="T28">S</text:span><text:span text:style-name="T29">1,1,1,73</text:span></text:p>
          </draw:text-box>
        </draw:frame>
        <draw:frame draw:style-name="gr59" draw:text-style-name="P23" draw:layer="layout" svg:width="1.306cm" svg:height="0.847cm" svg:x="9.026cm" svg:y="5.26cm">
          <draw:text-box>
            <text:p><text:span text:style-name="T28">S</text:span><text:span text:style-name="T29">1,1,N1,73</text:span></text:p>
          </draw:text-box>
        </draw:frame>
        <draw:frame draw:style-name="gr59" draw:text-style-name="P23" draw:layer="layout" svg:width="1.202cm" svg:height="0.847cm" svg:x="6.825cm" svg:y="5.259cm">
          <draw:text-box>
            <text:p><text:span text:style-name="T28">S</text:span><text:span text:style-name="T29">1,1,N1,1</text:span></text:p>
          </draw:text-box>
        </draw:frame>
        <draw:frame draw:style-name="gr59" draw:text-style-name="P24" draw:layer="layout" svg:width="1.224cm" svg:height="0.847cm" svg:x="6.957cm" svg:y="6.755cm">
          <draw:text-box>
            <text:p><text:span text:style-name="T30">S</text:span><text:span text:style-name="T31">1,2,1,1</text:span></text:p>
          </draw:text-box>
        </draw:frame>
        <draw:frame draw:style-name="gr59" draw:text-style-name="P24" draw:layer="layout" svg:width="1.033cm" svg:height="0.847cm" svg:x="9.089cm" svg:y="6.755cm">
          <draw:text-box>
            <text:p><text:span text:style-name="T30">S</text:span><text:span text:style-name="T31">1,1,1,73</text:span></text:p>
          </draw:text-box>
        </draw:frame>
        <draw:frame draw:style-name="gr59" draw:text-style-name="P25" draw:layer="layout" svg:width="1.419cm" svg:height="0.847cm" svg:x="8.835cm" svg:y="8.756cm">
          <draw:text-box>
            <text:p><text:span text:style-name="T32">S</text:span><text:span text:style-name="T33">1,2,N1+N2,73</text:span></text:p>
          </draw:text-box>
        </draw:frame>
        <draw:frame draw:style-name="gr59" draw:text-style-name="P24" draw:layer="layout" svg:width="1.351cm" svg:height="0.847cm" svg:x="6.957cm" svg:y="8.655cm">
          <draw:text-box>
            <text:p><text:span text:style-name="T30">S</text:span><text:span text:style-name="T31">1,2,N1+N2,1</text:span></text:p>
          </draw:text-box>
        </draw:frame>
        <draw:frame draw:style-name="gr59" draw:text-style-name="P24" draw:layer="layout" svg:width="1.224cm" svg:height="0.847cm" svg:x="6.957cm" svg:y="7.655cm">
          <draw:text-box>
            <text:p><text:span text:style-name="T30">S</text:span><text:span text:style-name="T31">1,2,N1,1</text:span></text:p>
          </draw:text-box>
        </draw:frame>
        <draw:frame draw:style-name="gr59" draw:text-style-name="P24" draw:layer="layout" svg:width="1.187cm" svg:height="0.847cm" svg:x="8.962cm" svg:y="7.656cm">
          <draw:text-box>
            <text:p><text:span text:style-name="T30">S</text:span><text:span text:style-name="T31">1,2,N1,73</text:span></text:p>
          </draw:text-box>
        </draw:frame>
        <draw:frame draw:style-name="gr59" draw:text-style-name="P23" draw:layer="layout" svg:width="1.644cm" svg:height="0.847cm" svg:x="6.771cm" svg:y="13.147cm">
          <draw:text-box>
            <text:p><text:span text:style-name="T28">S</text:span><text:span text:style-name="T29">22,23,1,1</text:span></text:p>
          </draw:text-box>
        </draw:frame>
        <draw:frame draw:style-name="gr60" draw:text-style-name="P23" draw:layer="layout" svg:width="1.474cm" svg:height="1.145cm" svg:x="8.85cm" svg:y="13.147cm">
          <draw:text-box>
            <text:p><text:span text:style-name="T28">S</text:span><text:span text:style-name="T29">22,23,1,73</text:span></text:p>
          </draw:text-box>
        </draw:frame>
        <draw:frame draw:style-name="gr60" draw:text-style-name="P26" draw:layer="layout" svg:width="1.879cm" svg:height="1.145cm" svg:x="8.48cm" svg:y="15.159cm">
          <draw:text-box>
            <text:p><text:span text:style-name="T34">S</text:span><text:span text:style-name="T35">22,23,N22+N23,73</text:span></text:p>
          </draw:text-box>
        </draw:frame>
        <draw:frame draw:style-name="gr59" draw:text-style-name="P26" draw:layer="layout" svg:width="2.014cm" svg:height="0.847cm" svg:x="6.771cm" svg:y="15.159cm">
          <draw:text-box>
            <text:p><text:span text:style-name="T34">S</text:span><text:span text:style-name="T35">22,23,N22+N23,1</text:span></text:p>
          </draw:text-box>
        </draw:frame>
        <draw:frame draw:style-name="gr59" draw:text-style-name="P26" draw:layer="layout" svg:width="1.779cm" svg:height="0.847cm" svg:x="6.771cm" svg:y="14.016cm">
          <draw:text-box>
            <text:p><text:span text:style-name="T34">S</text:span><text:span text:style-name="T35">22,23,N22,1</text:span></text:p>
          </draw:text-box>
        </draw:frame>
        <draw:frame draw:style-name="gr60" draw:text-style-name="P26" draw:layer="layout" svg:width="1.716cm" svg:height="1.145cm" svg:x="8.78cm" svg:y="14.048cm">
          <draw:text-box>
            <text:p><text:span text:style-name="T34">S</text:span><text:span text:style-name="T35">22,23,N22,73</text:span></text:p>
          </draw:text-box>
        </draw:frame>
        <draw:frame draw:style-name="gr61" draw:text-style-name="P27" draw:layer="layout" svg:width="1.571cm" svg:height="1.016cm" svg:x="6.836cm" svg:y="16.982cm">
          <draw:text-box>
            <text:p><text:span text:style-name="T26">S</text:span><text:span text:style-name="T27">23,23,1,1</text:span></text:p>
          </draw:text-box>
        </draw:frame>
        <draw:frame draw:style-name="gr62" draw:text-style-name="P27" draw:layer="layout" svg:width="1.483cm" svg:height="1.126cm" svg:x="8.749cm" svg:y="16.982cm">
          <draw:text-box>
            <text:p><text:span text:style-name="T26">S</text:span><text:span text:style-name="T27">23,23,1,73</text:span></text:p>
          </draw:text-box>
        </draw:frame>
        <draw:frame draw:style-name="gr63" draw:text-style-name="P28" draw:layer="layout" svg:width="1.611cm" svg:height="1.015cm" svg:x="8.721cm" svg:y="19.262cm">
          <draw:text-box>
            <text:p><text:span text:style-name="T34">S</text:span><text:span text:style-name="T35">23,23,N23,73</text:span></text:p>
          </draw:text-box>
        </draw:frame>
        <draw:frame draw:style-name="gr64" draw:text-style-name="P28" draw:layer="layout" svg:width="1.538cm" svg:height="1.017cm" svg:x="6.836cm" svg:y="19.233cm">
          <draw:text-box>
            <text:p><text:span text:style-name="T34">S</text:span><text:span text:style-name="T35">23,23,N23,1</text:span></text:p>
          </draw:text-box>
        </draw:frame>
        <draw:custom-shape draw:style-name="gr81" draw:text-style-name="P29" draw:layer="layout" svg:width="0.151cm" svg:height="2.74cm" svg:x="6.995cm" svg:y="17.07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9.804cm" svg:y="17.07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7.788cm" svg:y="19.132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7.821cm 17.875cm)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8.284cm 17.588cm)">
          <draw:text-box>
            <text:p><text:span text:style-name="T37">. . . .</text:span></text:p>
          </draw:text-box>
        </draw:frame>
        <draw:custom-shape draw:style-name="gr81" draw:text-style-name="P29" draw:layer="layout" svg:width="0.151cm" svg:height="2.74cm" svg:x="6.995cm" svg:y="13.17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9.804cm" svg:y="13.17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7.688cm" svg:y="16.833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9.522cm 17.8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7.822cm 14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7.823cm 13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9.924cm 13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9.925cm 14.375cm)">
          <draw:text-box>
            <text:p><text:span text:style-name="T37">. . .</text:span></text:p>
          </draw:text-box>
        </draw:frame>
        <draw:custom-shape draw:style-name="gr81" draw:text-style-name="P29" draw:layer="layout" svg:width="0.151cm" svg:height="2.74cm" svg:x="6.995cm" svg:y="6.7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9.804cm" svg:y="6.87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3" draw:text-style-name="P30" draw:layer="layout" svg:width="1.264cm" svg:height="1.564cm" draw:transform="rotate (-1.57952297305487) translate (7.924cm 6.975cm)">
          <draw:text-box>
            <text:p><text:span text:style-name="T38">. . .</text:span></text:p>
          </draw:text-box>
        </draw:frame>
        <draw:frame draw:style-name="gr83" draw:text-style-name="P32" draw:layer="layout" svg:width="1.264cm" svg:height="1.564cm" draw:transform="rotate (-1.57952297305487) translate (7.924cm 7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0.025cm 7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0.026cm 6.975cm)">
          <draw:text-box>
            <text:p><text:span text:style-name="T37">. . .</text:span></text:p>
          </draw:text-box>
        </draw:frame>
        <draw:custom-shape draw:style-name="gr81" draw:text-style-name="P29" draw:layer="layout" svg:width="0.151cm" svg:height="2.74cm" svg:x="6.995cm" svg:y="3.1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9.804cm" svg:y="3.1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7.788cm" svg:y="13.034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7.888cm" svg:y="15.035cm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8.285cm 13.689cm)">
          <draw:text-box>
            <text:p><text:span text:style-name="T37">. . . .</text:span></text:p>
          </draw:text-box>
        </draw:frame>
        <draw:frame draw:style-name="gr82" draw:text-style-name="P31" draw:layer="layout" svg:width="1.16cm" svg:height="0.849cm" svg:x="7.988cm" svg:y="6.635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7.988cm" svg:y="7.536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7.988cm" svg:y="8.537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7.788cm" svg:y="2.936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7.888cm" svg:y="5.037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0.027cm 3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7.728cm 3.975cm)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8.286cm 3.59cm)">
          <draw:text-box>
            <text:p><text:span text:style-name="T37">. . . .</text:span></text:p>
          </draw:text-box>
        </draw:frame>
        <draw:frame draw:style-name="gr9" draw:text-style-name="P2" draw:layer="layout" svg:width="1.143cm" svg:height="1.349cm" svg:x="11.939cm" svg:y="4.0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13.613cm" svg:y="2.397cm">
          <draw:text-box>
            <text:p>73</text:p>
          </draw:text-box>
        </draw:frame>
        <draw:frame draw:style-name="gr12" draw:text-style-name="P5" draw:layer="layout" svg:width="2.21cm" svg:height="1.493cm" svg:x="11.753cm" svg:y="7.173cm">
          <draw:text-box>
            <text:p><text:span text:style-name="T4">N</text:span><text:span text:style-name="T5">2</text:span><text:span text:style-name="T4">+N</text:span><text:span text:style-name="T5">1</text:span></text:p>
          </draw:text-box>
        </draw:frame>
        <draw:frame draw:style-name="gr13" draw:text-style-name="P2" draw:layer="layout" svg:width="1.011cm" svg:height="1.229cm" svg:x="13.814cm" svg:y="5.99cm">
          <draw:text-box>
            <text:p>73</text:p>
          </draw:text-box>
        </draw:frame>
        <draw:frame draw:style-name="gr14" draw:text-style-name="P2" draw:layer="layout" svg:width="1.442cm" svg:height="1.349cm" svg:x="11.748cm" svg:y="18.54cm">
          <draw:text-box>
            <text:p>N<text:span text:style-name="T1">23</text:span></text:p>
          </draw:text-box>
        </draw:frame>
        <draw:frame draw:style-name="gr15" draw:text-style-name="P2" draw:layer="layout" svg:width="1.011cm" svg:height="1.23cm" svg:x="13.614cm" svg:y="16.257cm">
          <draw:text-box>
            <text:p>73</text:p>
          </draw:text-box>
        </draw:frame>
        <draw:custom-shape draw:style-name="gr49" draw:text-style-name="P20" draw:layer="layout" svg:width="0.27cm" svg:height="0.326cm" svg:x="14.069cm" svg:y="9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14.069cm" svg:y="10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14.069cm" svg:y="11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1.961cm" svg:height="1.349cm" svg:x="11.586cm" svg:y="13.941cm">
          <draw:text-box>
            <text:p><text:span text:style-name="T4">N</text:span><text:span text:style-name="T5">22</text:span><text:span text:style-name="T4">+N</text:span><text:span text:style-name="T5">23</text:span></text:p>
          </draw:text-box>
        </draw:frame>
        <draw:frame draw:style-name="gr15" draw:text-style-name="P2" draw:layer="layout" svg:width="1.011cm" svg:height="1.23cm" svg:x="13.652cm" svg:y="12.258cm">
          <draw:text-box>
            <text:p>73</text:p>
          </draw:text-box>
        </draw:frame>
        <draw:frame draw:style-name="gr59" draw:text-style-name="P23" draw:layer="layout" svg:width="1.075cm" svg:height="0.847cm" svg:x="12.726cm" svg:y="3.159cm">
          <draw:text-box>
            <text:p><text:span text:style-name="T28">S</text:span><text:span text:style-name="T29">1,1,1,1</text:span></text:p>
          </draw:text-box>
        </draw:frame>
        <draw:frame draw:style-name="gr59" draw:text-style-name="P23" draw:layer="layout" svg:width="1.164cm" svg:height="0.847cm" svg:x="14.926cm" svg:y="3.159cm">
          <draw:text-box>
            <text:p><text:span text:style-name="T28">S</text:span><text:span text:style-name="T29">1,1,1,73</text:span></text:p>
          </draw:text-box>
        </draw:frame>
        <draw:frame draw:style-name="gr59" draw:text-style-name="P23" draw:layer="layout" svg:width="1.306cm" svg:height="0.847cm" svg:x="14.927cm" svg:y="5.26cm">
          <draw:text-box>
            <text:p><text:span text:style-name="T28">S</text:span><text:span text:style-name="T29">1,1,N1,73</text:span></text:p>
          </draw:text-box>
        </draw:frame>
        <draw:frame draw:style-name="gr59" draw:text-style-name="P23" draw:layer="layout" svg:width="1.202cm" svg:height="0.847cm" svg:x="12.726cm" svg:y="5.259cm">
          <draw:text-box>
            <text:p><text:span text:style-name="T28">S</text:span><text:span text:style-name="T29">1,1,N1,1</text:span></text:p>
          </draw:text-box>
        </draw:frame>
        <draw:frame draw:style-name="gr59" draw:text-style-name="P24" draw:layer="layout" svg:width="1.224cm" svg:height="0.847cm" svg:x="12.858cm" svg:y="6.755cm">
          <draw:text-box>
            <text:p><text:span text:style-name="T30">S</text:span><text:span text:style-name="T31">1,2,1,1</text:span></text:p>
          </draw:text-box>
        </draw:frame>
        <draw:frame draw:style-name="gr59" draw:text-style-name="P24" draw:layer="layout" svg:width="1.033cm" svg:height="0.847cm" svg:x="14.99cm" svg:y="6.755cm">
          <draw:text-box>
            <text:p><text:span text:style-name="T30">S</text:span><text:span text:style-name="T31">1,1,1,73</text:span></text:p>
          </draw:text-box>
        </draw:frame>
        <draw:frame draw:style-name="gr59" draw:text-style-name="P25" draw:layer="layout" svg:width="1.419cm" svg:height="0.847cm" svg:x="14.736cm" svg:y="8.756cm">
          <draw:text-box>
            <text:p><text:span text:style-name="T32">S</text:span><text:span text:style-name="T33">1,2,N1+N2,73</text:span></text:p>
          </draw:text-box>
        </draw:frame>
        <draw:frame draw:style-name="gr59" draw:text-style-name="P24" draw:layer="layout" svg:width="1.351cm" svg:height="0.847cm" svg:x="12.858cm" svg:y="8.655cm">
          <draw:text-box>
            <text:p><text:span text:style-name="T30">S</text:span><text:span text:style-name="T31">1,2,N1+N2,1</text:span></text:p>
          </draw:text-box>
        </draw:frame>
        <draw:frame draw:style-name="gr59" draw:text-style-name="P24" draw:layer="layout" svg:width="1.224cm" svg:height="0.847cm" svg:x="12.858cm" svg:y="7.655cm">
          <draw:text-box>
            <text:p><text:span text:style-name="T30">S</text:span><text:span text:style-name="T31">1,2,N1,1</text:span></text:p>
          </draw:text-box>
        </draw:frame>
        <draw:frame draw:style-name="gr59" draw:text-style-name="P24" draw:layer="layout" svg:width="1.187cm" svg:height="0.847cm" svg:x="14.863cm" svg:y="7.656cm">
          <draw:text-box>
            <text:p><text:span text:style-name="T30">S</text:span><text:span text:style-name="T31">1,2,N1,73</text:span></text:p>
          </draw:text-box>
        </draw:frame>
        <draw:frame draw:style-name="gr59" draw:text-style-name="P23" draw:layer="layout" svg:width="1.644cm" svg:height="0.847cm" svg:x="12.672cm" svg:y="13.147cm">
          <draw:text-box>
            <text:p><text:span text:style-name="T28">S</text:span><text:span text:style-name="T29">22,23,1,1</text:span></text:p>
          </draw:text-box>
        </draw:frame>
        <draw:frame draw:style-name="gr60" draw:text-style-name="P23" draw:layer="layout" svg:width="1.474cm" svg:height="1.145cm" svg:x="14.751cm" svg:y="13.147cm">
          <draw:text-box>
            <text:p><text:span text:style-name="T28">S</text:span><text:span text:style-name="T29">22,23,1,73</text:span></text:p>
          </draw:text-box>
        </draw:frame>
        <draw:frame draw:style-name="gr60" draw:text-style-name="P26" draw:layer="layout" svg:width="1.879cm" svg:height="1.145cm" svg:x="14.381cm" svg:y="15.159cm">
          <draw:text-box>
            <text:p><text:span text:style-name="T34">S</text:span><text:span text:style-name="T35">22,23,N22+N23,73</text:span></text:p>
          </draw:text-box>
        </draw:frame>
        <draw:frame draw:style-name="gr59" draw:text-style-name="P26" draw:layer="layout" svg:width="2.014cm" svg:height="0.847cm" svg:x="12.672cm" svg:y="15.159cm">
          <draw:text-box>
            <text:p><text:span text:style-name="T34">S</text:span><text:span text:style-name="T35">22,23,N22+N23,1</text:span></text:p>
          </draw:text-box>
        </draw:frame>
        <draw:frame draw:style-name="gr59" draw:text-style-name="P26" draw:layer="layout" svg:width="1.779cm" svg:height="0.847cm" svg:x="12.672cm" svg:y="14.016cm">
          <draw:text-box>
            <text:p><text:span text:style-name="T34">S</text:span><text:span text:style-name="T35">22,23,N22,1</text:span></text:p>
          </draw:text-box>
        </draw:frame>
        <draw:frame draw:style-name="gr60" draw:text-style-name="P26" draw:layer="layout" svg:width="1.716cm" svg:height="1.145cm" svg:x="14.681cm" svg:y="14.048cm">
          <draw:text-box>
            <text:p><text:span text:style-name="T34">S</text:span><text:span text:style-name="T35">22,23,N22,73</text:span></text:p>
          </draw:text-box>
        </draw:frame>
        <draw:frame draw:style-name="gr61" draw:text-style-name="P27" draw:layer="layout" svg:width="1.571cm" svg:height="1.016cm" svg:x="12.737cm" svg:y="16.982cm">
          <draw:text-box>
            <text:p><text:span text:style-name="T26">S</text:span><text:span text:style-name="T27">23,23,1,1</text:span></text:p>
          </draw:text-box>
        </draw:frame>
        <draw:frame draw:style-name="gr62" draw:text-style-name="P27" draw:layer="layout" svg:width="1.483cm" svg:height="1.126cm" svg:x="14.65cm" svg:y="16.982cm">
          <draw:text-box>
            <text:p><text:span text:style-name="T26">S</text:span><text:span text:style-name="T27">23,23,1,73</text:span></text:p>
          </draw:text-box>
        </draw:frame>
        <draw:frame draw:style-name="gr63" draw:text-style-name="P28" draw:layer="layout" svg:width="1.611cm" svg:height="1.015cm" svg:x="14.622cm" svg:y="19.262cm">
          <draw:text-box>
            <text:p><text:span text:style-name="T34">S</text:span><text:span text:style-name="T35">23,23,N23,73</text:span></text:p>
          </draw:text-box>
        </draw:frame>
        <draw:frame draw:style-name="gr64" draw:text-style-name="P28" draw:layer="layout" svg:width="1.538cm" svg:height="1.017cm" svg:x="12.737cm" svg:y="19.233cm">
          <draw:text-box>
            <text:p><text:span text:style-name="T34">S</text:span><text:span text:style-name="T35">23,23,N23,1</text:span></text:p>
          </draw:text-box>
        </draw:frame>
        <draw:custom-shape draw:style-name="gr81" draw:text-style-name="P29" draw:layer="layout" svg:width="0.151cm" svg:height="2.74cm" svg:x="12.896cm" svg:y="17.07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5.705cm" svg:y="17.07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13.689cm" svg:y="19.132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3.722cm 17.875cm)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14.185cm 17.588cm)">
          <draw:text-box>
            <text:p><text:span text:style-name="T37">. . . .</text:span></text:p>
          </draw:text-box>
        </draw:frame>
        <draw:custom-shape draw:style-name="gr81" draw:text-style-name="P29" draw:layer="layout" svg:width="0.151cm" svg:height="2.74cm" svg:x="12.896cm" svg:y="13.17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5.705cm" svg:y="13.17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13.589cm" svg:y="16.833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5.423cm 17.8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3.723cm 14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3.724cm 13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5.825cm 13.3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5.826cm 14.375cm)">
          <draw:text-box>
            <text:p><text:span text:style-name="T37">. . .</text:span></text:p>
          </draw:text-box>
        </draw:frame>
        <draw:custom-shape draw:style-name="gr81" draw:text-style-name="P29" draw:layer="layout" svg:width="0.151cm" svg:height="2.74cm" svg:x="12.896cm" svg:y="6.7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5.705cm" svg:y="6.87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3" draw:text-style-name="P30" draw:layer="layout" svg:width="1.264cm" svg:height="1.564cm" draw:transform="rotate (-1.57952297305487) translate (13.825cm 6.975cm)">
          <draw:text-box>
            <text:p><text:span text:style-name="T38">. . .</text:span></text:p>
          </draw:text-box>
        </draw:frame>
        <draw:frame draw:style-name="gr83" draw:text-style-name="P32" draw:layer="layout" svg:width="1.264cm" svg:height="1.564cm" draw:transform="rotate (-1.57952297305487) translate (13.825cm 7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5.926cm 7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5.927cm 6.975cm)">
          <draw:text-box>
            <text:p><text:span text:style-name="T37">. . .</text:span></text:p>
          </draw:text-box>
        </draw:frame>
        <draw:custom-shape draw:style-name="gr81" draw:text-style-name="P29" draw:layer="layout" svg:width="0.151cm" svg:height="2.74cm" svg:x="12.896cm" svg:y="3.1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1" draw:text-style-name="P29" draw:layer="layout" svg:width="0.153cm" svg:height="2.74cm" svg:x="15.705cm" svg:y="3.1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31" draw:layer="layout" svg:width="1.16cm" svg:height="0.849cm" svg:x="13.689cm" svg:y="13.034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3.789cm" svg:y="15.035cm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14.186cm 13.689cm)">
          <draw:text-box>
            <text:p><text:span text:style-name="T37">. . . .</text:span></text:p>
          </draw:text-box>
        </draw:frame>
        <draw:frame draw:style-name="gr82" draw:text-style-name="P31" draw:layer="layout" svg:width="1.16cm" svg:height="0.849cm" svg:x="13.889cm" svg:y="6.635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3.889cm" svg:y="7.536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3.889cm" svg:y="8.537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3.689cm" svg:y="2.936cm">
          <draw:text-box>
            <text:p><text:span text:style-name="T37">. . .</text:span></text:p>
          </draw:text-box>
        </draw:frame>
        <draw:frame draw:style-name="gr82" draw:text-style-name="P31" draw:layer="layout" svg:width="1.16cm" svg:height="0.849cm" svg:x="13.789cm" svg:y="5.037cm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5.928cm 3.975cm)">
          <draw:text-box>
            <text:p><text:span text:style-name="T37">. . .</text:span></text:p>
          </draw:text-box>
        </draw:frame>
        <draw:frame draw:style-name="gr83" draw:text-style-name="P31" draw:layer="layout" svg:width="1.264cm" svg:height="1.564cm" draw:transform="rotate (-1.57952297305487) translate (13.629cm 3.975cm)">
          <draw:text-box>
            <text:p><text:span text:style-name="T37">. . .</text:span></text:p>
          </draw:text-box>
        </draw:frame>
        <draw:frame draw:style-name="gr84" draw:text-style-name="P31" draw:layer="layout" svg:width="1.717cm" svg:height="0.935cm" draw:transform="rotate (-0.970926662884446) translate (14.187cm 3.59cm)">
          <draw:text-box>
            <text:p><text:span text:style-name="T37">. . . .</text:span></text:p>
          </draw:text-box>
        </draw:frame>
        <draw:custom-shape draw:style-name="gr85" draw:text-style-name="P6" draw:layer="layout" svg:width="0.127cm" svg:height="0.762cm" svg:x="18.113cm" svg:y="3.79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22.103cm" svg:y="3.795cm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4" draw:layer="layout" svg:width="1.27cm" svg:height="1.168cm" svg:x="17.967cm" svg:y="3.848cm">
          <draw:text-box>
            <text:p><text:span text:style-name="T42">c</text:span><text:span text:style-name="T43">a,b</text:span><text:span text:style-name="T44">i,1,0</text:span></text:p>
          </draw:text-box>
        </draw:frame>
        <draw:frame draw:style-name="gr87" draw:text-style-name="P34" draw:layer="layout" svg:width="1.27cm" svg:height="1.168cm" svg:x="18.667cm" svg:y="3.848cm">
          <draw:text-box>
            <text:p><text:span text:style-name="T42">c</text:span><text:span text:style-name="T43">a,b</text:span><text:span text:style-name="T44">i,1,1</text:span></text:p>
          </draw:text-box>
        </draw:frame>
        <draw:frame draw:style-name="gr87" draw:text-style-name="P34" draw:layer="layout" svg:width="1.27cm" svg:height="1.168cm" svg:x="21.167cm" svg:y="3.848cm">
          <draw:text-box>
            <text:p><text:span text:style-name="T42">c</text:span><text:span text:style-name="T43">a,b</text:span><text:span text:style-name="T44">i,1,72</text:span></text:p>
          </draw:text-box>
        </draw:frame>
        <draw:frame draw:style-name="gr82" draw:text-style-name="P31" draw:layer="layout" svg:width="1.16cm" svg:height="0.849cm" svg:x="19.789cm" svg:y="3.637cm">
          <draw:text-box>
            <text:p><text:span text:style-name="T37">. . .</text:span></text:p>
          </draw:text-box>
        </draw:frame>
        <draw:frame draw:style-name="gr34" draw:text-style-name="P2" draw:layer="layout" svg:width="0.87cm" svg:height="0.746cm" svg:x="19.689cm" svg:y="2.54cm">
          <draw:text-box>
            <text:p>73</text:p>
          </draw:text-box>
        </draw:frame>
        <draw:custom-shape draw:style-name="gr85" draw:text-style-name="P6" draw:layer="layout" svg:width="0.127cm" svg:height="0.762cm" svg:x="18.113cm" svg:y="7.39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22.103cm" svg:y="7.396cm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4" draw:layer="layout" svg:width="1.27cm" svg:height="1.168cm" svg:x="17.967cm" svg:y="7.449cm">
          <draw:text-box>
            <text:p><text:span text:style-name="T42">c</text:span><text:span text:style-name="T43">a,b</text:span><text:span text:style-name="T44">i,2,0</text:span></text:p>
          </draw:text-box>
        </draw:frame>
        <draw:frame draw:style-name="gr87" draw:text-style-name="P34" draw:layer="layout" svg:width="1.27cm" svg:height="1.168cm" svg:x="18.667cm" svg:y="7.449cm">
          <draw:text-box>
            <text:p><text:span text:style-name="T42">c</text:span><text:span text:style-name="T43">a,b</text:span><text:span text:style-name="T44">i,2,1</text:span></text:p>
          </draw:text-box>
        </draw:frame>
        <draw:frame draw:style-name="gr87" draw:text-style-name="P34" draw:layer="layout" svg:width="1.27cm" svg:height="1.168cm" svg:x="21.167cm" svg:y="7.449cm">
          <draw:text-box>
            <text:p><text:span text:style-name="T42">c</text:span><text:span text:style-name="T43">a,b</text:span><text:span text:style-name="T44">i,2,72</text:span></text:p>
          </draw:text-box>
        </draw:frame>
        <draw:frame draw:style-name="gr82" draw:text-style-name="P31" draw:layer="layout" svg:width="1.16cm" svg:height="0.849cm" svg:x="19.789cm" svg:y="7.238cm">
          <draw:text-box>
            <text:p><text:span text:style-name="T37">. . .</text:span></text:p>
          </draw:text-box>
        </draw:frame>
        <draw:custom-shape draw:style-name="gr85" draw:text-style-name="P6" draw:layer="layout" svg:width="0.127cm" svg:height="0.762cm" svg:x="18.113cm" svg:y="13.59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22.103cm" svg:y="13.597cm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4" draw:layer="layout" svg:width="1.27cm" svg:height="1.168cm" svg:x="17.967cm" svg:y="13.65cm">
          <draw:text-box>
            <text:p><text:span text:style-name="T42">c</text:span><text:span text:style-name="T43">a,b</text:span><text:span text:style-name="T44">22,23,0</text:span></text:p>
          </draw:text-box>
        </draw:frame>
        <draw:frame draw:style-name="gr87" draw:text-style-name="P34" draw:layer="layout" svg:width="1.27cm" svg:height="1.168cm" svg:x="18.767cm" svg:y="13.65cm">
          <draw:text-box>
            <text:p><text:span text:style-name="T42">c</text:span><text:span text:style-name="T43">a,b</text:span><text:span text:style-name="T44">22,23,2</text:span></text:p>
          </draw:text-box>
        </draw:frame>
        <draw:frame draw:style-name="gr87" draw:text-style-name="P34" draw:layer="layout" svg:width="1.391cm" svg:height="1.168cm" svg:x="21.167cm" svg:y="13.65cm">
          <draw:text-box>
            <text:p><text:span text:style-name="T42">c</text:span><text:span text:style-name="T43">a,b</text:span><text:span text:style-name="T44">22,23,72</text:span></text:p>
          </draw:text-box>
        </draw:frame>
        <draw:frame draw:style-name="gr82" draw:text-style-name="P31" draw:layer="layout" svg:width="1.16cm" svg:height="0.849cm" svg:x="19.789cm" svg:y="13.439cm">
          <draw:text-box>
            <text:p><text:span text:style-name="T37">. . .</text:span></text:p>
          </draw:text-box>
        </draw:frame>
        <draw:custom-shape draw:style-name="gr85" draw:text-style-name="P6" draw:layer="layout" svg:width="0.127cm" svg:height="0.762cm" svg:x="18.113cm" svg:y="17.69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6" draw:layer="layout" svg:width="0.127cm" svg:height="0.762cm" svg:x="22.103cm" svg:y="17.698cm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34" draw:layer="layout" svg:width="1.27cm" svg:height="1.168cm" svg:x="17.967cm" svg:y="17.751cm">
          <draw:text-box>
            <text:p><text:span text:style-name="T42">c</text:span><text:span text:style-name="T43">a,b</text:span><text:span text:style-name="T44">23,23,0</text:span></text:p>
          </draw:text-box>
        </draw:frame>
        <draw:frame draw:style-name="gr87" draw:text-style-name="P34" draw:layer="layout" svg:width="1.27cm" svg:height="1.168cm" svg:x="18.767cm" svg:y="17.751cm">
          <draw:text-box>
            <text:p><text:span text:style-name="T42">c</text:span><text:span text:style-name="T43">a,b</text:span><text:span text:style-name="T44">23,23,2</text:span></text:p>
          </draw:text-box>
        </draw:frame>
        <draw:frame draw:style-name="gr87" draw:text-style-name="P34" draw:layer="layout" svg:width="1.391cm" svg:height="1.168cm" svg:x="21.167cm" svg:y="17.751cm">
          <draw:text-box>
            <text:p><text:span text:style-name="T42">c</text:span><text:span text:style-name="T43">a,b</text:span><text:span text:style-name="T44">23,23,72</text:span></text:p>
          </draw:text-box>
        </draw:frame>
        <draw:frame draw:style-name="gr82" draw:text-style-name="P31" draw:layer="layout" svg:width="1.16cm" svg:height="0.849cm" svg:x="19.789cm" svg:y="17.54cm">
          <draw:text-box>
            <text:p><text:span text:style-name="T37">. . .</text:span></text:p>
          </draw:text-box>
        </draw:frame>
        <draw:custom-shape draw:style-name="gr49" draw:text-style-name="P20" draw:layer="layout" svg:width="0.27cm" svg:height="0.326cm" svg:x="19.969cm" svg:y="9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19.969cm" svg:y="10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0.27cm" svg:height="0.326cm" svg:x="19.969cm" svg:y="11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" draw:layer="layout" svg:width="0.87cm" svg:height="0.746cm" svg:x="19.689cm" svg:y="6.14cm">
          <draw:text-box>
            <text:p>73</text:p>
          </draw:text-box>
        </draw:frame>
        <draw:frame draw:style-name="gr34" draw:text-style-name="P2" draw:layer="layout" svg:width="0.87cm" svg:height="0.746cm" svg:x="19.689cm" svg:y="12.64cm">
          <draw:text-box>
            <text:p>73</text:p>
          </draw:text-box>
        </draw:frame>
        <draw:frame draw:style-name="gr34" draw:text-style-name="P2" draw:layer="layout" svg:width="0.87cm" svg:height="0.746cm" svg:x="19.689cm" svg:y="16.64cm">
          <draw:text-box>
            <text:p>73</text:p>
          </draw:text-box>
        </draw:frame>
        <draw:frame draw:style-name="gr88" draw:text-style-name="P35" draw:layer="layout" svg:width="1.56cm" svg:height="0.852cm" svg:x="3.884cm" svg:y="3.103cm">
          <draw:text-box>
            <text:p><text:span text:style-name="T45">(1) C</text:span><text:span text:style-name="T46">1</text:span></text:p>
          </draw:text-box>
        </draw:frame>
        <draw:frame draw:style-name="gr89" draw:text-style-name="P35" draw:layer="layout" svg:width="1.763cm" svg:height="0.852cm" svg:x="3.884cm" svg:y="6.704cm">
          <draw:text-box>
            <text:p><text:span text:style-name="T45">(2) C</text:span><text:span text:style-name="T46">12</text:span></text:p>
          </draw:text-box>
        </draw:frame>
        <draw:frame draw:style-name="gr90" draw:text-style-name="P35" draw:layer="layout" svg:width="2.534cm" svg:height="0.852cm" svg:x="3.884cm" svg:y="12.905cm">
          <draw:text-box>
            <text:p><text:span text:style-name="T45">(275) C</text:span><text:span text:style-name="T46">22,23</text:span></text:p>
          </draw:text-box>
        </draw:frame>
        <draw:frame draw:style-name="gr91" draw:text-style-name="P35" draw:layer="layout" svg:width="2.259cm" svg:height="0.852cm" svg:x="3.884cm" svg:y="17.106cm">
          <draw:text-box>
            <text:p><text:span text:style-name="T45">(276) C</text:span><text:span text:style-name="T46">23</text:span></text:p>
          </draw:text-box>
        </draw:frame>
        <draw:frame draw:style-name="gr50" draw:text-style-name="P8" draw:layer="layout" svg:width="5.461cm" svg:height="2.188cm" svg:x="5.607cm" svg:y="1.135cm">
          <draw:text-box>
            <text:p><text:span text:style-name="T7">Cell A Graphlets(S</text:span><text:span text:style-name="T9">a</text:span><text:span text:style-name="T8">ij</text:span><text:span text:style-name="T25">)</text:span></text:p>
          </draw:text-box>
        </draw:frame>
        <draw:frame draw:style-name="gr50" draw:text-style-name="P8" draw:layer="layout" svg:width="5.461cm" svg:height="2.188cm" svg:x="11.308cm" svg:y="1.135cm">
          <draw:text-box>
            <text:p><text:span text:style-name="T7">Cell B Graphlets(S</text:span><text:span text:style-name="T9">b</text:span><text:span text:style-name="T8">ij</text:span><text:span text:style-name="T25">)</text:span></text:p>
          </draw:text-box>
        </draw:frame>
        <draw:line draw:style-name="gr16" draw:text-style-name="P6" draw:layer="layout" svg:x1="16.3cm" svg:y1="18.187cm" svg:x2="17.78cm" svg:y2="18.217cm">
          <text:p/>
        </draw:line>
        <draw:line draw:style-name="gr16" draw:text-style-name="P6" draw:layer="layout" svg:x1="16.294cm" svg:y1="13.997cm" svg:x2="17.774cm" svg:y2="14.027cm">
          <text:p/>
        </draw:line>
        <draw:line draw:style-name="gr16" draw:text-style-name="P6" draw:layer="layout" svg:x1="16.287cm" svg:y1="7.807cm" svg:x2="17.767cm" svg:y2="7.837cm">
          <text:p/>
        </draw:line>
        <draw:line draw:style-name="gr16" draw:text-style-name="P6" draw:layer="layout" svg:x1="16.28cm" svg:y1="4.317cm" svg:x2="17.76cm" svg:y2="4.347cm">
          <text:p/>
        </draw:line>
      </draw:page>
      <draw:page draw:name="page9" draw:style-name="dp1" draw:master-page-name="Default">
        <draw:g>
          <svg:title>TexMaths</svg:title>
          <svg:desc>14§display§dfdfd§svg§600§FALSE§</svg:desc>
          <draw:polygon draw:style-name="gr104" draw:text-style-name="P36" draw:layer="layout" svg:width="3.634cm" svg:height="2.981cm" svg:x="9.072cm" svg:y="13.848cm" svg:viewBox="0 0 3635 2982" draw:points="1820,2982 0,2982 0,0 3635,0 3635,2982">
            <text:p/>
          </draw:polygon>
        </draw:g>
        <draw:g>
          <svg:title>TexMaths</svg:title>
          <svg:desc>14§display§\begin{pmatrix}
    {S}^A_{\scriptscriptstyle i,j,1,1}         &amp;
    \cdots                                     &amp;    
    {S}^A_{\scriptscriptstyle i,j,1,72}       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A_{\scriptscriptstyle i,j,N_1,1}    &amp;
   \ddots                                            &amp;    
   {S}^A_{\scriptscriptstyle i,j,N_1, 72}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A_{\scriptscriptstyle i,j,N_1+N_2,1}   &amp;
    \cdots                                &amp;
   {S}^A_{\scriptscriptstyle i,j,N_1+N_2, 72}
\end{pmatrix}
§svg§600§FALSE§</svg:desc>
          <draw:polygon draw:style-name="gr104" draw:text-style-name="P36" draw:layer="layout" svg:width="7.21cm" svg:height="3.972cm" svg:x="9.539cm" svg:y="14.119cm" svg:viewBox="0 0 7211 3973" draw:points="3606,3973 0,3973 0,0 7211,0 7211,3973">
            <text:p/>
          </draw:polygon>
          <draw:path draw:style-name="gr105" draw:text-style-name="P37" draw:layer="layout" svg:width="0.272cm" svg:height="0.891cm" svg:x="9.682cm" svg:y="14.186cm" svg:viewBox="0 0 273 892" svg:d="M41 892c11 0 14 0 14-7 1-346 42-633 214-874 4-4 4-5 4-5 0-6-4-6-11-6-9 0-10 0-11 1-2 2-65 73-115 173-65 130-105 280-125 459-1 15-11 117-11 234v19c0 6 3 6 14 6z">
            <text:p/>
          </draw:path>
          <draw:path draw:style-name="gr105" draw:text-style-name="P37" draw:layer="layout" svg:width="0.055cm" svg:height="0.306cm" svg:x="9.682cm" svg:y="15.067cm" svg:viewBox="0 0 56 307" svg:d="M56 14c0-14 0-14-14-14h-28c-14 0-14 0-14 14v279c0 14 0 14 14 14h28c14 0 14 0 14-14z">
            <text:p/>
          </draw:path>
          <draw:path draw:style-name="gr105" draw:text-style-name="P37" draw:layer="layout" svg:width="0.055cm" svg:height="0.306cm" svg:x="9.682cm" svg:y="15.361cm" svg:viewBox="0 0 56 307" svg:d="M56 14c0-14 0-14-14-14h-28c-14 0-14 0-14 14v279c0 14 0 14 14 14h28c14 0 14 0 14-14z">
            <text:p/>
          </draw:path>
          <draw:path draw:style-name="gr105" draw:text-style-name="P37" draw:layer="layout" svg:width="0.055cm" svg:height="0.306cm" svg:x="9.682cm" svg:y="15.656cm" svg:viewBox="0 0 56 307" svg:d="M56 14c0-14 0-14-14-14h-28c-14 0-14 0-14 14v279c0 14 0 14 14 14h28c14 0 14 0 14-14z">
            <text:p/>
          </draw:path>
          <draw:path draw:style-name="gr105" draw:text-style-name="P37" draw:layer="layout" svg:width="0.055cm" svg:height="0.306cm" svg:x="9.682cm" svg:y="15.952cm" svg:viewBox="0 0 56 307" svg:d="M56 14c0-14 0-14-14-14h-28c-14 0-14 0-14 14v279c0 14 0 14 14 14h28c14 0 14 0 14-14z">
            <text:p/>
          </draw:path>
          <draw:path draw:style-name="gr105" draw:text-style-name="P37" draw:layer="layout" svg:width="0.055cm" svg:height="0.306cm" svg:x="9.682cm" svg:y="16.247cm" svg:viewBox="0 0 56 307" svg:d="M56 14c0-14 0-14-14-14h-28c-14 0-14 0-14 14v279c0 14 0 14 14 14h28c14 0 14 0 14-14z">
            <text:p/>
          </draw:path>
          <draw:path draw:style-name="gr105" draw:text-style-name="P37" draw:layer="layout" svg:width="0.055cm" svg:height="0.306cm" svg:x="9.682cm" svg:y="16.542cm" svg:viewBox="0 0 56 307" svg:d="M56 14c0-14 0-14-14-14h-28c-14 0-14 0-14 14v279c0 14 0 14 14 14h28c14 0 14 0 14-14z">
            <text:p/>
          </draw:path>
          <draw:path draw:style-name="gr105" draw:text-style-name="P37" draw:layer="layout" svg:width="0.055cm" svg:height="0.306cm" svg:x="9.682cm" svg:y="16.838cm" svg:viewBox="0 0 56 307" svg:d="M56 14c0-14 0-14-14-14h-28c-14 0-14 0-14 14v279c0 14 0 14 14 14h28c14 0 14 0 14-14z">
            <text:p/>
          </draw:path>
          <draw:path draw:style-name="gr105" draw:text-style-name="P37" draw:layer="layout" svg:width="0.272cm" svg:height="0.891cm" svg:x="9.682cm" svg:y="17.133cm" svg:viewBox="0 0 273 892" svg:d="M14 0c-11 0-14 0-14 6v19c0 301 55 478 69 527 33 109 89 225 172 326 7 10 8 11 11 12 1 0 1 2 10 2 7 0 11 0 11-6 0 0 0-1-3-5-165-229-214-503-215-874 0-7-3-7-14-7z">
            <text:p/>
          </draw:path>
          <draw:path draw:style-name="gr105" draw:text-style-name="P37" draw:layer="layout" svg:width="0.292cm" svg:height="0.359cm" svg:x="10.495cm" svg:y="14.185cm" svg:viewBox="0 0 293 360" svg:d="M293 6c0-3 0-6-5-6-2 0-4 0-9 7l-24 28c-13-22-38-35-70-35-63 0-123 57-123 116 0 41 26 63 51 70l54 14c18 4 44 13 44 53 0 44-39 91-88 91-32 0-87-11-87-72 0-12 3-24 3-27 2-1 2-3 2-3 0-5-5-5-6-5-3 0-4 0-6 1-1 1-29 115-29 116 0 3 3 6 6 6 2 0 2-2 8-9l25-28c21 30 55 37 83 37 67 0 126-66 126-128 0-35-17-51-24-57-13-13-20-14-63-25-11-3-29-9-34-9-12-5-29-19-29-46 0-39 39-81 85-81 42 0 72 21 72 77 0 15-2 24-2 27 0 1 0 5 6 5s6-1 7-10z">
            <text:p/>
          </draw:path>
          <draw:path draw:style-name="gr105" draw:text-style-name="P37" draw:layer="layout" svg:width="0.259cm" svg:height="0.245cm" svg:x="10.817cm" svg:y="14.108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105" draw:text-style-name="P37" draw:layer="layout" svg:width="0.087cm" svg:height="0.167cm" svg:x="10.792cm" svg:y="14.49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105" draw:text-style-name="P37" draw:layer="layout" svg:width="0.034cm" svg:height="0.079cm" svg:x="10.942cm" svg:y="14.623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17cm" svg:height="0.215cm" svg:x="11.022cm" svg:y="14.49cm" svg:viewBox="0 0 118 216" svg:d="M118 11c0-5-5-11-12-11s-15 7-15 15c0 6 6 10 11 10 9 0 16-7 16-14zM63 176c-4 19-20 31-35 31-4 0-7 0-8-1 5-3 7-10 7-13 0-4-3-10-12-10-8 0-15 7-15 16 0 11 11 17 28 17s49-9 57-40l23-88c0-3 1-5 1-8 0-14-14-24-31-24-30 0-49 34-49 38s5 4 6 4c4 0 4-1 6-4 11-24 28-30 36-30 10 0 11 9 11 13s-1 4-1 7z">
            <text:p/>
          </draw:path>
          <draw:path draw:style-name="gr105" draw:text-style-name="P37" draw:layer="layout" svg:width="0.034cm" svg:height="0.079cm" svg:x="11.195cm" svg:y="14.623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01cm" svg:height="0.164cm" svg:x="11.302cm" svg:y="14.49cm" svg:viewBox="0 0 102 165" svg:d="M63 7c0-7 0-7-8-7-19 15-45 15-51 15h-4v12h4c6 0 23 0 37-7v124c0 7 0 10-27 10h-13v11c14-1 37-1 51-1 15 0 36 0 50 1v-11h-12c-27 0-27-3-27-10z">
            <text:p/>
          </draw:path>
          <draw:path draw:style-name="gr105" draw:text-style-name="P37" draw:layer="layout" svg:width="0.034cm" svg:height="0.079cm" svg:x="11.475cm" svg:y="14.623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01cm" svg:height="0.164cm" svg:x="11.581cm" svg:y="14.49cm" svg:viewBox="0 0 102 165" svg:d="M63 7c0-7 0-7-8-7-19 15-45 15-51 15h-4v12h4c6 0 23 0 37-7v124c0 7 0 10-27 10h-13v11c14-1 37-1 51-1 15 0 36 0 50 1v-11h-12c-27 0-27-3-27-10z">
            <text:p/>
          </draw:path>
          <draw:path draw:style-name="gr105" draw:text-style-name="P37" draw:layer="layout" svg:width="0.052cm" svg:height="0.052cm" svg:x="12.776cm" svg:y="14.384cm" svg:viewBox="0 0 53 53" svg:d="M53 27c0-14-11-27-26-27-14 0-27 13-27 27 0 15 13 26 27 26 15 0 26-11 26-26z">
            <text:p/>
          </draw:path>
          <draw:path draw:style-name="gr105" draw:text-style-name="P37" draw:layer="layout" svg:width="0.052cm" svg:height="0.052cm" svg:x="12.994cm" svg:y="14.384cm" svg:viewBox="0 0 53 53" svg:d="M53 27c0-14-11-27-26-27-14 0-27 13-27 27 0 15 13 26 27 26 15 0 26-11 26-26z">
            <text:p/>
          </draw:path>
          <draw:path draw:style-name="gr105" draw:text-style-name="P37" draw:layer="layout" svg:width="0.052cm" svg:height="0.052cm" svg:x="13.212cm" svg:y="14.384cm" svg:viewBox="0 0 53 53" svg:d="M53 27c0-14-11-27-26-27-14 0-27 13-27 27 0 15 13 26 27 26 15 0 26-11 26-26z">
            <text:p/>
          </draw:path>
          <draw:path draw:style-name="gr105" draw:text-style-name="P37" draw:layer="layout" svg:width="0.292cm" svg:height="0.359cm" svg:x="14.407cm" svg:y="14.185cm" svg:viewBox="0 0 293 360" svg:d="M293 6c0-3 0-6-5-6-2 0-4 0-9 7l-24 28c-13-22-38-35-70-35-63 0-122 57-122 116 0 41 25 63 50 70l54 14c18 4 46 13 46 53 0 44-41 91-90 91-32 0-87-11-87-72 0-12 3-24 3-27 2-1 2-3 2-3 0-5-3-5-6-5s-4 0-6 1c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105" draw:text-style-name="P37" draw:layer="layout" svg:width="0.259cm" svg:height="0.245cm" svg:x="14.729cm" svg:y="14.108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105" draw:text-style-name="P37" draw:layer="layout" svg:width="0.087cm" svg:height="0.167cm" svg:x="14.703cm" svg:y="14.49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105" draw:text-style-name="P37" draw:layer="layout" svg:width="0.034cm" svg:height="0.079cm" svg:x="14.853cm" svg:y="14.623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17cm" svg:height="0.215cm" svg:x="14.933cm" svg:y="14.49cm" svg:viewBox="0 0 118 216" svg:d="M118 11c0-5-5-11-12-11s-15 7-15 15c0 6 6 10 11 10 9 0 16-7 16-14zM63 176c-4 19-20 31-35 31-4 0-7 0-10-1 7-3 9-10 9-13 0-4-3-10-12-10-8 0-15 7-15 16 0 11 11 17 28 17s49-9 57-40l23-88c0-3 1-5 1-8 0-14-14-24-31-24-30 0-49 34-49 38s5 4 6 4c4 0 4-1 6-4 11-24 28-30 36-30 10 0 11 9 11 13s-1 4-1 7z">
            <text:p/>
          </draw:path>
          <draw:path draw:style-name="gr105" draw:text-style-name="P37" draw:layer="layout" svg:width="0.034cm" svg:height="0.079cm" svg:x="15.106cm" svg:y="14.623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01cm" svg:height="0.164cm" svg:x="15.213cm" svg:y="14.49cm" svg:viewBox="0 0 102 165" svg:d="M63 7c0-7 0-7-8-7-19 15-45 15-51 15h-4v12h4c6 0 23 0 37-7v124c0 7 0 10-27 10h-13v11c14-1 37-1 51-1 15 0 36 0 50 1v-11h-12c-27 0-27-3-27-10z">
            <text:p/>
          </draw:path>
          <draw:path draw:style-name="gr105" draw:text-style-name="P37" draw:layer="layout" svg:width="0.034cm" svg:height="0.079cm" svg:x="15.386cm" svg:y="14.623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33cm" svg:height="0.173cm" svg:x="15.482cm" svg:y="14.487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105" draw:text-style-name="P37" draw:layer="layout" svg:width="0.122cm" svg:height="0.164cm" svg:x="15.647cm" svg:y="14.49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105" draw:text-style-name="P37" draw:layer="layout" svg:width="0.052cm" svg:height="0.052cm" svg:x="11.079cm" svg:y="15.004cm" svg:viewBox="0 0 53 53" svg:d="M53 27c0-14-11-27-26-27-14 0-27 13-27 27 0 15 13 26 27 26 15 0 26-11 26-26z">
            <text:p/>
          </draw:path>
          <draw:path draw:style-name="gr105" draw:text-style-name="P37" draw:layer="layout" svg:width="0.052cm" svg:height="0.052cm" svg:x="11.079cm" svg:y="15.201cm" svg:viewBox="0 0 53 53" svg:d="M53 27c0-14-11-27-26-27-14 0-27 13-27 27 0 15 13 26 27 26 15 0 26-11 26-26z">
            <text:p/>
          </draw:path>
          <draw:path draw:style-name="gr105" draw:text-style-name="P37" draw:layer="layout" svg:width="0.052cm" svg:height="0.052cm" svg:x="11.079cm" svg:y="15.397cm" svg:viewBox="0 0 53 53" svg:d="M53 27c0-14-11-27-26-27-14 0-27 13-27 27 0 15 13 26 27 26 15 0 26-11 26-26z">
            <text:p/>
          </draw:path>
          <draw:path draw:style-name="gr105" draw:text-style-name="P37" draw:layer="layout" svg:width="0.052cm" svg:height="0.052cm" svg:x="15.074cm" svg:y="15.004cm" svg:viewBox="0 0 53 53" svg:d="M53 27c0-14-11-27-26-27-14 0-27 13-27 27 0 15 13 26 27 26 15 0 26-11 26-26z">
            <text:p/>
          </draw:path>
          <draw:path draw:style-name="gr105" draw:text-style-name="P37" draw:layer="layout" svg:width="0.052cm" svg:height="0.052cm" svg:x="15.074cm" svg:y="15.201cm" svg:viewBox="0 0 53 53" svg:d="M53 27c0-14-11-27-26-27-14 0-27 13-27 27 0 15 13 26 27 26 15 0 26-11 26-26z">
            <text:p/>
          </draw:path>
          <draw:path draw:style-name="gr105" draw:text-style-name="P37" draw:layer="layout" svg:width="0.052cm" svg:height="0.052cm" svg:x="15.074cm" svg:y="15.397cm" svg:viewBox="0 0 53 53" svg:d="M53 27c0-14-11-27-26-27-14 0-27 13-27 27 0 15 13 26 27 26 15 0 26-11 26-26z">
            <text:p/>
          </draw:path>
          <draw:path draw:style-name="gr105" draw:text-style-name="P37" draw:layer="layout" svg:width="0.292cm" svg:height="0.359cm" svg:x="10.35cm" svg:y="16.022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105" draw:text-style-name="P37" draw:layer="layout" svg:width="0.259cm" svg:height="0.245cm" svg:x="10.673cm" svg:y="15.943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7 155l72-113 17 113z">
            <text:p/>
          </draw:path>
          <draw:path draw:style-name="gr105" draw:text-style-name="P37" draw:layer="layout" svg:width="0.087cm" svg:height="0.167cm" svg:x="10.648cm" svg:y="16.325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105" draw:text-style-name="P37" draw:layer="layout" svg:width="0.034cm" svg:height="0.079cm" svg:x="10.798cm" svg:y="16.46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17cm" svg:height="0.215cm" svg:x="10.877cm" svg:y="16.325cm" svg:viewBox="0 0 118 216" svg:d="M118 11c0-5-5-11-12-11s-15 7-15 15c0 6 6 10 11 10 9 0 16-7 16-14zM63 176c-4 19-20 31-35 31-4 0-7 0-8-1 5-3 7-10 7-13 0-4-3-10-12-10-8 0-15 7-15 16 0 11 11 17 28 17s49-9 57-40l23-88c0-3 1-5 1-8 0-14-14-24-31-24-30 0-49 34-49 38s5 4 6 4c4 0 4-1 6-4 11-24 28-30 36-30 10 0 11 9 11 13s-1 4-1 7z">
            <text:p/>
          </draw:path>
          <draw:path draw:style-name="gr105" draw:text-style-name="P37" draw:layer="layout" svg:width="0.034cm" svg:height="0.079cm" svg:x="11.051cm" svg:y="16.46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24cm" svg:height="0.168cm" svg:x="11.15cm" svg:y="16.321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105" draw:text-style-name="P37" draw:layer="layout" svg:width="0.101cm" svg:height="0.164cm" svg:x="11.42cm" svg:y="16.4cm" svg:viewBox="0 0 102 165" svg:d="M63 7c0-7 0-7-8-7-19 15-45 15-51 15h-4v12h4c6 0 23 0 37-7v124c0 7 0 10-27 10h-13v11c14-1 37-1 51-1 15 0 36 0 50 1v-11h-12c-27 0-27-3-27-10z">
            <text:p/>
          </draw:path>
          <draw:path draw:style-name="gr105" draw:text-style-name="P37" draw:layer="layout" svg:width="0.034cm" svg:height="0.079cm" svg:x="11.619cm" svg:y="16.46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01cm" svg:height="0.164cm" svg:x="11.726cm" svg:y="16.325cm" svg:viewBox="0 0 102 165" svg:d="M63 7c0-7 0-7-8-7-19 15-45 15-51 15h-4v12h4c6 0 23 0 37-7v124c0 7 0 10-27 10h-13v11c14-1 37-1 51-1 15 0 36 0 50 1v-11h-12c-27 0-27-3-27-10z">
            <text:p/>
          </draw:path>
          <draw:path draw:style-name="gr105" draw:text-style-name="P37" draw:layer="layout" svg:width="0.052cm" svg:height="0.052cm" svg:x="12.844cm" svg:y="15.971cm" svg:viewBox="0 0 53 53" svg:d="M53 27c0-14-11-27-26-27-14 0-27 13-27 27 0 15 13 26 27 26 15 0 26-11 26-26z">
            <text:p/>
          </draw:path>
          <draw:path draw:style-name="gr105" draw:text-style-name="P37" draw:layer="layout" svg:width="0.052cm" svg:height="0.052cm" svg:x="13.035cm" svg:y="16.12cm" svg:viewBox="0 0 53 53" svg:d="M53 27c0-14-11-27-26-27-14 0-27 13-27 27 0 15 13 26 27 26 15 0 26-11 26-26z">
            <text:p/>
          </draw:path>
          <draw:path draw:style-name="gr105" draw:text-style-name="P37" draw:layer="layout" svg:width="0.052cm" svg:height="0.052cm" svg:x="13.226cm" svg:y="16.267cm" svg:viewBox="0 0 53 53" svg:d="M53 27c0-14-11-27-26-27-14 0-27 13-27 27 0 15 13 26 27 26 15 0 26-11 26-26z">
            <text:p/>
          </draw:path>
          <draw:path draw:style-name="gr105" draw:text-style-name="P37" draw:layer="layout" svg:width="0.292cm" svg:height="0.359cm" svg:x="14.261cm" svg:y="16.022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105" draw:text-style-name="P37" draw:layer="layout" svg:width="0.259cm" svg:height="0.245cm" svg:x="14.584cm" svg:y="15.943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105" draw:text-style-name="P37" draw:layer="layout" svg:width="0.087cm" svg:height="0.167cm" svg:x="14.559cm" svg:y="16.325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105" draw:text-style-name="P37" draw:layer="layout" svg:width="0.034cm" svg:height="0.079cm" svg:x="14.709cm" svg:y="16.46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17cm" svg:height="0.215cm" svg:x="14.789cm" svg:y="16.325cm" svg:viewBox="0 0 118 216" svg:d="M118 11c0-5-5-11-12-11s-15 7-15 15c0 6 6 10 11 10 9 0 16-7 16-14zM63 176c-4 19-20 31-35 31-4 0-7 0-8-1 5-3 7-10 7-13 0-4-3-10-12-10-8 0-15 7-15 16 0 11 11 17 28 17s49-9 57-40l23-88c0-3 1-5 1-8 0-14-14-24-31-24-30 0-49 34-49 38s5 4 6 4c4 0 4-1 6-4 11-24 28-30 36-30 10 0 11 9 11 13s-1 4-1 7z">
            <text:p/>
          </draw:path>
          <draw:path draw:style-name="gr105" draw:text-style-name="P37" draw:layer="layout" svg:width="0.034cm" svg:height="0.079cm" svg:x="14.962cm" svg:y="16.46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24cm" svg:height="0.168cm" svg:x="15.062cm" svg:y="16.321cm" svg:viewBox="0 0 241 169" svg:d="M207 28c2-7 4-15 27-17 3 0 7 0 7-7 0-1-2-4-4-4-5 0-10 1-14 1-5 0-10 0-14 0-6 0-10 0-16 0-4 0-8-1-14-1-1 0-5 0-5 7 0 4 4 4 7 4 15 0 16 6 16 10 0 1 0 3-1 4l-27 107-74-128c-3-4-3-4-8-4h-39c-5 0-9 0-9 7 0 4 4 4 10 4 0 0 10 0 17 2l-32 128c-3 7-5 17-28 17-2 0-6 0-6 7 0 3 1 4 4 4 4 0 10 0 14 0s10-1 14-1c6 0 10 1 16 1 4 0 8 0 14 0 2 0 5-1 5-7 0-4-4-4-7-4-12 0-17-3-17-10 0-1 0-2 2-5l31-125 85 147c1 4 4 4 7 4 4 0 4-1 6-7z">
            <text:p/>
          </draw:path>
          <draw:path draw:style-name="gr105" draw:text-style-name="P37" draw:layer="layout" svg:width="0.101cm" svg:height="0.164cm" svg:x="15.332cm" svg:y="16.4cm" svg:viewBox="0 0 102 165" svg:d="M63 7c0-7 0-7-8-7-19 15-45 15-51 15h-4v12h4c6 0 23 0 37-7v124c0 7 0 10-27 10h-13v11c14-1 37-1 51-1 15 0 36 0 50 1v-11h-12c-27 0-27-3-27-10z">
            <text:p/>
          </draw:path>
          <draw:path draw:style-name="gr105" draw:text-style-name="P37" draw:layer="layout" svg:width="0.034cm" svg:height="0.079cm" svg:x="15.531cm" svg:y="16.46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33cm" svg:height="0.173cm" svg:x="15.626cm" svg:y="16.323cm" svg:viewBox="0 0 134 174" svg:d="M132 18c1-1 1-1 2-3v-7h-60c-7 0-43-1-47-2-6 0-6-3-7-6h-10l-10 56h10c1-4 4-20 8-22 2-2 25-2 28-2h59c-10 11-24 25-34 38-29 38-32 73-32 88 0 14 9 16 13 16 14 0 14-13 14-17v-4c0-45 8-72 24-89z">
            <text:p/>
          </draw:path>
          <draw:path draw:style-name="gr105" draw:text-style-name="P37" draw:layer="layout" svg:width="0.124cm" svg:height="0.164cm" svg:x="15.791cm" svg:y="16.325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105" draw:text-style-name="P37" draw:layer="layout" svg:width="0.052cm" svg:height="0.052cm" svg:x="11.079cm" svg:y="16.859cm" svg:viewBox="0 0 53 53" svg:d="M53 27c0-14-11-27-26-27-14 0-27 13-27 27 0 15 13 26 27 26 15 0 26-11 26-26z">
            <text:p/>
          </draw:path>
          <draw:path draw:style-name="gr105" draw:text-style-name="P37" draw:layer="layout" svg:width="0.052cm" svg:height="0.052cm" svg:x="11.079cm" svg:y="17.055cm" svg:viewBox="0 0 53 53" svg:d="M53 27c0-14-11-27-26-27-14 0-27 13-27 27 0 15 13 26 27 26 15 0 26-11 26-26z">
            <text:p/>
          </draw:path>
          <draw:path draw:style-name="gr105" draw:text-style-name="P37" draw:layer="layout" svg:width="0.052cm" svg:height="0.052cm" svg:x="11.079cm" svg:y="17.252cm" svg:viewBox="0 0 53 53" svg:d="M53 27c0-14-11-27-26-27-14 0-27 13-27 27 0 15 13 26 27 26 15 0 26-11 26-26z">
            <text:p/>
          </draw:path>
          <draw:path draw:style-name="gr105" draw:text-style-name="P37" draw:layer="layout" svg:width="0.052cm" svg:height="0.052cm" svg:x="15.074cm" svg:y="16.859cm" svg:viewBox="0 0 53 53" svg:d="M53 27c0-14-11-27-26-27-14 0-27 13-27 27 0 15 13 26 27 26 15 0 26-11 26-26z">
            <text:p/>
          </draw:path>
          <draw:path draw:style-name="gr105" draw:text-style-name="P37" draw:layer="layout" svg:width="0.052cm" svg:height="0.052cm" svg:x="15.074cm" svg:y="17.055cm" svg:viewBox="0 0 53 53" svg:d="M53 27c0-14-11-27-26-27-14 0-27 13-27 27 0 15 13 26 27 26 15 0 26-11 26-26z">
            <text:p/>
          </draw:path>
          <draw:path draw:style-name="gr105" draw:text-style-name="P37" draw:layer="layout" svg:width="0.052cm" svg:height="0.052cm" svg:x="15.074cm" svg:y="17.252cm" svg:viewBox="0 0 53 53" svg:d="M53 27c0-14-11-27-26-27-14 0-27 13-27 27 0 15 13 26 27 26 15 0 26-11 26-26z">
            <text:p/>
          </draw:path>
          <draw:path draw:style-name="gr105" draw:text-style-name="P37" draw:layer="layout" svg:width="0.292cm" svg:height="0.359cm" svg:x="9.995cm" svg:y="17.549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105" draw:text-style-name="P37" draw:layer="layout" svg:width="0.259cm" svg:height="0.245cm" svg:x="10.319cm" svg:y="17.47cm" svg:viewBox="0 0 260 246" svg:d="M52 206c-13 18-24 28-44 28-4 1-8 1-8 8 0 3 3 4 4 4 10 0 21-1 31-1 11 0 25 1 35 1 1 0 7 0 7-7 0-4-4-5-6-5s-15 0-15-10c0-4 4-10 6-13l28-43h98l8 57c-1 5-3 9-24 9-4 0-8 0-8 8 0 2 0 4 5 4 10 0 34-1 45-1 6 0 14 1 20 1 7 0 14 0 19 0 6 0 7-2 7-7s-4-5-9-5c-20 0-21-2-21-10l-31-214c-2-7-2-10-9-10s-8 3-11 8zM98 155l71-113 17 113z">
            <text:p/>
          </draw:path>
          <draw:path draw:style-name="gr105" draw:text-style-name="P37" draw:layer="layout" svg:width="0.087cm" svg:height="0.167cm" svg:x="10.292cm" svg:y="17.853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105" draw:text-style-name="P37" draw:layer="layout" svg:width="0.034cm" svg:height="0.079cm" svg:x="10.442cm" svg:y="17.987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17cm" svg:height="0.215cm" svg:x="10.522cm" svg:y="17.853cm" svg:viewBox="0 0 118 216" svg:d="M118 11c0-5-5-11-12-11s-15 7-15 15c0 6 6 10 11 10 9 0 16-7 16-14zM63 176c-4 19-20 31-35 31-4 0-7 0-8-1 5-3 7-10 7-13 0-4-3-10-12-10-8 0-15 7-15 16 0 11 11 17 28 17s49-9 57-40l23-88c0-3 1-5 1-8 0-14-14-24-31-24-30 0-49 34-49 38s5 4 6 4c4 0 4-1 6-4 11-24 28-30 36-30 10 0 11 9 11 13s-1 4-1 7z">
            <text:p/>
          </draw:path>
          <draw:path draw:style-name="gr105" draw:text-style-name="P37" draw:layer="layout" svg:width="0.034cm" svg:height="0.079cm" svg:x="10.697cm" svg:y="17.987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24cm" svg:height="0.168cm" svg:x="10.796cm" svg:y="17.848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105" draw:text-style-name="P37" draw:layer="layout" svg:width="0.101cm" svg:height="0.164cm" svg:x="11.066cm" svg:y="17.927cm" svg:viewBox="0 0 102 165" svg:d="M63 7c0-7 0-7-8-7-19 15-45 15-51 15h-4v12h4c6 0 23 0 37-7v124c0 7 0 10-27 10h-13v11c14-1 37-1 51-1 15 0 36 0 50 1v-11h-12c-27 0-27-3-27-10z">
            <text:p/>
          </draw:path>
          <draw:path draw:style-name="gr105" draw:text-style-name="P37" draw:layer="layout" svg:width="0.205cm" svg:height="0.206cm" svg:x="11.247cm" svg:y="17.853cm" svg:viewBox="0 0 206 207" svg:d="M111 111h85c4 0 10 0 10-7s-6-7-10-7h-85v-87c0-3 0-10-7-10s-7 7-7 10v87h-87c-3 0-10 0-10 7s7 7 10 7h87v85c0 4 0 11 7 11s7-7 7-11z">
            <text:p/>
          </draw:path>
          <draw:path draw:style-name="gr105" draw:text-style-name="P37" draw:layer="layout" svg:width="0.24cm" svg:height="0.168cm" svg:x="11.503cm" svg:y="17.848cm" svg:viewBox="0 0 241 169" svg:d="M207 28c2-7 4-15 27-17 3 0 7 0 7-7 0-1-2-4-4-4-5 0-10 1-14 1-5 0-10 0-14 0-6 0-10 0-16 0-4 0-8-1-14-1-1 0-5 0-5 7 0 4 4 4 7 4 15 0 16 6 16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105" draw:text-style-name="P37" draw:layer="layout" svg:width="0.124cm" svg:height="0.164cm" svg:x="11.761cm" svg:y="17.927cm" svg:viewBox="0 0 125 165" svg:d="M125 118h-12c0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105" draw:text-style-name="P37" draw:layer="layout" svg:width="0.034cm" svg:height="0.079cm" svg:x="11.972cm" svg:y="17.987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01cm" svg:height="0.164cm" svg:x="12.078cm" svg:y="17.853cm" svg:viewBox="0 0 102 165" svg:d="M63 7c0-7 0-7-8-7-19 15-45 15-51 15h-4v12h4c6 0 23 0 37-7v124c0 7 0 10-27 10h-13v11c14-1 37-1 51-1 15 0 36 0 50 1v-11h-12c-27 0-27-3-27-10z">
            <text:p/>
          </draw:path>
          <draw:path draw:style-name="gr105" draw:text-style-name="P37" draw:layer="layout" svg:width="0.052cm" svg:height="0.052cm" svg:x="12.776cm" svg:y="17.746cm" svg:viewBox="0 0 53 53" svg:d="M53 27c0-14-11-27-26-27-14 0-27 13-27 27 0 15 13 26 27 26 15 0 26-11 26-26z">
            <text:p/>
          </draw:path>
          <draw:path draw:style-name="gr105" draw:text-style-name="P37" draw:layer="layout" svg:width="0.052cm" svg:height="0.052cm" svg:x="12.994cm" svg:y="17.746cm" svg:viewBox="0 0 53 53" svg:d="M53 27c0-14-11-27-26-27-14 0-27 13-27 27 0 15 13 26 27 26 15 0 26-11 26-26z">
            <text:p/>
          </draw:path>
          <draw:path draw:style-name="gr105" draw:text-style-name="P37" draw:layer="layout" svg:width="0.052cm" svg:height="0.052cm" svg:x="13.212cm" svg:y="17.746cm" svg:viewBox="0 0 53 53" svg:d="M53 27c0-14-11-27-26-27-14 0-27 13-27 27 0 15 13 26 27 26 15 0 26-11 26-26z">
            <text:p/>
          </draw:path>
          <draw:path draw:style-name="gr105" draw:text-style-name="P37" draw:layer="layout" svg:width="0.292cm" svg:height="0.359cm" svg:x="13.907cm" svg:y="17.549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105" draw:text-style-name="P37" draw:layer="layout" svg:width="0.259cm" svg:height="0.245cm" svg:x="14.23cm" svg:y="17.47cm" svg:viewBox="0 0 260 246" svg:d="M52 206c-13 18-24 28-44 28-4 1-8 1-8 8 0 3 3 4 4 4 10 0 21-1 31-1 11 0 25 1 35 1 1 0 7 0 7-7 0-4-4-5-6-5s-15 0-15-10c0-4 4-10 6-13l28-43h98l8 57c-1 5-3 9-24 9-4 0-8 0-8 8 0 2 0 4 5 4 10 0 34-1 45-1 6 0 14 1 20 1 7 0 14 0 19 0 6 0 7-2 7-7s-4-5-9-5c-20 0-21-2-21-10l-31-214c-2-7-2-10-9-10s-8 3-11 8zM98 155l71-113 17 113z">
            <text:p/>
          </draw:path>
          <draw:path draw:style-name="gr105" draw:text-style-name="P37" draw:layer="layout" svg:width="0.087cm" svg:height="0.167cm" svg:x="14.204cm" svg:y="17.853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105" draw:text-style-name="P37" draw:layer="layout" svg:width="0.034cm" svg:height="0.079cm" svg:x="14.353cm" svg:y="17.987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17cm" svg:height="0.215cm" svg:x="14.435cm" svg:y="17.853cm" svg:viewBox="0 0 118 216" svg:d="M118 11c0-5-5-11-12-11s-15 7-15 15c0 6 6 10 11 10 9 0 16-7 16-14zM63 176c-4 19-20 31-35 31-4 0-7 0-8-1 5-3 7-10 7-13 0-4-3-10-12-10-8 0-15 7-15 16 0 11 11 17 28 17s49-9 57-40l23-88c0-3 1-5 1-8 0-14-14-24-31-24-30 0-49 34-49 38s5 4 6 4c4 0 4-1 6-4 11-24 28-30 36-30 10 0 11 9 11 13s-1 4-1 7z">
            <text:p/>
          </draw:path>
          <draw:path draw:style-name="gr105" draw:text-style-name="P37" draw:layer="layout" svg:width="0.034cm" svg:height="0.079cm" svg:x="14.608cm" svg:y="17.987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24cm" svg:height="0.168cm" svg:x="14.708cm" svg:y="17.848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105" draw:text-style-name="P37" draw:layer="layout" svg:width="0.101cm" svg:height="0.164cm" svg:x="14.978cm" svg:y="17.927cm" svg:viewBox="0 0 102 165" svg:d="M63 7c0-7 0-7-8-7-19 15-45 15-51 15h-4v12h4c6 0 23 0 37-7v124c0 7 0 10-27 10h-13v11c14-1 37-1 51-1 15 0 36 0 50 1v-11h-12c-27 0-27-3-27-10z">
            <text:p/>
          </draw:path>
          <draw:path draw:style-name="gr105" draw:text-style-name="P37" draw:layer="layout" svg:width="0.205cm" svg:height="0.206cm" svg:x="15.158cm" svg:y="17.853cm" svg:viewBox="0 0 206 207" svg:d="M111 111h85c4 0 10 0 10-7s-6-7-10-7h-85v-87c0-3 0-10-7-10s-7 7-7 10v87h-87c-3 0-10 0-10 7s7 7 10 7h87v85c0 4 0 11 7 11s7-7 7-11z">
            <text:p/>
          </draw:path>
          <draw:path draw:style-name="gr105" draw:text-style-name="P37" draw:layer="layout" svg:width="0.24cm" svg:height="0.168cm" svg:x="15.414cm" svg:y="17.848cm" svg:viewBox="0 0 241 169" svg:d="M207 28c2-7 4-15 27-17 3 0 7 0 7-7 0-1-2-4-4-4-5 0-10 1-14 1-5 0-10 0-14 0-6 0-10 0-16 0-4 0-8-1-14-1-1 0-5 0-5 7 0 4 4 4 7 4 15 0 16 6 16 10 0 1 0 3-1 4l-27 107-74-128c-3-4-3-4-8-4h-39c-5 0-9 0-9 7 0 4 4 4 10 4 0 0 10 0 17 2l-32 128c-3 7-5 17-28 17-2 0-6 0-6 7 0 3 1 4 4 4 4 0 10 0 14 0s10-1 14-1c6 0 10 1 16 1 4 0 8 0 14 0 2 0 5-1 5-7 0-4-4-4-7-4-12 0-17-3-17-10 0-1 0-2 2-5l31-125 85 147c1 4 4 4 7 4 4 0 4-1 6-7z">
            <text:p/>
          </draw:path>
          <draw:path draw:style-name="gr105" draw:text-style-name="P37" draw:layer="layout" svg:width="0.124cm" svg:height="0.164cm" svg:x="15.672cm" svg:y="17.927cm" svg:viewBox="0 0 125 165" svg:d="M125 118h-12c0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105" draw:text-style-name="P37" draw:layer="layout" svg:width="0.034cm" svg:height="0.079cm" svg:x="15.883cm" svg:y="17.987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33cm" svg:height="0.173cm" svg:x="15.979cm" svg:y="17.85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105" draw:text-style-name="P37" draw:layer="layout" svg:width="0.122cm" svg:height="0.164cm" svg:x="16.144cm" svg:y="17.853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105" draw:text-style-name="P37" draw:layer="layout" svg:width="0.272cm" svg:height="0.891cm" svg:x="16.336cm" svg:y="14.186cm" svg:viewBox="0 0 273 892" svg:d="M273 867c0-301-55-478-70-527-34-110-88-225-171-326-7-10-10-13-11-13-1-1-1-1-10-1-7 0-11 0-11 6 0 0 0 1 7 9 172 240 210 537 210 870 0 7 4 7 14 7h28c10 0 13 0 14-6z">
            <text:p/>
          </draw:path>
          <draw:path draw:style-name="gr105" draw:text-style-name="P37" draw:layer="layout" svg:width="0.055cm" svg:height="0.306cm" svg:x="16.553cm" svg:y="15.067cm" svg:viewBox="0 0 56 307" svg:d="M56 14c0-14 0-14-14-14h-28c-14 0-14 0-14 14v279c0 14 0 14 14 14h28c14 0 14 0 14-14z">
            <text:p/>
          </draw:path>
          <draw:path draw:style-name="gr105" draw:text-style-name="P37" draw:layer="layout" svg:width="0.055cm" svg:height="0.306cm" svg:x="16.553cm" svg:y="15.361cm" svg:viewBox="0 0 56 307" svg:d="M56 14c0-14 0-14-14-14h-28c-14 0-14 0-14 14v279c0 14 0 14 14 14h28c14 0 14 0 14-14z">
            <text:p/>
          </draw:path>
          <draw:path draw:style-name="gr105" draw:text-style-name="P37" draw:layer="layout" svg:width="0.055cm" svg:height="0.306cm" svg:x="16.553cm" svg:y="15.656cm" svg:viewBox="0 0 56 307" svg:d="M56 14c0-14 0-14-14-14h-28c-14 0-14 0-14 14v279c0 14 0 14 14 14h28c14 0 14 0 14-14z">
            <text:p/>
          </draw:path>
          <draw:path draw:style-name="gr105" draw:text-style-name="P37" draw:layer="layout" svg:width="0.055cm" svg:height="0.306cm" svg:x="16.553cm" svg:y="15.952cm" svg:viewBox="0 0 56 307" svg:d="M56 14c0-14 0-14-14-14h-28c-14 0-14 0-14 14v279c0 14 0 14 14 14h28c14 0 14 0 14-14z">
            <text:p/>
          </draw:path>
          <draw:path draw:style-name="gr105" draw:text-style-name="P37" draw:layer="layout" svg:width="0.055cm" svg:height="0.306cm" svg:x="16.553cm" svg:y="16.247cm" svg:viewBox="0 0 56 307" svg:d="M56 14c0-14 0-14-14-14h-28c-14 0-14 0-14 14v279c0 14 0 14 14 14h28c14 0 14 0 14-14z">
            <text:p/>
          </draw:path>
          <draw:path draw:style-name="gr105" draw:text-style-name="P37" draw:layer="layout" svg:width="0.055cm" svg:height="0.306cm" svg:x="16.553cm" svg:y="16.542cm" svg:viewBox="0 0 56 307" svg:d="M56 14c0-14 0-14-14-14h-28c-14 0-14 0-14 14v279c0 14 0 14 14 14h28c14 0 14 0 14-14z">
            <text:p/>
          </draw:path>
          <draw:path draw:style-name="gr105" draw:text-style-name="P37" draw:layer="layout" svg:width="0.055cm" svg:height="0.306cm" svg:x="16.553cm" svg:y="16.838cm" svg:viewBox="0 0 56 307" svg:d="M56 14c0-14 0-14-14-14h-28c-14 0-14 0-14 14v279c0 14 0 14 14 14h28c14 0 14 0 14-14z">
            <text:p/>
          </draw:path>
          <draw:path draw:style-name="gr105" draw:text-style-name="P37" draw:layer="layout" svg:width="0.272cm" svg:height="0.891cm" svg:x="16.336cm" svg:y="17.133cm" svg:viewBox="0 0 273 892" svg:d="M273 6c-1-6-4-6-14-6h-28c-10 0-14 0-14 7 0 50 0 168-13 291-26 255-92 431-201 583-3 4-3 5-3 5 0 6 4 6 11 6 9 0 10 0 10-2 3-1 64-72 115-172 66-130 106-280 124-459 2-15 13-118 13-234z">
            <text:p/>
          </draw:path>
        </draw:g>
        <draw:g>
          <svg:title>TexMaths</svg:title>
          <svg:desc>14§display§\begin{pmatrix}
{C}^A_{\scriptscriptstyle i,j,1,1}     &amp;   {C}^A_{\scriptscriptstyle i,j,1,1}  &amp; \cdots    &amp;   {C}^A_{\scriptscriptstyle i,j,1,N_1} \\
{C}^A_{\scriptscriptstyle i,j,2,1}     &amp;                &amp;                  &amp;      \\     
\vdots                             &amp;                &amp; \ddots           &amp;      \\{C}^A_{\scriptscriptstyle i,j,N_1,1}   &amp;                &amp;                  &amp;    S^A_{\scriptscriptstyle i,j,N_1, N_1}
\end{pmatrix}
§svg§600§FALSE§</svg:desc>
          <draw:polygon draw:style-name="gr104" draw:text-style-name="P36" draw:layer="layout" svg:width="7.779cm" svg:height="2.728cm" svg:x="9.241cm" svg:y="5.171cm" svg:viewBox="0 0 7780 2729" draw:points="3889,2729 0,2729 0,0 7780,0 7780,2729">
            <text:p/>
          </draw:polygon>
          <draw:path draw:style-name="gr105" draw:text-style-name="P37" draw:layer="layout" svg:width="0.272cm" svg:height="0.891cm" svg:x="9.384cm" svg:y="5.206cm" svg:viewBox="0 0 273 892" svg:d="M41 892c11 0 14 0 14-7 1-346 42-633 214-874 4-4 4-5 4-5 0-6-4-6-11-6-9 0-10 0-11 1-2 2-65 73-115 173-65 130-105 278-125 459-1 15-11 117-11 234v19c0 6 3 6 14 6z">
            <text:p/>
          </draw:path>
          <draw:path draw:style-name="gr105" draw:text-style-name="P37" draw:layer="layout" svg:width="0.055cm" svg:height="0.306cm" svg:x="9.384cm" svg:y="6.087cm" svg:viewBox="0 0 56 307" svg:d="M56 14c0-14 0-14-14-14h-28c-14 0-14 0-14 14v279c0 14 0 14 14 14h28c14 0 14 0 14-14z">
            <text:p/>
          </draw:path>
          <draw:path draw:style-name="gr105" draw:text-style-name="P37" draw:layer="layout" svg:width="0.055cm" svg:height="0.306cm" svg:x="9.384cm" svg:y="6.382cm" svg:viewBox="0 0 56 307" svg:d="M56 14c0-14 0-14-14-14h-28c-14 0-14 0-14 14v279c0 14 0 14 14 14h28c14 0 14 0 14-14z">
            <text:p/>
          </draw:path>
          <draw:path draw:style-name="gr105" draw:text-style-name="P37" draw:layer="layout" svg:width="0.055cm" svg:height="0.306cm" svg:x="9.384cm" svg:y="6.676cm" svg:viewBox="0 0 56 307" svg:d="M56 14c0-14 0-14-14-14h-28c-14 0-14 0-14 14v279c0 14 0 14 14 14h28c14 0 14 0 14-14z">
            <text:p/>
          </draw:path>
          <draw:path draw:style-name="gr105" draw:text-style-name="P37" draw:layer="layout" svg:width="0.272cm" svg:height="0.891cm" svg:x="9.384cm" svg:y="6.972cm" svg:viewBox="0 0 273 892" svg:d="M14 0c-11 0-14 0-14 6v19c0 301 55 478 69 527 33 109 89 225 172 326 7 10 8 11 11 12 1 0 1 2 10 2 7 0 11 0 11-6 0 0 0-1-3-5-165-229-214-503-215-874 0-7-3-7-14-7z">
            <text:p/>
          </draw:path>
          <draw:path draw:style-name="gr105" draw:text-style-name="P37" draw:layer="layout" svg:width="0.35cm" svg:height="0.359cm" svg:x="9.84cm" svg:y="5.237cm" svg:viewBox="0 0 351 360" svg:d="M351 6c0-3-1-6-5-6-2 0-3 0-9 6l-33 37c-6-7-28-43-83-43-110 0-221 109-221 224 0 81 59 136 134 136 42 0 80-21 107-44 46-40 54-85 54-86 0-5-5-5-7-5s-4 0-5 5c-4 14-16 49-51 78-33 28-64 36-91 36-43 0-96-26-96-103 0-28 11-108 60-165 29-35 77-61 120-61 51 0 80 38 80 96 0 19-1 21-1 25 0 5 5 5 7 5 7 0 7-1 8-9z">
            <text:p/>
          </draw:path>
          <draw:path draw:style-name="gr105" draw:text-style-name="P37" draw:layer="layout" svg:width="0.259cm" svg:height="0.245cm" svg:x="10.221cm" svg:y="5.16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0-3-21-11l-31-214c-2-7-2-10-9-10s-8 3-11 8zM98 155l71-113 17 113z">
            <text:p/>
          </draw:path>
          <draw:path draw:style-name="gr105" draw:text-style-name="P37" draw:layer="layout" svg:width="0.087cm" svg:height="0.167cm" svg:x="10.189cm" svg:y="5.542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105" draw:text-style-name="P37" draw:layer="layout" svg:width="0.034cm" svg:height="0.079cm" svg:x="10.339cm" svg:y="5.675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17cm" svg:height="0.215cm" svg:x="10.418cm" svg:y="5.542cm" svg:viewBox="0 0 118 216" svg:d="M118 11c0-5-5-11-12-11s-15 7-15 15c0 6 6 10 11 10 9 0 16-7 16-14zM63 176c-4 19-20 31-35 31-4 0-7 0-10-1 7-3 9-10 9-13 0-4-3-10-12-10-8 0-15 7-15 16 0 11 11 17 28 17s49-9 57-40l23-88c0-3 1-5 1-8 0-14-14-24-31-24-30 0-49 34-49 38s5 4 6 4c4 0 4-1 6-4 11-24 28-30 36-30 10 0 11 9 11 13s-1 4-1 7z">
            <text:p/>
          </draw:path>
          <draw:path draw:style-name="gr105" draw:text-style-name="P37" draw:layer="layout" svg:width="0.034cm" svg:height="0.079cm" svg:x="10.592cm" svg:y="5.675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01cm" svg:height="0.164cm" svg:x="10.698cm" svg:y="5.542cm" svg:viewBox="0 0 102 165" svg:d="M63 7c0-7 0-7-8-7-19 15-45 15-51 15h-4v12h4c6 0 23 0 37-7v124c0 7 0 10-27 10h-13v11c14-1 37-1 51-1 15 0 36 0 50 1v-11h-12c-27 0-27-3-27-10z">
            <text:p/>
          </draw:path>
          <draw:path draw:style-name="gr105" draw:text-style-name="P37" draw:layer="layout" svg:width="0.034cm" svg:height="0.079cm" svg:x="10.872cm" svg:y="5.675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01cm" svg:height="0.164cm" svg:x="10.978cm" svg:y="5.542cm" svg:viewBox="0 0 102 165" svg:d="M63 7c0-7 0-7-8-7-19 15-45 15-51 15h-4v12h4c6 0 23 0 37-7v124c0 7 0 10-27 10h-13v11c14-1 37-1 51-1 15 0 36 0 50 1v-11h-12c-27 0-27-3-27-10z">
            <text:p/>
          </draw:path>
          <draw:path draw:style-name="gr105" draw:text-style-name="P37" draw:layer="layout" svg:width="0.35cm" svg:height="0.359cm" svg:x="11.8cm" svg:y="5.237cm" svg:viewBox="0 0 351 360" svg:d="M351 6c0-3-1-6-5-6-2 0-3 0-9 6l-33 37c-6-7-28-43-83-43-110 0-221 109-221 224 0 81 59 136 134 136 42 0 80-21 107-44 46-40 54-85 54-86 0-5-5-5-7-5s-4 0-5 5c-4 14-16 49-51 78-33 28-64 36-91 36-43 0-96-26-96-103 0-28 11-108 60-165 29-35 76-61 120-61 51 0 80 38 80 96 0 19-1 21-1 25 0 5 5 5 7 5 7 0 7-1 8-9z">
            <text:p/>
          </draw:path>
          <draw:path draw:style-name="gr105" draw:text-style-name="P37" draw:layer="layout" svg:width="0.259cm" svg:height="0.245cm" svg:x="12.181cm" svg:y="5.16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105" draw:text-style-name="P37" draw:layer="layout" svg:width="0.087cm" svg:height="0.167cm" svg:x="12.149cm" svg:y="5.542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105" draw:text-style-name="P37" draw:layer="layout" svg:width="0.034cm" svg:height="0.079cm" svg:x="12.299cm" svg:y="5.675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17cm" svg:height="0.215cm" svg:x="12.378cm" svg:y="5.542cm" svg:viewBox="0 0 118 216" svg:d="M118 11c0-5-5-11-12-11s-15 7-15 15c0 6 6 10 11 10 9 0 16-7 16-14zM63 176c-4 19-20 31-35 31-4 0-7 0-10-1 7-3 9-10 9-13 0-4-3-10-12-10-8 0-15 7-15 16 0 11 11 17 28 17s49-9 57-40l23-88c0-3 1-5 1-8 0-14-14-24-31-24-30 0-49 34-49 38s5 4 6 4c4 0 4-1 6-4 11-24 28-30 36-30 10 0 11 9 11 13s-1 4-1 7z">
            <text:p/>
          </draw:path>
          <draw:path draw:style-name="gr105" draw:text-style-name="P37" draw:layer="layout" svg:width="0.034cm" svg:height="0.079cm" svg:x="12.552cm" svg:y="5.675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01cm" svg:height="0.164cm" svg:x="12.658cm" svg:y="5.542cm" svg:viewBox="0 0 102 165" svg:d="M63 7c0-7 0-7-8-7-19 15-45 15-51 15h-4v12h4c6 0 23 0 37-7v124c0 7 0 10-27 10h-13v11c14-1 37-1 51-1 15 0 36 0 50 1v-11h-12c-27 0-27-3-27-10z">
            <text:p/>
          </draw:path>
          <draw:path draw:style-name="gr105" draw:text-style-name="P37" draw:layer="layout" svg:width="0.034cm" svg:height="0.079cm" svg:x="12.831cm" svg:y="5.675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01cm" svg:height="0.164cm" svg:x="12.937cm" svg:y="5.542cm" svg:viewBox="0 0 102 165" svg:d="M63 7c0-7 0-7-8-7-19 15-45 15-51 15h-4v12h4c6 0 23 0 37-7v124c0 7 0 10-27 10h-13v11c14-1 37-1 51-1 15 0 36 0 50 1v-11h-12c-27 0-27-3-27-10z">
            <text:p/>
          </draw:path>
          <draw:path draw:style-name="gr105" draw:text-style-name="P37" draw:layer="layout" svg:width="0.052cm" svg:height="0.052cm" svg:x="13.633cm" svg:y="5.436cm" svg:viewBox="0 0 53 53" svg:d="M53 27c0-14-11-27-26-27-14 0-27 13-27 27 0 15 13 26 27 26 15 0 26-11 26-26z">
            <text:p/>
          </draw:path>
          <draw:path draw:style-name="gr105" draw:text-style-name="P37" draw:layer="layout" svg:width="0.052cm" svg:height="0.052cm" svg:x="13.851cm" svg:y="5.436cm" svg:viewBox="0 0 53 53" svg:d="M53 27c0-14-11-27-26-27-14 0-27 13-27 27 0 15 13 26 27 26 15 0 26-11 26-26z">
            <text:p/>
          </draw:path>
          <draw:path draw:style-name="gr105" draw:text-style-name="P37" draw:layer="layout" svg:width="0.052cm" svg:height="0.052cm" svg:x="14.07cm" svg:y="5.436cm" svg:viewBox="0 0 53 53" svg:d="M53 27c0-14-11-27-26-27-14 0-27 13-27 27 0 15 13 26 27 26 15 0 26-11 26-26z">
            <text:p/>
          </draw:path>
          <draw:path draw:style-name="gr105" draw:text-style-name="P37" draw:layer="layout" svg:width="0.35cm" svg:height="0.359cm" svg:x="14.883cm" svg:y="5.237cm" svg:viewBox="0 0 351 360" svg:d="M351 6c0-3-1-6-5-6-2 0-3 0-9 6l-33 37c-4-7-28-43-83-43-110 0-221 109-221 224 0 81 59 136 134 136 42 0 80-21 107-44 46-40 54-85 54-86 0-5-5-5-7-5s-4 0-5 5c-4 14-16 49-51 78-33 28-64 36-91 36-43 0-96-26-96-103 0-28 11-108 60-165 29-35 77-61 120-61 51 0 80 38 80 96 0 19-1 21-1 25 0 5 5 5 7 5 7 0 7-1 8-9z">
            <text:p/>
          </draw:path>
          <draw:path draw:style-name="gr105" draw:text-style-name="P37" draw:layer="layout" svg:width="0.259cm" svg:height="0.245cm" svg:x="15.264cm" svg:y="5.16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105" draw:text-style-name="P37" draw:layer="layout" svg:width="0.087cm" svg:height="0.167cm" svg:x="15.232cm" svg:y="5.542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105" draw:text-style-name="P37" draw:layer="layout" svg:width="0.034cm" svg:height="0.079cm" svg:x="15.382cm" svg:y="5.675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17cm" svg:height="0.215cm" svg:x="15.461cm" svg:y="5.542cm" svg:viewBox="0 0 118 216" svg:d="M118 11c0-5-5-11-12-11s-15 7-15 15c0 6 6 10 11 10 9 0 16-7 16-14zM63 176c-4 19-20 31-35 31-4 0-7 0-10-1 7-3 9-10 9-13 0-4-3-10-12-10-8 0-15 7-15 16 0 11 11 17 28 17s49-9 57-40l23-88c0-3 1-5 1-8 0-14-14-24-31-24-30 0-49 34-49 38s5 4 6 4c4 0 4-1 6-4 11-24 28-30 36-30 10 0 11 9 11 13s-1 4-1 7z">
            <text:p/>
          </draw:path>
          <draw:path draw:style-name="gr105" draw:text-style-name="P37" draw:layer="layout" svg:width="0.034cm" svg:height="0.079cm" svg:x="15.635cm" svg:y="5.675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01cm" svg:height="0.164cm" svg:x="15.741cm" svg:y="5.542cm" svg:viewBox="0 0 102 165" svg:d="M63 7c0-7 0-7-8-7-19 15-45 15-51 15h-4v12h4c6 0 23 0 37-7v124c0 7 0 10-27 10h-13v11c14-1 37-1 51-1 15 0 36 0 50 1v-11h-12c-27 0-27-3-27-10z">
            <text:p/>
          </draw:path>
          <draw:path draw:style-name="gr105" draw:text-style-name="P37" draw:layer="layout" svg:width="0.034cm" svg:height="0.079cm" svg:x="15.914cm" svg:y="5.675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24cm" svg:height="0.168cm" svg:x="16.014cm" svg:y="5.538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-1 14-1s10 0 14 0c6 0 10 0 16 0 4 0 8 1 14 1 2 0 5-1 5-7 0-4-4-4-7-4-12 0-17-3-17-10 0-1 0-2 2-5l31-125 85 147c1 4 4 4 6 4 5 0 5-1 7-7z">
            <text:p/>
          </draw:path>
          <draw:path draw:style-name="gr105" draw:text-style-name="P37" draw:layer="layout" svg:width="0.101cm" svg:height="0.164cm" svg:x="16.283cm" svg:y="5.616cm" svg:viewBox="0 0 102 165" svg:d="M63 7c0-7 0-7-8-7-19 15-45 15-51 15h-4v12h4c6 0 23 0 37-7v124c0 7 0 10-27 10h-13v11c14-1 37-1 51-1 15 0 36 0 50 1v-11h-12c-27 0-27-3-27-10z">
            <text:p/>
          </draw:path>
          <draw:path draw:style-name="gr105" draw:text-style-name="P37" draw:layer="layout" svg:width="0.35cm" svg:height="0.359cm" svg:x="9.84cm" svg:y="5.847cm" svg:viewBox="0 0 351 360" svg:d="M351 6c0-3-1-6-5-6-2 0-3 0-9 6l-33 37c-6-7-28-43-83-43-110 0-221 109-221 224 0 81 59 136 134 136 42 0 80-21 107-44 46-40 54-85 54-86 0-5-5-5-7-5s-4 0-5 5c-4 14-16 49-51 78-33 28-64 36-91 36-43 0-96-26-96-103 0-28 11-108 60-165 29-35 77-61 120-61 51 0 80 38 80 96 0 19-1 21-1 25 0 5 5 5 7 5 7 0 7-1 8-9z">
            <text:p/>
          </draw:path>
          <draw:path draw:style-name="gr105" draw:text-style-name="P37" draw:layer="layout" svg:width="0.259cm" svg:height="0.245cm" svg:x="10.221cm" svg:y="5.769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0-3-21-11l-31-214c-2-7-2-10-9-10s-8 3-11 8zM98 155l71-113 17 113z">
            <text:p/>
          </draw:path>
          <draw:path draw:style-name="gr105" draw:text-style-name="P37" draw:layer="layout" svg:width="0.087cm" svg:height="0.167cm" svg:x="10.189cm" svg:y="6.151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105" draw:text-style-name="P37" draw:layer="layout" svg:width="0.034cm" svg:height="0.079cm" svg:x="10.339cm" svg:y="6.286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17cm" svg:height="0.215cm" svg:x="10.418cm" svg:y="6.151cm" svg:viewBox="0 0 118 216" svg:d="M118 11c0-5-5-11-12-11s-15 7-15 15c0 6 6 10 11 10 9 0 16-7 16-14zM63 176c-4 19-20 31-35 31-4 0-7 0-10-1 7-3 9-10 9-13 0-4-3-10-12-10-8 0-15 7-15 16 0 11 11 17 28 17s49-9 57-40l23-88c0-3 1-5 1-8 0-14-14-24-31-24-30 0-49 34-49 38s5 4 6 4c4 0 4-1 6-4 11-24 28-30 36-30 10 0 11 9 11 13s-1 4-1 7z">
            <text:p/>
          </draw:path>
          <draw:path draw:style-name="gr105" draw:text-style-name="P37" draw:layer="layout" svg:width="0.034cm" svg:height="0.079cm" svg:x="10.592cm" svg:y="6.286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24cm" svg:height="0.164cm" svg:x="10.686cm" svg:y="6.151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105" draw:text-style-name="P37" draw:layer="layout" svg:width="0.034cm" svg:height="0.079cm" svg:x="10.872cm" svg:y="6.286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01cm" svg:height="0.164cm" svg:x="10.978cm" svg:y="6.151cm" svg:viewBox="0 0 102 165" svg:d="M63 7c0-7 0-7-8-7-19 15-45 15-51 15h-4v12h4c6 0 23 0 37-7v124c0 7 0 10-27 10h-13v11c14-1 37-1 51-1 15 0 36 0 50 1v-11h-12c-27 0-27-3-27-10z">
            <text:p/>
          </draw:path>
          <draw:path draw:style-name="gr105" draw:text-style-name="P37" draw:layer="layout" svg:width="0.052cm" svg:height="0.052cm" svg:x="10.452cm" svg:y="6.667cm" svg:viewBox="0 0 53 53" svg:d="M53 27c0-14-11-27-26-27-14 0-27 13-27 27 0 15 13 26 27 26 15 0 26-11 26-26z">
            <text:p/>
          </draw:path>
          <draw:path draw:style-name="gr105" draw:text-style-name="P37" draw:layer="layout" svg:width="0.052cm" svg:height="0.052cm" svg:x="10.452cm" svg:y="6.863cm" svg:viewBox="0 0 53 53" svg:d="M53 27c0-14-11-27-26-27-14 0-27 13-27 27 0 15 13 26 27 26 15 0 26-11 26-26z">
            <text:p/>
          </draw:path>
          <draw:path draw:style-name="gr105" draw:text-style-name="P37" draw:layer="layout" svg:width="0.052cm" svg:height="0.052cm" svg:x="10.452cm" svg:y="7.06cm" svg:viewBox="0 0 53 53" svg:d="M53 27c0-14-11-27-26-27-14 0-27 13-27 27 0 15 13 26 27 26 15 0 26-11 26-26z">
            <text:p/>
          </draw:path>
          <draw:path draw:style-name="gr105" draw:text-style-name="P37" draw:layer="layout" svg:width="0.052cm" svg:height="0.052cm" svg:x="13.702cm" svg:y="6.716cm" svg:viewBox="0 0 53 53" svg:d="M53 27c0-14-11-27-26-27-14 0-27 13-27 27 0 15 13 26 27 26 15 0 26-11 26-26z">
            <text:p/>
          </draw:path>
          <draw:path draw:style-name="gr105" draw:text-style-name="P37" draw:layer="layout" svg:width="0.052cm" svg:height="0.052cm" svg:x="13.893cm" svg:y="6.863cm" svg:viewBox="0 0 53 53" svg:d="M53 27c0-14-11-27-26-27-14 0-27 13-27 27 0 15 13 26 27 26 15 0 26-11 26-26z">
            <text:p/>
          </draw:path>
          <draw:path draw:style-name="gr105" draw:text-style-name="P37" draw:layer="layout" svg:width="0.052cm" svg:height="0.052cm" svg:x="14.084cm" svg:y="7.011cm" svg:viewBox="0 0 53 53" svg:d="M53 27c0-14-11-27-26-27-14 0-27 13-27 27 0 15 13 26 27 26 15 0 26-11 26-26z">
            <text:p/>
          </draw:path>
          <draw:path draw:style-name="gr105" draw:text-style-name="P37" draw:layer="layout" svg:width="0.35cm" svg:height="0.357cm" svg:x="9.696cm" svg:y="7.355cm" svg:viewBox="0 0 351 358" svg:d="M351 6c0-3-1-6-5-6-2 0-3 0-9 6l-33 37c-6-7-28-43-83-43-110 0-221 109-221 224 0 81 59 134 134 134 42 0 80-19 107-42 46-40 54-85 54-86 0-5-5-5-7-5s-4 0-5 5c-4 14-16 49-51 78-33 28-64 36-91 36-43 0-96-26-96-103 0-28 11-108 60-165 29-35 77-61 120-61 51 0 80 38 80 96 0 19-1 21-1 25 0 5 5 5 7 5 7 0 7-1 8-9z">
            <text:p/>
          </draw:path>
          <draw:path draw:style-name="gr105" draw:text-style-name="P37" draw:layer="layout" svg:width="0.259cm" svg:height="0.245cm" svg:x="10.077cm" svg:y="7.278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105" draw:text-style-name="P37" draw:layer="layout" svg:width="0.087cm" svg:height="0.167cm" svg:x="10.045cm" svg:y="7.661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105" draw:text-style-name="P37" draw:layer="layout" svg:width="0.034cm" svg:height="0.079cm" svg:x="10.194cm" svg:y="7.795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17cm" svg:height="0.215cm" svg:x="10.274cm" svg:y="7.661cm" svg:viewBox="0 0 118 216" svg:d="M118 11c0-5-5-11-12-11s-15 7-15 15c0 6 6 10 11 10 9 0 16-7 16-14zM63 176c-4 19-20 31-35 31-4 0-7 0-8-1 5-3 7-10 7-13 0-4-3-10-12-10-8 0-15 7-15 16 0 11 11 17 28 17s49-9 57-40l23-88c0-3 1-5 1-8 0-14-14-24-31-24-30 0-49 34-49 38s5 4 6 4c4 0 4-1 6-4 11-24 28-30 36-30 10 0 11 9 11 13s-1 4-1 7z">
            <text:p/>
          </draw:path>
          <draw:path draw:style-name="gr105" draw:text-style-name="P37" draw:layer="layout" svg:width="0.034cm" svg:height="0.079cm" svg:x="10.448cm" svg:y="7.795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24cm" svg:height="0.168cm" svg:x="10.547cm" svg:y="7.656cm" svg:viewBox="0 0 241 169" svg:d="M207 28c2-7 4-15 27-17 3 0 7 0 7-7 0-1-2-4-4-4-5 0-10 1-14 1-5 0-10 0-14 0-6 0-10 0-16 0-4 0-8-1-14-1-1 0-5 0-5 7 0 4 4 4 7 4 15 0 16 6 16 10 0 1 0 3-1 4l-27 107-74-128c-3-4-3-4-8-4h-39c-5 0-9 0-9 7 0 4 4 4 10 4 0 0 10 0 17 2l-32 128c-3 7-5 17-28 17-2 0-6 0-6 7 0 3 1 4 4 4 4 0 10-1 14-1s10 0 14 0c6 0 10 0 16 0 4 0 8 1 14 1 2 0 5-1 5-7 0-4-4-4-7-4-12 0-17-3-17-10 0-1 0-2 2-5l31-125 85 147c1 4 4 4 7 4 4 0 4-1 6-7z">
            <text:p/>
          </draw:path>
          <draw:path draw:style-name="gr105" draw:text-style-name="P37" draw:layer="layout" svg:width="0.101cm" svg:height="0.164cm" svg:x="10.817cm" svg:y="7.735cm" svg:viewBox="0 0 102 165" svg:d="M63 7c0-7 0-7-8-7-19 15-45 15-51 15h-4v12h4c6 0 23 0 37-7v124c0 7 0 10-27 10h-13v11c14-1 37-1 51-1 15 0 36 0 50 1v-11h-12c-27 0-27-3-27-10z">
            <text:p/>
          </draw:path>
          <draw:path draw:style-name="gr105" draw:text-style-name="P37" draw:layer="layout" svg:width="0.034cm" svg:height="0.079cm" svg:x="11.016cm" svg:y="7.795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01cm" svg:height="0.164cm" svg:x="11.123cm" svg:y="7.661cm" svg:viewBox="0 0 102 165" svg:d="M63 7c0-7 0-7-8-7-19 15-45 15-51 15h-4v12h4c6 0 23 0 37-7v124c0 7 0 10-27 10h-13v11c14-1 37-1 51-1 15 0 36 0 50 1v-11h-12c-27 0-27-3-27-10z">
            <text:p/>
          </draw:path>
          <draw:path draw:style-name="gr105" draw:text-style-name="P37" draw:layer="layout" svg:width="0.292cm" svg:height="0.357cm" svg:x="14.764cm" svg:y="7.355cm" svg:viewBox="0 0 293 358" svg:d="M293 6c0-3 0-6-5-6-2 0-4 0-9 7l-24 28c-13-22-38-35-70-35-63 0-123 57-123 116 0 41 26 63 51 70l54 14c18 4 46 13 46 53 0 44-41 91-90 91-32 0-87-11-87-72 0-12 3-24 3-27 2-1 2-3 2-3 0-5-5-5-6-5-3 0-4 0-6 1-1 1-29 115-29 116 0 3 3 4 6 4 2 0 2 0 8-7l25-28c21 30 55 35 83 35 67 0 126-64 126-126 0-33-17-51-24-57-11-13-20-14-63-25-11-3-29-9-34-9-12-5-29-19-29-46 0-39 39-81 85-81 42 0 72 21 72 77 0 15-2 24-2 27 0 1 0 5 6 5s6-1 7-10z">
            <text:p/>
          </draw:path>
          <draw:path draw:style-name="gr105" draw:text-style-name="P37" draw:layer="layout" svg:width="0.259cm" svg:height="0.245cm" svg:x="15.088cm" svg:y="7.278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105" draw:text-style-name="P37" draw:layer="layout" svg:width="0.087cm" svg:height="0.167cm" svg:x="15.062cm" svg:y="7.661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105" draw:text-style-name="P37" draw:layer="layout" svg:width="0.034cm" svg:height="0.079cm" svg:x="15.212cm" svg:y="7.795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117cm" svg:height="0.215cm" svg:x="15.292cm" svg:y="7.661cm" svg:viewBox="0 0 118 216" svg:d="M118 11c0-5-5-11-12-11s-15 7-15 15c0 6 6 10 11 10 9 0 16-7 16-14zM63 176c-4 19-20 31-35 31-4 0-7 0-10-1 7-3 9-10 9-13 0-4-3-10-12-10-8 0-15 7-15 16 0 11 11 17 28 17s49-9 57-40l23-88c0-3 1-5 1-8 0-14-14-24-31-24-30 0-49 34-49 38s5 4 6 4c4 0 4-1 6-4 11-24 28-30 36-30 10 0 11 9 11 13s-1 4-1 7z">
            <text:p/>
          </draw:path>
          <draw:path draw:style-name="gr105" draw:text-style-name="P37" draw:layer="layout" svg:width="0.034cm" svg:height="0.079cm" svg:x="15.466cm" svg:y="7.795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24cm" svg:height="0.168cm" svg:x="15.565cm" svg:y="7.656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-1 14-1s10 0 14 0c6 0 10 0 16 0 4 0 8 1 14 1 2 0 5-1 5-7 0-4-4-4-7-4-12 0-17-3-17-10 0-1 0-2 2-5l31-125 85 147c1 4 4 4 6 4 5 0 5-1 7-7z">
            <text:p/>
          </draw:path>
          <draw:path draw:style-name="gr105" draw:text-style-name="P37" draw:layer="layout" svg:width="0.101cm" svg:height="0.164cm" svg:x="15.835cm" svg:y="7.735cm" svg:viewBox="0 0 102 165" svg:d="M63 7c0-7 0-7-8-7-19 15-45 15-51 15h-4v12h4c6 0 23 0 37-7v124c0 7 0 10-27 10h-13v11c14-1 37-1 51-1 15 0 36 0 50 1v-11h-12c-27 0-27-3-27-10z">
            <text:p/>
          </draw:path>
          <draw:path draw:style-name="gr105" draw:text-style-name="P37" draw:layer="layout" svg:width="0.034cm" svg:height="0.079cm" svg:x="16.034cm" svg:y="7.795cm" svg:viewBox="0 0 35 80" svg:d="M27 27c0 23-14 37-21 43-3 3-3 3-3 4 0 2 3 6 4 6 4 0 28-20 28-52 0-17-8-28-20-28-9 0-15 7-15 15 0 9 6 16 15 16 5 0 9-2 12-4z">
            <text:p/>
          </draw:path>
          <draw:path draw:style-name="gr105" draw:text-style-name="P37" draw:layer="layout" svg:width="0.24cm" svg:height="0.168cm" svg:x="16.133cm" svg:y="7.656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-1 14-1s10 0 14 0c6 0 10 0 16 0 4 0 8 1 14 1 2 0 5-1 5-7 0-4-4-4-7-4-12 0-17-3-17-10 0-1 0-2 2-5l31-125 85 147c1 4 4 4 6 4 5 0 5-1 7-7z">
            <text:p/>
          </draw:path>
          <draw:path draw:style-name="gr105" draw:text-style-name="P37" draw:layer="layout" svg:width="0.101cm" svg:height="0.164cm" svg:x="16.404cm" svg:y="7.735cm" svg:viewBox="0 0 102 165" svg:d="M63 7c0-7 0-7-8-7-19 15-45 15-51 15h-4v12h4c6 0 23 0 37-7v124c0 7 0 10-27 10h-13v11c14-1 37-1 51-1 15 0 36 0 50 1v-11h-12c-27 0-27-3-27-10z">
            <text:p/>
          </draw:path>
          <draw:path draw:style-name="gr105" draw:text-style-name="P37" draw:layer="layout" svg:width="0.272cm" svg:height="0.891cm" svg:x="16.607cm" svg:y="5.206cm" svg:viewBox="0 0 273 892" svg:d="M273 867c0-301-55-478-70-527-34-110-88-225-171-326-7-10-10-13-11-13-1-1-1-1-10-1-7 0-11 0-11 6 0 0 0 1 7 9 172 240 210 537 210 870 0 7 4 7 14 7h28c10 0 13 0 14-6z">
            <text:p/>
          </draw:path>
          <draw:path draw:style-name="gr105" draw:text-style-name="P37" draw:layer="layout" svg:width="0.055cm" svg:height="0.306cm" svg:x="16.822cm" svg:y="6.087cm" svg:viewBox="0 0 56 307" svg:d="M56 14c0-14 0-14-14-14h-28c-14 0-14 0-14 14v279c0 14 0 14 14 14h28c14 0 14 0 14-14z">
            <text:p/>
          </draw:path>
          <draw:path draw:style-name="gr105" draw:text-style-name="P37" draw:layer="layout" svg:width="0.055cm" svg:height="0.306cm" svg:x="16.822cm" svg:y="6.382cm" svg:viewBox="0 0 56 307" svg:d="M56 14c0-14 0-14-14-14h-28c-14 0-14 0-14 14v279c0 14 0 14 14 14h28c14 0 14 0 14-14z">
            <text:p/>
          </draw:path>
          <draw:path draw:style-name="gr105" draw:text-style-name="P37" draw:layer="layout" svg:width="0.055cm" svg:height="0.306cm" svg:x="16.822cm" svg:y="6.676cm" svg:viewBox="0 0 56 307" svg:d="M56 14c0-14 0-14-14-14h-28c-14 0-14 0-14 14v279c0 14 0 14 14 14h28c14 0 14 0 14-14z">
            <text:p/>
          </draw:path>
          <draw:path draw:style-name="gr105" draw:text-style-name="P37" draw:layer="layout" svg:width="0.272cm" svg:height="0.891cm" svg:x="16.607cm" svg:y="6.972cm" svg:viewBox="0 0 273 892" svg:d="M273 6c-1-6-4-6-14-6h-28c-10 0-14 0-14 7 0 50 0 168-13 291-26 255-92 431-201 583-3 4-3 5-3 5 0 6 4 6 11 6 9 0 9 0 10-2 3-1 64-72 115-172 66-130 106-280 124-459 2-15 13-118 13-234z">
            <text:p/>
          </draw:path>
        </draw:g>
        <draw:g>
          <svg:title>TexMaths</svg:title>
          <svg:desc>14§display§N_1 \times N_2§svg§600§FALSE§</svg:desc>
          <draw:polygon draw:style-name="gr104" draw:text-style-name="P36" draw:layer="layout" svg:width="1.804cm" svg:height="0.41cm" svg:x="17.003cm" svg:y="7.574cm" svg:viewBox="0 0 1805 411" draw:points="903,411 0,411 0,0 1805,0 1805,411">
            <text:p/>
          </draw:polygon>
          <draw:path draw:style-name="gr105" draw:text-style-name="P37" draw:layer="layout" svg:width="0.415cm" svg:height="0.337cm" svg:x="17.023cm" svg:y="7.573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105" draw:text-style-name="P37" draw:layer="layout" svg:width="0.126cm" svg:height="0.229cm" svg:x="17.434cm" svg:y="7.755cm" svg:viewBox="0 0 127 230" svg:d="M78 10c0-10 0-10-9-10-23 22-55 22-69 22v13c8 0 31 0 50-10v177c0 11 0 15-35 15h-12v13c5 0 49-2 61-2s55 2 63 2v-13h-14c-35 0-35-4-35-15z">
            <text:p/>
          </draw:path>
          <draw:path draw:style-name="gr105" draw:text-style-name="P37" draw:layer="layout" svg:width="0.238cm" svg:height="0.237cm" svg:x="17.8cm" svg:y="7.668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105" draw:text-style-name="P37" draw:layer="layout" svg:width="0.415cm" svg:height="0.337cm" svg:x="18.237cm" svg:y="7.573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105" draw:text-style-name="P37" draw:layer="layout" svg:width="0.153cm" svg:height="0.229cm" svg:x="18.633cm" svg:y="7.755cm" svg:viewBox="0 0 154 230" svg:d="M154 167h-13c0 8-4 28-8 32-3 1-29 1-35 1h-63c36-32 48-42 69-57 26-21 50-42 50-76 0-42-38-67-81-67-44 0-73 31-73 62 0 18 15 19 18 19 9 0 18-5 18-18 0-6-1-18-19-18 10-25 33-32 50-32 35 0 53 26 53 54 0 31-22 55-33 68l-84 82c-3 3-3 3-3 13h143z">
            <text:p/>
          </draw:path>
        </draw:g>
        <draw:g>
          <svg:title>TexMaths</svg:title>
          <svg:desc>14§display§(N_1 + N_2) \times 73§svg§600§FALSE§</svg:desc>
          <draw:polygon draw:style-name="gr104" draw:text-style-name="P36" draw:layer="layout" svg:width="3.302cm" svg:height="0.491cm" svg:x="16.622cm" svg:y="17.639cm" svg:viewBox="0 0 3303 492" draw:points="1651,492 0,492 0,0 3303,0 3303,492">
            <text:p/>
          </draw:polygon>
          <draw:path draw:style-name="gr105" draw:text-style-name="P37" draw:layer="layout" svg:width="0.115cm" svg:height="0.492cm" svg:x="16.671cm" svg:y="17.638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105" draw:text-style-name="P37" draw:layer="layout" svg:width="0.415cm" svg:height="0.337cm" svg:x="16.832cm" svg:y="17.672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105" draw:text-style-name="P37" draw:layer="layout" svg:width="0.126cm" svg:height="0.229cm" svg:x="17.244cm" svg:y="17.852cm" svg:viewBox="0 0 127 230" svg:d="M78 10c0-10 0-10-9-10-23 22-55 22-69 22v13c8 0 31 0 50-10v177c0 11 0 15-35 15h-12v13c5 0 49-2 61-2s55 2 63 2v-13h-14c-35 0-35-4-35-15z">
            <text:p/>
          </draw:path>
          <draw:path draw:style-name="gr105" draw:text-style-name="P37" draw:layer="layout" svg:width="0.328cm" svg:height="0.328cm" svg:x="17.564cm" svg:y="17.721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105" draw:text-style-name="P37" draw:layer="layout" svg:width="0.415cm" svg:height="0.337cm" svg:x="18.046cm" svg:y="17.672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105" draw:text-style-name="P37" draw:layer="layout" svg:width="0.153cm" svg:height="0.229cm" svg:x="18.444cm" svg:y="17.852cm" svg:viewBox="0 0 154 230" svg:d="M154 167h-13c0 8-4 28-8 32-3 1-29 1-35 1h-63c36-32 48-42 69-57 26-21 50-42 50-76 0-42-38-67-81-67-44 0-73 31-73 62 0 18 15 19 18 19 9 0 18-5 18-18 0-6-1-18-19-18 10-25 33-32 50-32 35 0 53 26 53 54 0 31-22 55-33 67l-84 83c-3 3-3 3-3 13h143z">
            <text:p/>
          </draw:path>
          <draw:path draw:style-name="gr105" draw:text-style-name="P37" draw:layer="layout" svg:width="0.115cm" svg:height="0.492cm" svg:x="18.67cm" svg:y="17.638cm" svg:viewBox="0 0 116 493" svg:d="M116 247c0-38-5-99-33-155-30-60-73-92-77-92-5 0-6 1-6 6 0 1 0 1 10 11 49 49 77 127 77 230 0 85-18 172-80 233-7 6-7 7-7 9 0 3 1 4 6 4 4 0 49-34 78-95 25-55 32-109 32-151z">
            <text:p/>
          </draw:path>
          <draw:path draw:style-name="gr105" draw:text-style-name="P37" draw:layer="layout" svg:width="0.238cm" svg:height="0.237cm" svg:x="19.015cm" svg:y="17.765cm" svg:viewBox="0 0 239 238" svg:d="M120 105l-99-98c-6-6-7-7-11-7s-10 4-10 10c0 4 1 4 7 10l98 99-98 99c-6 6-7 7-7 10 0 6 6 10 10 10s5 0 11-7l98-98 102 102c2 2 6 3 9 3 5 0 9-4 9-10 0 0 0-3-1-5-1 0-80-79-105-104l91-90c3-4 10-9 13-12 0-2 2-3 2-7 0-6-4-10-9-10s-7 1-12 7z">
            <text:p/>
          </draw:path>
          <draw:path draw:style-name="gr105" draw:text-style-name="P37" draw:layer="layout" svg:width="0.212cm" svg:height="0.344cm" svg:x="19.46cm" svg:y="17.674cm" svg:viewBox="0 0 213 345" svg:d="M209 34c4-7 4-7 4-19h-121c-60 0-61-5-63-15h-12l-17 102h13c1-8 5-39 12-45 3-4 42-4 48-4h103c-5 9-44 63-56 79-44 67-61 136-61 186 0 4 0 27 24 27 22 0 22-23 22-27v-25c0-27 1-55 6-82 1-11 8-53 30-84z">
            <text:p/>
          </draw:path>
          <draw:path draw:style-name="gr105" draw:text-style-name="P37" draw:layer="layout" svg:width="0.205cm" svg:height="0.339cm" svg:x="19.698cm" svg:y="17.68cm" svg:viewBox="0 0 206 340" svg:d="M123 155c41-14 69-47 69-86 0-41-44-69-91-69-51 0-87 29-87 67 0 17 10 25 25 25 16 0 25-9 25-25 0-24-23-24-30-24 15-25 47-30 65-30 20 0 48 11 48 54 0 7-1 35-14 58-15 23-32 25-45 25-4 0-15 1-18 1-4 0-8 2-8 6 0 5 4 5 12 5h21c41 0 59 34 59 83 0 67-34 81-56 81-21 0-57-8-76-37 19 2 34-9 34-27s-14-28-28-28c-13 0-28 7-28 28 0 46 46 78 99 78 62 0 107-44 107-95 0-41-31-80-83-90z">
            <text:p/>
          </draw:path>
        </draw:g>
        <draw:g>
          <svg:title>TexMaths</svg:title>
          <svg:desc>14§display§72§svg§600§FALSE§</svg:desc>
          <draw:polygon draw:style-name="gr104" draw:text-style-name="P36" draw:layer="layout" svg:width="0.49cm" svg:height="0.316cm" svg:x="13.58cm" svg:y="12.845cm" svg:viewBox="0 0 491 317" draw:points="246,317 0,317 0,0 491,0 491,317">
            <text:p/>
          </draw:polygon>
          <draw:path draw:style-name="gr105" draw:text-style-name="P37" draw:layer="layout" svg:width="0.212cm" svg:height="0.343cm" svg:x="13.608cm" svg:y="12.828cm" svg:viewBox="0 0 213 344" svg:d="M208 34c5-7 5-7 5-19h-121c-60 0-61-5-63-15h-12l-17 102h13c1-8 5-39 12-45 3-4 42-4 48-4h103c-5 9-45 63-56 78-44 68-61 136-61 186 0 5 0 27 24 27 22 0 22-22 22-27v-25c0-26 1-54 6-81 1-11 8-53 30-84z">
            <text:p/>
          </draw:path>
          <draw:path draw:style-name="gr105" draw:text-style-name="P37" draw:layer="layout" svg:width="0.196cm" svg:height="0.328cm" svg:x="13.85cm" svg:y="12.834cm" svg:viewBox="0 0 197 329" svg:d="M38 291l53-50c77-69 106-96 106-146 0-56-45-95-105-95-56 0-92 45-92 89 0 28 25 28 27 28 8 0 25-7 25-26 0-13-9-25-27-25-3 0-4 0-5 0 11-32 37-51 67-51 44 0 65 41 65 80 0 41-25 80-51 109l-95 106c-6 6-6 7-6 19h183l14-86h-12c-2 14-6 37-10 44-4 4-37 4-48 4z">
            <text:p/>
          </draw:path>
        </draw:g>
        <draw:g>
          <svg:title>TexMaths</svg:title>
          <svg:desc>14§display§\text{\textbf{Graphlets}} \mathbf{(S^A_{ij})}§svg§600§FALSE§</svg:desc>
          <draw:polygon draw:style-name="gr104" draw:text-style-name="P36" draw:layer="layout" svg:width="3.495cm" svg:height="0.628cm" svg:x="11.46cm" svg:y="12.641cm" svg:viewBox="0 0 3496 629" draw:points="1747,629 0,629 0,0 3496,0 3496,629">
            <text:p/>
          </draw:polygon>
          <draw:path draw:style-name="gr105" draw:text-style-name="P37" draw:layer="layout" svg:width="0.384cm" svg:height="0.349cm" svg:x="11.491cm" svg:y="12.736cm" svg:viewBox="0 0 385 350" svg:d="M291 318c16 14 45 26 48 26 7 0 7-7 7-14v-99h39v-22c-17 1-60 1-78 1-30 0-76 0-103-1v22h72v50c0 9 0 24-20 35-12 7-28 10-43 10-44 0-86-14-109-45-21-26-28-61-28-106 0-56 9-84 28-109 19-24 57-42 105-42 53 0 99 36 110 99 2 10 3 11 14 11 13 0 13-1 13-14v-106c0-10 0-14-9-14-4 0-5 1-9 4l-33 30c-36-28-71-34-98-34-120 0-197 73-197 175 0 98 71 175 199 175 17 0 67-1 92-32z">
            <text:p/>
          </draw:path>
          <draw:path draw:style-name="gr105" draw:text-style-name="P37" draw:layer="layout" svg:width="0.199cm" svg:height="0.222cm" svg:x="11.922cm" svg:y="12.858cm" svg:viewBox="0 0 200 223" svg:d="M83 56v-56l-83 4v23c31 0 34 0 34 19v154h-34v23c17 0 39-2 63-2 18 0 50 0 67 2v-23h-42v-87c0-35 11-95 62-95 0 0-10 9-10 23 0 21 15 30 31 30 14 0 29-11 29-30 0-27-26-41-52-41-35 0-54 25-65 56z">
            <text:p/>
          </draw:path>
          <draw:path draw:style-name="gr105" draw:text-style-name="P37" draw:layer="layout" svg:width="0.259cm" svg:height="0.226cm" svg:x="12.152cm" svg:y="12.857cm" svg:viewBox="0 0 260 227" svg:d="M169 186c0 16 0 38 52 38h24c10 0 15 0 15-11s-7-11-12-11c-31-2-31-7-31-20v-106c0-44-35-76-109-76-28 0-88 1-88 46 0 21 18 31 30 31 16 0 31-11 31-31 0-15-8-24-10-25 13-3 30-3 35-3 37 0 55 21 55 58v16c-35 3-161 7-161 79 0 47 62 56 95 56 39 0 63-20 74-41zM161 108v47c0 48-46 55-59 55-25 0-45-18-45-39 0-55 79-60 104-63z">
            <text:p/>
          </draw:path>
          <draw:path draw:style-name="gr105" draw:text-style-name="P37" draw:layer="layout" svg:width="0.278cm" svg:height="0.317cm" svg:x="12.427cm" svg:y="12.858cm" svg:viewBox="0 0 279 318" svg:d="M91 60c0-10 0-10 7-17 20-21 45-23 56-23 34 0 62 30 62 92 0 70-35 95-68 95-7 0-30 0-51-26-6-6-6-7-6-16zM91 203c21 17 42 22 63 22 74 0 125-44 125-113 0-66-45-112-117-112-37 0-63 15-74 24v-24l-88 4v23c31 0 34 0 34 19v249h-34v23c14 0 43-2 63-2 18 0 48 2 62 2v-23h-34z">
            <text:p/>
          </draw:path>
          <draw:path draw:style-name="gr105" draw:text-style-name="P37" draw:layer="layout" svg:width="0.28cm" svg:height="0.342cm" svg:x="12.745cm" svg:y="12.738cm" svg:viewBox="0 0 281 343" svg:d="M34 319h-34v24c14 0 43-1 63-1 18 0 48 1 62 1v-24h-34v-102c0-55 42-78 73-78 17 0 28 9 28 47v133h-35v24c14 0 43-1 63-1 19 0 47 1 61 1v-24h-33v-127c0-52-27-72-76-72-47 0-73 30-84 49v-169l-88 4v23c31 0 34 0 34 19z">
            <text:p/>
          </draw:path>
          <draw:path draw:style-name="gr105" draw:text-style-name="P37" draw:layer="layout" svg:width="0.121cm" svg:height="0.342cm" svg:x="13.059cm" svg:y="12.738cm" svg:viewBox="0 0 122 343" svg:d="M88 0l-88 4v23c31 0 35 0 35 19v273h-35v24c15 0 39-1 62-1 21 0 43 1 60 1v-24h-34z">
            <text:p/>
          </draw:path>
          <draw:path draw:style-name="gr105" draw:text-style-name="P37" draw:layer="layout" svg:width="0.227cm" svg:height="0.226cm" svg:x="13.209cm" svg:y="12.857cm" svg:viewBox="0 0 228 227" svg:d="M213 116c11 0 15 0 15-12 0-16-3-52-26-77-20-19-45-27-80-27-79 0-122 50-122 113 0 66 49 114 129 114 78 0 99-52 99-60 0-10-8-10-11-10-8 0-10 3-13 11-9 24-39 39-71 39-69 0-70-66-70-91zM63 99c1-18 1-39 13-56 12-19 32-25 46-25 59 0 59 65 60 81z">
            <text:p/>
          </draw:path>
          <draw:path draw:style-name="gr105" draw:text-style-name="P37" draw:layer="layout" svg:width="0.178cm" svg:height="0.315cm" svg:x="13.461cm" svg:y="12.767cm" svg:viewBox="0 0 179 316" svg:d="M41 118v135c0 54 43 63 78 63 38 0 60-28 60-64v-25h-24v25c0 34-15 45-29 45-29 0-29-31-29-44v-135h72v-24h-72v-94h-23c-1 49-25 98-74 99v19z">
            <text:p/>
          </draw:path>
          <draw:path draw:style-name="gr105" draw:text-style-name="P37" draw:layer="layout" svg:width="0.185cm" svg:height="0.226cm" svg:x="13.689cm" svg:y="12.857cm" svg:viewBox="0 0 186 227" svg:d="M85 78c-18-2-50-8-50-32 0-31 46-31 56-31 36 0 56 16 59 42 0 7 0 10 11 10s11-3 11-14v-39c0-10 0-14-8-14-3 0-3 0-23 10-12-7-30-10-50-10-14 0-91 0-91 64 0 20 10 34 20 42 19 17 39 21 77 27 18 4 54 10 54 39 0 38-45 38-56 38-53 0-66-36-71-57-3-7-6-7-13-7-11 0-11 2-11 14v53c0 10 0 14 8 14 5 0 6 0 16-7 0 0 11-7 12-9 23 16 49 16 59 16 16 0 91 0 91-72 0-22-10-39-26-53-20-14-35-17-75-24z">
            <text:p/>
          </draw:path>
          <draw:path draw:style-name="gr105" draw:text-style-name="P37" draw:layer="layout" svg:width="0.115cm" svg:height="0.492cm" svg:x="13.951cm" svg:y="12.711cm" svg:viewBox="0 0 116 493" svg:d="M116 489c0-2 0-3-10-12-61-61-77-155-77-231 0-85 19-170 80-232 7-7 7-7 7-8 0-5-3-6-5-6-6 0-51 34-80 97-25 54-31 109-31 149s6 98 32 154c31 62 73 93 79 93 2 0 5-2 5-4z">
            <text:p/>
          </draw:path>
          <draw:path draw:style-name="gr105" draw:text-style-name="P37" draw:layer="layout" svg:width="0.251cm" svg:height="0.349cm" svg:x="14.124cm" svg:y="12.736cm" svg:viewBox="0 0 252 350" svg:d="M167 140l-72-15c-19-5-47-21-47-52 0-21 14-52 63-52 40 0 89 17 102 84 1 13 1 13 11 13 13 0 13-2 13-14v-90c0-10 0-14-9-14-4 0-5 0-11 6l-21 21c-29-23-62-27-85-27-76 0-111 48-111 99 0 33 17 55 27 66 23 24 40 28 95 39 43 10 52 12 63 21 7 9 19 21 19 44 0 24-12 57-64 57-38 0-113-10-116-82-2-10-2-13-13-13s-11 4-11 15v90c0 10 0 14 8 14 6 0 6-1 10-4l23-24c33 25 79 28 99 28 81 0 112-56 112-106 0-55-39-94-85-104z">
            <text:p/>
          </draw:path>
          <draw:path draw:style-name="gr105" draw:text-style-name="P37" draw:layer="layout" svg:width="0.299cm" svg:height="0.243cm" svg:x="14.423cm" svg:y="12.634cm" svg:viewBox="0 0 300 244" svg:d="M169 10c-5-10-9-10-19-10-11 0-16 0-20 10l-92 208c-3 5-3 5-11 6-7 0-10 0-17 0h-10v20c1 0 28-2 43-2 16 0 48 2 49 2v-20c-1 0-29 0-29-3l1-3 19-42h106l21 48h-31v20c18-2 45-2 63-2 21 0 52 2 58 2v-20h-35zM136 59l45 98h-90z">
            <text:p/>
          </draw:path>
          <draw:path draw:style-name="gr105" draw:text-style-name="P37" draw:layer="layout" svg:width="0.086cm" svg:height="0.24cm" svg:x="14.428cm" svg:y="12.962cm" svg:viewBox="0 0 87 241" svg:d="M69 28c0-17-14-28-28-28-17 0-30 14-30 28 0 17 14 28 28 28 17 0 30-13 30-28zM1 88v18c20 0 23 0 23 14v101h-24v20c1 0 28-2 45-2 14 0 28 0 42 2v-20h-21v-136z">
            <text:p/>
          </draw:path>
          <draw:path draw:style-name="gr105" draw:text-style-name="P37" draw:layer="layout" svg:width="0.124cm" svg:height="0.308cm" svg:x="14.511cm" svg:y="12.962cm" svg:viewBox="0 0 125 309" svg:d="M125 28c0-17-13-28-28-28-17 0-28 14-28 28 0 17 12 28 28 28s28-13 28-28zM57 88v18c23 0 26 0 26 14v133c0 23-10 41-28 41-2 0-12-1-12-1 0-2 0-3 2-3 0-2 4-7 4-14 0-14-11-24-25-24s-24 10-24 24c0 24 25 33 55 33 32 0 70-16 70-56v-168z">
            <text:p/>
          </draw:path>
          <draw:path draw:style-name="gr105" draw:text-style-name="P37" draw:layer="layout" svg:width="0.115cm" svg:height="0.492cm" svg:x="14.792cm" svg:y="12.711cm" svg:viewBox="0 0 116 493" svg:d="M116 246c0-37-5-98-33-154-30-60-73-92-77-92-5 0-6 1-6 6 0 1 0 1 10 11 49 49 77 127 77 229 0 86-18 173-80 234-7 6-7 7-7 9s1 4 6 4c4 0 49-34 78-95 25-55 32-110 32-152z">
            <text:p/>
          </draw:path>
        </draw:g>
        <draw:line draw:style-name="gr106" draw:text-style-name="P6" draw:layer="layout" svg:x1="12.811cm" svg:y1="8.366cm" svg:x2="12.811cm" svg:y2="11.922cm">
          <text:p/>
        </draw:line>
        <draw:g>
          <svg:title>TexMaths</svg:title>
          <svg:desc>14§display§\text{\textbf{Contact Maps}} \mathbf{(C^A_{ij})}§svg§600§FALSE§</svg:desc>
          <draw:polygon draw:style-name="gr104" draw:text-style-name="P36" draw:layer="layout" svg:width="4.641cm" svg:height="0.628cm" svg:x="11.06cm" svg:y="3.643cm" svg:viewBox="0 0 4642 629" draw:points="2321,629 0,629 0,0 4642,0 4642,629">
            <text:p/>
          </draw:polygon>
          <draw:path draw:style-name="gr105" draw:text-style-name="P37" draw:layer="layout" svg:width="0.346cm" svg:height="0.349cm" svg:x="11.091cm" svg:y="3.738cm" svg:viewBox="0 0 347 350" svg:d="M347 14c0-10 0-14-10-14-4 0-5 1-8 4l-34 30c-29-26-63-34-96-34-123 0-199 74-199 175s76 175 199 175c92 0 148-62 148-118 0-9-4-11-12-11-6 0-12 0-12 9-2 67-63 96-113 96-38 0-80-11-105-42-24-28-29-64-29-109 0-28 1-81 32-113 32-34 75-38 101-38 53 0 100 36 112 99 1 10 1 11 12 11 13 0 14-1 14-14z">
            <text:p/>
          </draw:path>
          <draw:path draw:style-name="gr105" draw:text-style-name="P37" draw:layer="layout" svg:width="0.251cm" svg:height="0.226cm" svg:x="11.483cm" svg:y="3.859cm" svg:viewBox="0 0 252 227" svg:d="M252 116c0-66-45-116-126-116s-126 50-126 116c0 62 43 111 126 111s126-49 126-111zM126 207c-63 0-63-53-63-96 0-23 0-48 8-65 10-18 31-28 55-28 21 0 42 7 53 25 10 17 10 44 10 68 0 43 0 96-63 96z">
            <text:p/>
          </draw:path>
          <draw:path draw:style-name="gr105" draw:text-style-name="P37" draw:layer="layout" svg:width="0.28cm" svg:height="0.222cm" svg:x="11.771cm" svg:y="3.86cm" svg:viewBox="0 0 281 223" svg:d="M34 46v154h-34v23c14 0 43-2 63-2 18 0 48 2 62 2v-23h-34v-103c0-55 42-79 73-79 17 0 28 10 28 48v134h-35v23c14 0 43-2 63-2 19 0 47 2 61 2v-23h-33v-129c0-51-27-71-76-71-47 0-74 28-87 53v-53l-85 4v23c31 0 34 0 34 19z">
            <text:p/>
          </draw:path>
          <draw:path draw:style-name="gr105" draw:text-style-name="P37" draw:layer="layout" svg:width="0.178cm" svg:height="0.315cm" svg:x="12.057cm" svg:y="3.769cm" svg:viewBox="0 0 179 316" svg:d="M41 118v135c0 54 43 63 78 63 38 0 60-28 60-64v-25h-24v25c0 34-15 45-29 45-29 0-29-31-29-44v-135h72v-24h-72v-94h-23c-1 49-25 98-74 99v19z">
            <text:p/>
          </draw:path>
          <draw:path draw:style-name="gr105" draw:text-style-name="P37" draw:layer="layout" svg:width="0.259cm" svg:height="0.226cm" svg:x="12.281cm" svg:y="3.859cm" svg:viewBox="0 0 260 227" svg:d="M169 186c0 16 0 38 52 38h24c10 0 15 0 15-11s-7-11-12-11c-31-2-31-7-31-20v-106c0-44-35-76-109-76-28 0-88 1-88 46 0 21 16 31 30 31 16 0 31-11 31-31 0-15-8-24-10-25 13-3 30-3 35-3 37 0 55 21 55 58v16c-35 3-161 7-161 79 0 47 62 56 95 56 39 0 63-20 74-41zM161 108v47c0 48-46 55-59 55-25 0-45-18-45-39 0-55 79-60 104-63z">
            <text:p/>
          </draw:path>
          <draw:path draw:style-name="gr105" draw:text-style-name="P37" draw:layer="layout" svg:width="0.217cm" svg:height="0.226cm" svg:x="12.558cm" svg:y="3.859cm" svg:viewBox="0 0 218 227" svg:d="M160 22c-9 9-10 19-10 24 0 21 17 31 31 31 15 0 30-11 30-31 0-43-57-46-86-46-89 0-125 57-125 115 0 66 46 112 123 112 80 0 95-58 95-60 0-7-7-7-12-7-9 0-10 1-11 7-14 30-38 40-63 40-69 0-69-73-69-95 0-28 0-92 64-92 17 0 26 1 33 2z">
            <text:p/>
          </draw:path>
          <draw:path draw:style-name="gr105" draw:text-style-name="P37" draw:layer="layout" svg:width="0.178cm" svg:height="0.315cm" svg:x="12.8cm" svg:y="3.769cm" svg:viewBox="0 0 179 316" svg:d="M41 118v135c0 54 43 63 78 63 38 0 60-28 60-64v-25h-24v25c0 34-15 45-29 45-29 0-29-31-29-44v-135h72v-24h-72v-94h-23c-1 49-25 98-74 99v19z">
            <text:p/>
          </draw:path>
          <draw:path draw:style-name="gr105" draw:text-style-name="P37" draw:layer="layout" svg:width="0.497cm" svg:height="0.338cm" svg:x="13.217cm" svg:y="3.744cm" svg:viewBox="0 0 498 339" svg:d="M249 274l-117-261c-6-13-12-13-23-13h-109v24h53v277c0 11 0 11-14 13-12 2-12 2-26 2h-13v23c18-2 46-2 66-2 21 0 46 0 67 2v-23h-13c-8 0-16-1-26-2-14-2-14-2-14-13v-272l134 297c4 10 10 13 16 13 9 0 14-7 16-11l138-304v292h-54v23c19-2 65-2 84-2 20 0 68 0 84 2v-23h-53v-292h53v-24h-109c-10 0-15 0-21 13z">
            <text:p/>
          </draw:path>
          <draw:path draw:style-name="gr105" draw:text-style-name="P37" draw:layer="layout" svg:width="0.259cm" svg:height="0.226cm" svg:x="13.749cm" svg:y="3.859cm" svg:viewBox="0 0 260 227" svg:d="M169 186c0 16 0 38 52 38h24c10 0 15 0 15-11s-7-11-12-11c-31-2-31-7-31-20v-106c0-44-35-76-109-76-28 0-88 1-88 46 0 21 16 31 30 31 16 0 31-11 31-31 0-15-8-24-10-25 13-3 30-3 35-3 37 0 55 21 55 58v16c-35 3-161 7-161 79 0 47 62 56 95 56 39 0 63-20 74-41zM161 108v47c0 48-46 55-59 55-25 0-45-18-45-39 0-55 79-60 104-63z">
            <text:p/>
          </draw:path>
          <draw:path draw:style-name="gr105" draw:text-style-name="P37" draw:layer="layout" svg:width="0.278cm" svg:height="0.317cm" svg:x="14.025cm" svg:y="3.86cm" svg:viewBox="0 0 279 318" svg:d="M91 60c0-10 0-10 7-17 20-21 45-23 56-23 34 0 62 30 62 92 0 70-35 95-68 95-7 0-30 0-51-26-6-6-6-7-6-16zM91 203c21 17 42 22 63 22 74 0 125-44 125-113 0-66-45-112-117-112-37 0-63 15-74 24v-24l-88 4v23c31 0 34 0 34 19v249h-34v23c14 0 43-2 63-2 18 0 48 2 62 2v-23h-34z">
            <text:p/>
          </draw:path>
          <draw:path draw:style-name="gr105" draw:text-style-name="P37" draw:layer="layout" svg:width="0.185cm" svg:height="0.226cm" svg:x="14.339cm" svg:y="3.859cm" svg:viewBox="0 0 186 227" svg:d="M85 78c-18-2-50-8-50-32 0-31 46-31 56-31 36 0 56 16 59 42 0 7 0 10 11 10s11-3 11-14v-39c0-10 0-14-8-14-3 0-3 0-23 10-12-7-30-10-50-10-14 0-91 0-91 64 0 20 10 34 20 42 19 17 39 21 77 27 18 4 54 10 54 39 0 38-45 38-56 38-53 0-66-36-71-57-3-7-6-7-13-7-11 0-11 2-11 14v53c0 10 0 14 8 14 5 0 6 0 16-7 0 0 11-7 12-9 23 16 49 16 59 16 16 0 91 0 91-72 0-22-10-39-26-53-20-14-35-17-75-24z">
            <text:p/>
          </draw:path>
          <draw:path draw:style-name="gr105" draw:text-style-name="P37" draw:layer="layout" svg:width="0.115cm" svg:height="0.492cm" svg:x="14.603cm" svg:y="3.713cm" svg:viewBox="0 0 116 493" svg:d="M116 489c0-2 0-3-10-12-61-61-77-155-77-231 0-85 19-170 80-232 7-7 7-7 7-8 0-5-3-6-5-6-6 0-51 34-80 97-25 54-31 109-31 149s6 98 32 154c31 62 73 93 79 93 2 0 5-2 5-4z">
            <text:p/>
          </draw:path>
          <draw:path draw:style-name="gr105" draw:text-style-name="P37" draw:layer="layout" svg:width="0.346cm" svg:height="0.349cm" svg:x="14.777cm" svg:y="3.738cm" svg:viewBox="0 0 347 350" svg:d="M347 14c0-10 0-14-10-14-4 0-5 1-8 4l-34 30c-29-26-63-34-96-34-123 0-199 74-199 175s76 175 199 175c92 0 148-62 148-118 0-9-4-11-12-11-6 0-10 0-12 9-2 67-63 96-113 96-38 0-80-11-105-42-24-28-29-64-29-109 0-28 1-81 32-113 32-34 75-38 101-38 53 0 100 36 112 99 1 10 1 11 12 11 13 0 14-1 14-14z">
            <text:p/>
          </draw:path>
          <draw:path draw:style-name="gr105" draw:text-style-name="P37" draw:layer="layout" svg:width="0.299cm" svg:height="0.243cm" svg:x="15.17cm" svg:y="3.636cm" svg:viewBox="0 0 300 244" svg:d="M169 10c-5-10-9-10-19-10-11 0-16 0-20 10l-92 208c-3 5-3 5-11 6-7 0-10 0-17 0h-10v20c1 0 28-2 43-2 16 0 48 2 49 2v-20c-1 0-29 0-29-3l1-3 19-42h106l21 48h-31v20c18-2 45-2 63-2 21 0 52 2 58 2v-20h-35zM136 59l45 98h-90z">
            <text:p/>
          </draw:path>
          <draw:path draw:style-name="gr105" draw:text-style-name="P37" draw:layer="layout" svg:width="0.086cm" svg:height="0.24cm" svg:x="15.176cm" svg:y="3.964cm" svg:viewBox="0 0 87 241" svg:d="M69 28c0-17-14-28-28-28-17 0-30 14-30 28 0 17 14 28 28 28 17 0 30-13 30-28zM1 88v18c20 0 23 0 23 14v101h-24v20c1 0 28-2 45-2 14 0 28 0 42 2v-20h-21v-136z">
            <text:p/>
          </draw:path>
          <draw:path draw:style-name="gr105" draw:text-style-name="P37" draw:layer="layout" svg:width="0.124cm" svg:height="0.308cm" svg:x="15.258cm" svg:y="3.964cm" svg:viewBox="0 0 125 309" svg:d="M125 28c0-17-13-28-28-28-17 0-28 14-28 28 0 17 12 28 28 28s28-13 28-28zM57 88v18c23 0 26 0 26 14v133c0 23-10 41-28 41-2 0-12-1-12-1 0-2 0-3 2-3 0-2 4-7 4-14 0-14-11-24-25-24s-24 10-24 24c0 24 25 33 55 33 32 0 70-16 70-56v-168z">
            <text:p/>
          </draw:path>
          <draw:path draw:style-name="gr105" draw:text-style-name="P37" draw:layer="layout" svg:width="0.115cm" svg:height="0.492cm" svg:x="15.538cm" svg:y="3.713cm" svg:viewBox="0 0 116 493" svg:d="M116 246c0-37-5-98-33-154-30-60-73-92-77-92-5 0-6 1-6 6 0 1 0 1 10 11 49 49 77 127 77 229 0 86-18 173-80 234-7 6-7 7-7 9s1 4 6 4c4 0 49-34 78-95 25-55 32-110 32-152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 08 SC3" svg:font-family="'EB Garamond 08 SC'" style:font-pitch="variable"/>
    <style:font-face style:name="EB Garamond 08 SC2" svg:font-family="'EB Garamond 08 SC'" style:font-adornments="08 SC Regular" style:font-pitch="variable"/>
    <style:font-face style:name="Latin Modern Math1" svg:font-family="'Latin Modern Math'" style:font-pitch="variable"/>
    <style:font-face style:name="Latin Modern Math" svg:font-family="'Latin Modern Math'" style:font-adornments="08 SC Regular" style:font-pitch="variable"/>
    <style:font-face style:name="EB Garamond 08 SC" svg:font-family="'EB Garamond 08 SC'" style:font-family-generic="roman" style:font-pitch="variable"/>
    <style:font-face style:name="EB Garamond 08 SC1" svg:font-family="'EB Garamond 08 SC'" style:font-adornments="08 SC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08 SC Regular" style:font-family-generic="swiss" style:font-pitch="variable"/>
    <style:font-face style:name="EB Garamond 08 SC4" svg:font-family="'EB Garamond 08 SC'" style:font-adornments="08 SC 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EB Garamond 08 SC2" fo:font-family="'EB Garamond 08 SC'" style:font-style-name="08 SC Regular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07:40:08.612548629</meta:creation-date>
    <dc:date>2018-03-29T14:47:36.713123771</dc:date>
    <meta:editing-duration>P1DT2H1M28S</meta:editing-duration>
    <meta:editing-cycles>69</meta:editing-cycles>
    <meta:generator>LibreOffice/5.1.6.2$Linux_X86_64 LibreOffice_project/10m0$Build-2</meta:generator>
    <meta:document-statistic meta:object-count="1329"/>
  </office:meta>
</office:document-meta>
</file>